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Hack3" svg:font-family="Hack" style:font-adornments="Bold" style:font-pitch="fixed"/>
    <style:font-face style:name="Hack4" svg:font-family="Hack" style:font-adornments="Regular" style:font-pitch="fixed"/>
    <style:font-face style:name="Hack2" svg:font-family="Hack" style:font-adornments="Bold" style:font-pitch="variable"/>
    <style:font-face style:name="Hack" svg:font-family="Hack" style:font-family-generic="roman" style:font-pitch="variable"/>
    <style:font-face style:name="Hack1" svg:font-family="Hack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.081cm" svg:stroke-color="#ffffff" draw:marker-start="" draw:marker-start-width="0.269cm" draw:marker-start-center="false" draw:marker-end="" draw:marker-end-width="0.269cm" draw:marker-end-center="false" draw:stroke-linejoin="round" svg:stroke-linecap="round" draw:fill="solid" draw:fill-color="#2a6099" draw:textarea-horizontal-align="justify" draw:textarea-vertical-align="middle" draw:auto-grow-height="false" draw:fit-to-size="false" style:shrink-to-fit="false" fo:min-height="3.669cm" fo:min-width="3.483cm" fo:padding-top="0.148cm" fo:padding-bottom="0.148cm" fo:padding-left="0.273cm" fo:padding-right="0.273cm" fo:wrap-option="wrap" draw:shadow="visible" draw:shadow-offset-x="0.076cm" draw:shadow-offset-y="0.076cm" draw:shadow-color="#808080"/>
    </style:style>
    <style:style style:name="gr2" style:family="graphic" style:parent-style-name="standard" style:list-style-name="L1">
      <style:graphic-properties draw:stroke="none" svg:stroke-width="0.081cm" svg:stroke-color="#ffffff" draw:marker-start="" draw:marker-start-width="0.269cm" draw:marker-start-center="false" draw:marker-end="" draw:marker-end-width="0.269cm" draw:marker-end-center="false" draw:stroke-linejoin="round" svg:stroke-linecap="round" draw:fill="solid" draw:fill-color="#2a6099" draw:textarea-horizontal-align="justify" draw:textarea-vertical-align="middle" draw:auto-grow-height="false" draw:fit-to-size="false" style:shrink-to-fit="false" fo:min-height="1.924cm" fo:min-width="1.712cm" fo:padding-top="0.148cm" fo:padding-bottom="0.148cm" fo:padding-left="0.273cm" fo:padding-right="0.273cm" fo:wrap-option="wrap" draw:shadow="visible" draw:shadow-offset-x="0.076cm" draw:shadow-offset-y="0.076cm" draw:shadow-color="#808080"/>
    </style:style>
    <style:style style:name="gr3" style:family="graphic" style:parent-style-name="standard" style:list-style-name="L1">
      <style:graphic-properties draw:stroke="none" svg:stroke-width="0.081cm" svg:stroke-color="#ffffff" draw:marker-start="" draw:marker-start-width="0.269cm" draw:marker-start-center="false" draw:marker-end="" draw:marker-end-width="0.269cm" draw:marker-end-center="false" draw:stroke-linejoin="round" svg:stroke-linecap="round" draw:fill="solid" draw:fill-color="#2a6099" draw:textarea-horizontal-align="justify" draw:textarea-vertical-align="middle" draw:auto-grow-height="false" draw:fit-to-size="false" style:shrink-to-fit="false" fo:min-height="1.939cm" fo:min-width="1.663cm" fo:padding-top="0.148cm" fo:padding-bottom="0.148cm" fo:padding-left="0.273cm" fo:padding-right="0.273cm" fo:wrap-option="wrap" draw:shadow="visible" draw:shadow-offset-x="0.076cm" draw:shadow-offset-y="0.076cm" draw:shadow-color="#808080"/>
    </style:style>
    <style:style style:name="gr4" style:family="graphic" style:parent-style-name="standard" style:list-style-name="L1">
      <style:graphic-properties draw:stroke="none" svg:stroke-width="0.081cm" svg:stroke-color="#ffffff" draw:marker-start="" draw:marker-start-width="0.269cm" draw:marker-start-center="false" draw:marker-end="" draw:marker-end-width="0.269cm" draw:marker-end-center="false" draw:stroke-linejoin="round" svg:stroke-linecap="round" draw:fill="solid" draw:fill-color="#2a6099" draw:textarea-horizontal-align="justify" draw:textarea-vertical-align="middle" draw:auto-grow-height="false" draw:fit-to-size="false" style:shrink-to-fit="false" fo:min-height="1.939cm" fo:min-width="1.663cm" fo:padding-top="0.148cm" fo:padding-bottom="0.148cm" fo:padding-left="0.273cm" fo:padding-right="0.273cm" fo:wrap-option="wrap" draw:shadow="visible" draw:shadow-offset-x="0.076cm" draw:shadow-offset-y="0.076cm" draw:shadow-color="#808080"/>
    </style:style>
    <style:style style:name="gr5" style:family="graphic" style:parent-style-name="standard" style:list-style-name="L1">
      <style:graphic-properties draw:stroke="none" svg:stroke-width="0.081cm" svg:stroke-color="#ffffff" draw:marker-start="" draw:marker-start-width="0.269cm" draw:marker-start-center="false" draw:marker-end="" draw:marker-end-width="0.269cm" draw:marker-end-center="false" draw:stroke-linejoin="round" svg:stroke-linecap="round" draw:fill="solid" draw:fill-color="#2a6099" draw:textarea-horizontal-align="justify" draw:textarea-vertical-align="middle" draw:auto-grow-height="false" draw:fit-to-size="false" style:shrink-to-fit="false" fo:min-height="1.939cm" fo:min-width="1.663cm" fo:padding-top="0.148cm" fo:padding-bottom="0.148cm" fo:padding-left="0.273cm" fo:padding-right="0.273cm" fo:wrap-option="wrap" draw:shadow="visible" draw:shadow-offset-x="0.076cm" draw:shadow-offset-y="0.076cm" draw:shadow-color="#808080"/>
    </style:style>
    <style:style style:name="gr6" style:family="graphic" style:parent-style-name="standard" style:list-style-name="L1">
      <style:graphic-properties draw:stroke="solid" svg:stroke-width="0.025cm" svg:stroke-color="#ffffff" draw:marker-start="" draw:marker-start-width="0.178cm" draw:marker-start-center="false" draw:marker-end="" draw:marker-end-width="0.178cm" draw:marker-end-center="false" draw:stroke-linejoin="round" svg:stroke-linecap="round" draw:fill="solid" draw:fill-color="#ff8000" draw:opacity="50%" draw:textarea-horizontal-align="justify" draw:textarea-vertical-align="middle" draw:auto-grow-height="false" draw:fit-to-size="false" style:shrink-to-fit="false" fo:min-height="0.519cm" fo:min-width="0.495cm" fo:padding-top="0.12cm" fo:padding-bottom="0.12cm" fo:padding-left="0.245cm" fo:padding-right="0.245cm" fo:wrap-option="wrap" draw:shadow="visible" draw:shadow-offset-x="0.076cm" draw:shadow-offset-y="0.076cm" draw:shadow-color="#808080" draw:shadow-opacity="50%"/>
    </style:style>
    <style:style style:name="gr7" style:family="graphic" style:parent-style-name="Text" style:list-style-name="L1">
      <style:graphic-properties draw:textarea-horizontal-align="justify" draw:textarea-vertical-align="middle" draw:auto-grow-height="false" fo:min-height="1.536cm" fo:min-width="1.279cm"/>
      <style:paragraph-properties style:writing-mode="lr-tb"/>
    </style:style>
    <style:style style:name="gr8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3.67cm" fo:min-width="0cm"/>
      <style:paragraph-properties style:writing-mode="lr-tb"/>
    </style:style>
    <style:style style:name="gr9" style:family="graphic" style:parent-style-name="objectwithoutfill">
      <style:graphic-properties draw:marker-end="Arrowheads_20_1" draw:marker-end-width="0.3cm" draw:fill="none" draw:textarea-vertical-align="middle"/>
    </style:style>
    <style:style style:name="gr10" style:family="graphic" style:parent-style-name="objectwithoutfill">
      <style:graphic-properties draw:marker-end="Arrowheads_20_2" draw:marker-end-width="0.3cm" draw:fill="none" draw:textarea-vertical-align="middle"/>
    </style:style>
    <style:style style:name="gr11" style:family="graphic" style:parent-style-name="objectwithoutfill">
      <style:graphic-properties draw:marker-end="Arrowheads_20_3" draw:marker-end-width="0.3cm" draw:fill="none" draw:textarea-vertical-align="middle"/>
    </style:style>
    <style:style style:name="gr12" style:family="graphic" style:parent-style-name="objectwithoutfill">
      <style:graphic-properties draw:marker-end="Arrowheads_20_4" draw:marker-end-width="0.3cm" draw:fill="none" draw:textarea-vertical-align="middle"/>
    </style:style>
    <style:style style:name="gr13" style:family="graphic" style:parent-style-name="standard" style:list-style-name="L1">
      <style:graphic-properties draw:stroke="solid" svg:stroke-width="0.025cm" svg:stroke-color="#ffffff" draw:marker-start="" draw:marker-start-width="0.178cm" draw:marker-start-center="false" draw:marker-end="" draw:marker-end-width="0.178cm" draw:marker-end-center="false" draw:stroke-linejoin="round" svg:stroke-linecap="round" draw:fill="solid" draw:fill-color="#ff8000" draw:opacity="50%" draw:textarea-horizontal-align="justify" draw:textarea-vertical-align="middle" draw:auto-grow-height="false" draw:fit-to-size="false" style:shrink-to-fit="false" fo:min-height="0.518cm" fo:min-width="0.399cm" fo:padding-top="0.12cm" fo:padding-bottom="0.12cm" fo:padding-left="0.245cm" fo:padding-right="0.245cm" fo:wrap-option="wrap" draw:shadow="visible" draw:shadow-offset-x="0.076cm" draw:shadow-offset-y="0.076cm" draw:shadow-color="#808080" draw:shadow-opacity="50%"/>
    </style:style>
    <style:style style:name="gr14" style:family="graphic" style:parent-style-name="Text" style:list-style-name="L1">
      <style:graphic-properties draw:textarea-horizontal-align="justify" draw:textarea-vertical-align="middle" draw:auto-grow-height="false" fo:min-height="1.536cm" fo:min-width="1.279cm"/>
      <style:paragraph-properties style:writing-mode="lr-tb"/>
    </style:style>
    <style:style style:name="gr15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1.1cm" fo:min-width="0cm"/>
      <style:paragraph-properties style:writing-mode="lr-tb"/>
    </style:style>
    <style:style style:name="gr16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1.836cm" fo:min-width="0cm"/>
      <style:paragraph-properties style:writing-mode="lr-tb"/>
    </style:style>
    <style:style style:name="gr17" style:family="graphic" style:parent-style-name="standard">
      <style:graphic-properties draw:stroke="none" draw:stroke-dash="Dashed_20__28_var_29__20_2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80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03cm" draw:shadow-offset-y="0.203cm" draw:shadow-color="#808080" draw:shadow-opacity="100%"/>
    </style:style>
    <style:style style:name="gr18" style:family="graphic" style:parent-style-name="standard">
      <style:graphic-properties draw:stroke="none" draw:fill="solid" draw:fill-color="#ff8000" draw:opacity="100%" draw:shadow="hidden" draw:shadow-opacity="100%"/>
    </style:style>
    <style:style style:name="gr19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2.753cm" fo:min-width="0cm"/>
      <style:paragraph-properties style:writing-mode="lr-tb"/>
    </style:style>
    <style:style style:name="gr20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1.649cm" fo:min-width="0cm"/>
      <style:paragraph-properties style:writing-mode="lr-tb"/>
    </style:style>
    <style:style style:name="gr21" style:family="graphic" style:parent-style-name="standard" style:list-style-name="L1">
      <style:graphic-properties draw:stroke="none" svg:stroke-width="0.028cm" svg:stroke-color="#81d41a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1cm" fo:min-width="0.774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none" svg:stroke-width="0.028cm" svg:stroke-color="#81d41a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1cm" fo:min-width="0.775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none" svg:stroke-width="0.028cm" svg:stroke-color="#81d41a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1cm" fo:min-width="0.774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none" svg:stroke-width="0.028cm" svg:stroke-color="#81d41a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997cm" fo:min-width="0.774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none" svg:stroke-width="0.028cm" svg:stroke-color="#81d41a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865cm" fo:min-width="0.749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none" svg:stroke-width="0.028cm" svg:stroke-color="#81d41a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997cm" fo:min-width="0.774cm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none" svg:stroke-width="0.028cm" svg:stroke-color="#81d41a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997cm" fo:min-width="0.774cm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none" svg:stroke-width="0.028cm" svg:stroke-color="#81d41a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1cm" fo:min-width="0.774cm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none" svg:stroke-width="0.028cm" svg:stroke-color="#81d41a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997cm" fo:min-width="0.774cm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none" svg:stroke-width="0.028cm" svg:stroke-color="#81d41a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997cm" fo:min-width="0.774cm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none" svg:stroke-width="0.028cm" svg:stroke-color="#81d41a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997cm" fo:min-width="0.774cm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2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2.947cm" fo:min-width="0cm"/>
      <style:paragraph-properties style:writing-mode="lr-tb"/>
    </style:style>
    <style:style style:name="gr53" style:family="graphic" style:parent-style-name="objectwithoutfill">
      <style:graphic-properties draw:marker-end="Arrowheads_20_7" draw:marker-end-width="0.3cm" draw:fill="none" draw:textarea-vertical-align="middle"/>
    </style:style>
    <style:style style:name="gr54" style:family="graphic" style:parent-style-name="objectwithoutfill">
      <style:graphic-properties draw:marker-end="Arrowheads_20_8" draw:marker-end-width="0.3cm" draw:fill="none" draw:textarea-vertical-align="middle"/>
    </style:style>
    <style:style style:name="gr55" style:family="graphic" style:parent-style-name="Text">
      <style:graphic-properties draw:stroke="none" svg:stroke-color="#000000" draw:fill="none" draw:fill-color="#ffffff" draw:textarea-horizontal-align="left" draw:textarea-vertical-align="top" draw:auto-grow-height="true" draw:auto-grow-width="false" fo:min-height="3.684cm" fo:min-width="0cm"/>
      <style:paragraph-properties style:writing-mode="lr-tb"/>
    </style:style>
    <style:style style:name="gr56" style:family="graphic" style:parent-style-name="Text">
      <style:graphic-properties draw:stroke="none" svg:stroke-color="#000000" draw:fill="none" draw:fill-color="#ffffff" draw:textarea-horizontal-align="left" draw:textarea-vertical-align="top" draw:auto-grow-height="true" draw:auto-grow-width="false" fo:min-height="2.947cm" fo:min-width="0cm"/>
      <style:paragraph-properties style:writing-mode="lr-tb"/>
    </style:style>
    <style:style style:name="gr57" style:family="graphic" style:parent-style-name="Text" style:list-style-name="L1">
      <style:graphic-properties draw:textarea-horizontal-align="justify" draw:textarea-vertical-align="middle" draw:auto-grow-height="false" fo:min-height="1.281cm" fo:min-width="1.024cm"/>
      <style:paragraph-properties style:writing-mode="lr-tb"/>
    </style:style>
    <style:style style:name="gr58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0.919cm" fo:min-width="0cm"/>
      <style:paragraph-properties style:writing-mode="lr-tb"/>
    </style:style>
    <style:style style:name="gr59" style:family="graphic" style:parent-style-name="standard">
      <style:graphic-properties draw:stroke="none" draw:stroke-dash="Dashed_20__28_var_29__20_2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8000" draw:secondary-fill-color="#729fcf" draw:gradient-step-count="0" draw:fill-hatch-solid="false" draw:opacity="85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03cm" draw:shadow-offset-y="0.203cm" draw:shadow-color="#808080" draw:shadow-opacity="85%"/>
    </style:style>
    <style:style style:name="gr60" style:family="graphic" style:parent-style-name="standard">
      <style:graphic-properties draw:stroke="none" draw:fill="solid" draw:fill-color="#ff8000" draw:opacity="85%" draw:shadow="hidden" draw:shadow-opacity="85%"/>
    </style:style>
    <style:style style:name="gr61" style:family="graphic" style:parent-style-name="standard" style:list-style-name="L1">
      <style:graphic-properties draw:stroke="none" svg:stroke-width="0.028cm" svg:stroke-color="#81d41a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634cm" fo:min-width="0.402cm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none" svg:stroke-width="0.081cm" svg:stroke-color="#ffffff" draw:marker-start="" draw:marker-start-width="0.269cm" draw:marker-start-center="false" draw:marker-end="" draw:marker-end-width="0.269cm" draw:marker-end-center="false" draw:stroke-linejoin="round" svg:stroke-linecap="round" draw:fill="solid" draw:fill-color="#2a6099" draw:textarea-horizontal-align="justify" draw:textarea-vertical-align="middle" draw:auto-grow-height="false" draw:fit-to-size="false" style:shrink-to-fit="false" fo:min-height="0.158cm" fo:min-width="0cm" fo:padding-top="0.148cm" fo:padding-bottom="0.148cm" fo:padding-left="0.273cm" fo:padding-right="0.273cm" fo:wrap-option="wrap" draw:shadow="hidden" draw:shadow-offset-x="0.076cm" draw:shadow-offset-y="0.076cm" draw:shadow-color="#808080"/>
    </style:style>
    <style:style style:name="P1" style:family="paragraph">
      <loext:graphic-properties draw:fill="solid" draw:fill-color="#2a6099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8000" draw:opacity="50%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 style:writing-mode="lr-tb"/>
      <style:text-properties fo:font-size="5.80000019073486pt" fo:hyphenate="false" loext:hyphenation-no-caps="false"/>
    </style:style>
    <style:style style:name="P4" style:family="paragraph">
      <loext:graphic-properties draw:fill="none" draw:fill-color="#ffffff"/>
      <style:paragraph-properties style:writing-mode="lr-tb"/>
      <style:text-properties style:font-name="Hack3" fo:font-size="5.80000019073486pt" fo:font-weight="bold"/>
    </style:style>
    <style:style style:name="P5" style:family="paragraph">
      <loext:graphic-properties draw:fill="none" draw:fill-color="#ffffff"/>
      <style:paragraph-properties style:writing-mode="lr-tb"/>
      <style:text-properties style:font-name="Hack4" fo:font-size="5.80000019073486pt" fo:font-weight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style:writing-mode="lr-tb"/>
      <style:text-properties style:font-name="Hack3" fo:font-size="7.90000009536743pt" fo:font-weight="bold"/>
    </style:style>
    <style:style style:name="P10" style:family="paragraph">
      <loext:graphic-properties draw:fill="none" draw:fill-color="#ffffff"/>
      <style:paragraph-properties style:writing-mode="lr-tb"/>
      <style:text-properties style:font-name="Hack3" fo:font-size="9.89999961853027pt" fo:font-weight="bold" style:font-size-asian="24pt" style:font-size-complex="24pt"/>
    </style:style>
    <style:style style:name="T1" style:family="text">
      <style:text-properties fo:font-size="5.80000019073486pt"/>
    </style:style>
    <style:style style:name="T2" style:family="text">
      <style:text-properties style:font-name="Hack3" fo:font-size="10pt" fo:font-weight="bold" style:font-size-asian="24pt" style:font-size-complex="24pt"/>
    </style:style>
    <style:style style:name="T3" style:family="text">
      <style:text-properties style:font-name="Hack4" fo:font-size="10pt" fo:font-weight="bold" style:font-size-asian="24pt" style:font-size-complex="24pt"/>
    </style:style>
    <style:style style:name="T4" style:family="text">
      <style:text-properties style:font-name="Hack3" fo:font-size="6pt" fo:font-weight="bold" style:font-size-asian="24pt" style:font-size-complex="24pt"/>
    </style:style>
    <style:style style:name="T5" style:family="text">
      <style:text-properties style:font-name="Hack3" fo:font-size="8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1-circle-arrow" draw:style-name="gr1" draw:text-style-name="P1" draw:layer="layout" svg:width="7.015cm" svg:height="6.925cm" draw:transform="skewX (-0.000349065850398862) rotate (1.60797183986238) translate (7.162cm 11.753cm)">
          <text:p/>
          <draw:enhanced-geometry draw:mirror-horizontal="false" draw:mirror-vertical="false" svg:viewBox="0 0 0 0" draw:text-areas="?f193 ?f195 ?f194 ?f196" draw:type="ooxml-circularArrow" draw:modifiers="5963.59241336366 1142319 20713139.0543671 239206.767566849 12500" draw:enhanced-path="M ?f60 ?f61 L ?f172 ?f173 ?f54 ?f55 ?f174 ?f175 ?f159 ?f160 Z N" drawooo:enhanced-path="M ?f60 ?f61 G ?f10 ?f12 ?f197 ?f198 L ?f172 ?f173 ?f54 ?f55 ?f174 ?f175 ?f159 ?f160 G ?f13 ?f14 ?f199 ?f200 Z N">
            <draw:equation draw:name="f0" draw:formula="if(0-$4 ,0,if(25000-$4 ,$4 ,25000))"/>
            <draw:equation draw:name="f1" draw:formula="?f0 *2/1"/>
            <draw:equation draw:name="f2" draw:formula="if(0-$0 ,0,if(?f1 -$0 ,$0 ,?f1 ))"/>
            <draw:equation draw:name="f3" draw:formula="if(1-$2 ,1,if(21599999-$2 ,$2 ,21599999))"/>
            <draw:equation draw:name="f4" draw:formula="if(0-$3 ,0,if(21599999-$3 ,$3 ,21599999))"/>
            <draw:equation draw:name="f5" draw:formula="min(logwidth,logheight)"/>
            <draw:equation draw:name="f6" draw:formula="?f5 *?f2 /100000"/>
            <draw:equation draw:name="f7" draw:formula="?f5 *?f0 /100000"/>
            <draw:equation draw:name="f8" draw:formula="?f6 *1/2"/>
            <draw:equation draw:name="f9" draw:formula="logwidth/2"/>
            <draw:equation draw:name="f10" draw:formula="?f9 +?f8 -?f7 "/>
            <draw:equation draw:name="f11" draw:formula="logheight/2"/>
            <draw:equation draw:name="f12" draw:formula="?f11 +?f8 -?f7 "/>
            <draw:equation draw:name="f13" draw:formula="?f10 +0-?f6 "/>
            <draw:equation draw:name="f14" draw:formula="?f12 +0-?f6 "/>
            <draw:equation draw:name="f15" draw:formula="?f13 +?f8 -0"/>
            <draw:equation draw:name="f16" draw:formula="?f14 +?f8 -0"/>
            <draw:equation draw:name="f17" draw:formula="?f15 *sin(pi*(?f3 )/10800000)"/>
            <draw:equation draw:name="f18" draw:formula="?f16 *cos(pi*(?f3 )/10800000)"/>
            <draw:equation draw:name="f19" draw:formula="?f15 *(cos(atan2(?f17 ,?f18 )))"/>
            <draw:equation draw:name="f20" draw:formula="?f16 *(sin(atan2(?f17 ,?f18 )))"/>
            <draw:equation draw:name="f21" draw:formula="logwidth/2"/>
            <draw:equation draw:name="f22" draw:formula="?f21 +?f19 -0"/>
            <draw:equation draw:name="f23" draw:formula="logheight/2"/>
            <draw:equation draw:name="f24" draw:formula="?f23 +?f20 -0"/>
            <draw:equation draw:name="f25" draw:formula="min(?f13 ,?f14 )"/>
            <draw:equation draw:name="f26" draw:formula="?f19 *?f19 /1"/>
            <draw:equation draw:name="f27" draw:formula="?f20 *?f20 /1"/>
            <draw:equation draw:name="f28" draw:formula="?f25 *?f25 /1"/>
            <draw:equation draw:name="f29" draw:formula="?f26 +0-?f28 "/>
            <draw:equation draw:name="f30" draw:formula="?f27 +0-?f28 "/>
            <draw:equation draw:name="f31" draw:formula="?f29 *?f30 /?f26 "/>
            <draw:equation draw:name="f32" draw:formula="?f31 *1/?f27 "/>
            <draw:equation draw:name="f33" draw:formula="1+0-?f32 "/>
            <draw:equation draw:name="f34" draw:formula="sqrt(?f33 )"/>
            <draw:equation draw:name="f35" draw:formula="?f29 *1/?f19 "/>
            <draw:equation draw:name="f36" draw:formula="?f35 *1/?f20 "/>
            <draw:equation draw:name="f37" draw:formula="(1+?f34 )/?f36 "/>
            <draw:equation draw:name="f38" draw:formula="(10800000*atan2(?f37 ,1))/pi"/>
            <draw:equation draw:name="f39" draw:formula="?f38 +21600000-0"/>
            <draw:equation draw:name="f40" draw:formula="if(?f38 ,?f38 ,?f39 )"/>
            <draw:equation draw:name="f41" draw:formula="?f40 +0-?f3 "/>
            <draw:equation draw:name="f42" draw:formula="?f41 +21600000-0"/>
            <draw:equation draw:name="f43" draw:formula="if(?f41 ,?f41 ,?f42 )"/>
            <draw:equation draw:name="f44" draw:formula="?f43 +0-10800000"/>
            <draw:equation draw:name="f45" draw:formula="?f43 +0-21600000"/>
            <draw:equation draw:name="f46" draw:formula="if(?f44 ,?f45 ,?f43 )"/>
            <draw:equation draw:name="f47" draw:formula="abs(?f46 )"/>
            <draw:equation draw:name="f48" draw:formula="if(0-$1 ,0,if(?f47 -$1 ,$1 ,?f47 ))"/>
            <draw:equation draw:name="f49" draw:formula="?f3 +?f48 -0"/>
            <draw:equation draw:name="f50" draw:formula="?f15 *sin(pi*(?f49 )/10800000)"/>
            <draw:equation draw:name="f51" draw:formula="?f16 *cos(pi*(?f49 )/10800000)"/>
            <draw:equation draw:name="f52" draw:formula="?f15 *(cos(atan2(?f50 ,?f51 )))"/>
            <draw:equation draw:name="f53" draw:formula="?f16 *(sin(atan2(?f50 ,?f51 )))"/>
            <draw:equation draw:name="f54" draw:formula="?f21 +?f52 -0"/>
            <draw:equation draw:name="f55" draw:formula="?f23 +?f53 -0"/>
            <draw:equation draw:name="f56" draw:formula="?f10 *sin(pi*(?f4 )/10800000)"/>
            <draw:equation draw:name="f57" draw:formula="?f12 *cos(pi*(?f4 )/10800000)"/>
            <draw:equation draw:name="f58" draw:formula="?f10 *(cos(atan2(?f56 ,?f57 )))"/>
            <draw:equation draw:name="f59" draw:formula="?f12 *(sin(atan2(?f56 ,?f57 )))"/>
            <draw:equation draw:name="f60" draw:formula="?f21 +?f58 -0"/>
            <draw:equation draw:name="f61" draw:formula="?f23 +?f59 -0"/>
            <draw:equation draw:name="f62" draw:formula="?f7 *cos(pi*(?f49 )/10800000)"/>
            <draw:equation draw:name="f63" draw:formula="?f7 *sin(pi*(?f49 )/10800000)"/>
            <draw:equation draw:name="f64" draw:formula="?f22 +?f62 -0"/>
            <draw:equation draw:name="f65" draw:formula="?f24 +?f63 -0"/>
            <draw:equation draw:name="f66" draw:formula="?f7 *cos(pi*(?f49 )/10800000)"/>
            <draw:equation draw:name="f67" draw:formula="?f7 *sin(pi*(?f49 )/10800000)"/>
            <draw:equation draw:name="f68" draw:formula="?f22 +0-?f66 "/>
            <draw:equation draw:name="f69" draw:formula="?f24 +0-?f67 "/>
            <draw:equation draw:name="f70" draw:formula="?f68 +0-?f21 "/>
            <draw:equation draw:name="f71" draw:formula="?f69 +0-?f23 "/>
            <draw:equation draw:name="f72" draw:formula="?f64 +0-?f21 "/>
            <draw:equation draw:name="f73" draw:formula="?f65 +0-?f23 "/>
            <draw:equation draw:name="f74" draw:formula="min(?f10 ,?f12 )"/>
            <draw:equation draw:name="f75" draw:formula="?f70 *?f74 /?f10 "/>
            <draw:equation draw:name="f76" draw:formula="?f71 *?f74 /?f12 "/>
            <draw:equation draw:name="f77" draw:formula="?f72 *?f74 /?f10 "/>
            <draw:equation draw:name="f78" draw:formula="?f73 *?f74 /?f12 "/>
            <draw:equation draw:name="f79" draw:formula="?f77 +0-?f75 "/>
            <draw:equation draw:name="f80" draw:formula="?f78 +0-?f76 "/>
            <draw:equation draw:name="f81" draw:formula="sqrt(?f79 *?f79 +?f80 *?f80 +0*0)"/>
            <draw:equation draw:name="f82" draw:formula="?f75 *?f78 /1"/>
            <draw:equation draw:name="f83" draw:formula="?f77 *?f76 /1"/>
            <draw:equation draw:name="f84" draw:formula="?f82 +0-?f83 "/>
            <draw:equation draw:name="f85" draw:formula="?f74 *?f74 /1"/>
            <draw:equation draw:name="f86" draw:formula="?f81 *?f81 /1"/>
            <draw:equation draw:name="f87" draw:formula="?f85 *?f86 /1"/>
            <draw:equation draw:name="f88" draw:formula="?f84 *?f84 /1"/>
            <draw:equation draw:name="f89" draw:formula="?f87 +0-?f88 "/>
            <draw:equation draw:name="f90" draw:formula="max(?f89 ,0)"/>
            <draw:equation draw:name="f91" draw:formula="sqrt(?f90 )"/>
            <draw:equation draw:name="f92" draw:formula="?f80 *-1/1"/>
            <draw:equation draw:name="f93" draw:formula="if(?f92 ,-1,1)"/>
            <draw:equation draw:name="f94" draw:formula="?f93 *?f79 /1"/>
            <draw:equation draw:name="f95" draw:formula="?f94 *?f91 /1"/>
            <draw:equation draw:name="f96" draw:formula="?f84 *?f80 /1"/>
            <draw:equation draw:name="f97" draw:formula="(?f96 +?f95 )/?f86 "/>
            <draw:equation draw:name="f98" draw:formula="?f96 +0-?f95 "/>
            <draw:equation draw:name="f99" draw:formula="?f98 *1/?f86 "/>
            <draw:equation draw:name="f100" draw:formula="abs(?f80 )"/>
            <draw:equation draw:name="f101" draw:formula="?f100 *?f91 /1"/>
            <draw:equation draw:name="f102" draw:formula="?f84 *?f79 /-1"/>
            <draw:equation draw:name="f103" draw:formula="(?f102 +?f101 )/?f86 "/>
            <draw:equation draw:name="f104" draw:formula="?f102 +0-?f101 "/>
            <draw:equation draw:name="f105" draw:formula="?f104 *1/?f86 "/>
            <draw:equation draw:name="f106" draw:formula="?f77 +0-?f97 "/>
            <draw:equation draw:name="f107" draw:formula="?f77 +0-?f99 "/>
            <draw:equation draw:name="f108" draw:formula="?f78 +0-?f103 "/>
            <draw:equation draw:name="f109" draw:formula="?f78 +0-?f105 "/>
            <draw:equation draw:name="f110" draw:formula="sqrt(?f106 *?f106 +?f108 *?f108 +0*0)"/>
            <draw:equation draw:name="f111" draw:formula="sqrt(?f107 *?f107 +?f109 *?f109 +0*0)"/>
            <draw:equation draw:name="f112" draw:formula="?f111 +0-?f110 "/>
            <draw:equation draw:name="f113" draw:formula="if(?f112 ,?f97 ,?f99 )"/>
            <draw:equation draw:name="f114" draw:formula="if(?f112 ,?f103 ,?f105 )"/>
            <draw:equation draw:name="f115" draw:formula="?f113 *?f10 /?f74 "/>
            <draw:equation draw:name="f116" draw:formula="?f114 *?f12 /?f74 "/>
            <draw:equation draw:name="f117" draw:formula="?f21 +?f115 -0"/>
            <draw:equation draw:name="f118" draw:formula="?f23 +?f116 -0"/>
            <draw:equation draw:name="f119" draw:formula="?f70 *?f25 /?f13 "/>
            <draw:equation draw:name="f120" draw:formula="?f71 *?f25 /?f14 "/>
            <draw:equation draw:name="f121" draw:formula="?f72 *?f25 /?f13 "/>
            <draw:equation draw:name="f122" draw:formula="?f73 *?f25 /?f14 "/>
            <draw:equation draw:name="f123" draw:formula="?f121 +0-?f119 "/>
            <draw:equation draw:name="f124" draw:formula="?f122 +0-?f120 "/>
            <draw:equation draw:name="f125" draw:formula="sqrt(?f123 *?f123 +?f124 *?f124 +0*0)"/>
            <draw:equation draw:name="f126" draw:formula="?f119 *?f122 /1"/>
            <draw:equation draw:name="f127" draw:formula="?f121 *?f120 /1"/>
            <draw:equation draw:name="f128" draw:formula="?f126 +0-?f127 "/>
            <draw:equation draw:name="f129" draw:formula="?f25 *?f25 /1"/>
            <draw:equation draw:name="f130" draw:formula="?f125 *?f125 /1"/>
            <draw:equation draw:name="f131" draw:formula="?f129 *?f130 /1"/>
            <draw:equation draw:name="f132" draw:formula="?f128 *?f128 /1"/>
            <draw:equation draw:name="f133" draw:formula="?f131 +0-?f132 "/>
            <draw:equation draw:name="f134" draw:formula="max(?f133 ,0)"/>
            <draw:equation draw:name="f135" draw:formula="sqrt(?f134 )"/>
            <draw:equation draw:name="f136" draw:formula="?f93 *?f123 /1"/>
            <draw:equation draw:name="f137" draw:formula="?f136 *?f135 /1"/>
            <draw:equation draw:name="f138" draw:formula="?f128 *?f124 /1"/>
            <draw:equation draw:name="f139" draw:formula="(?f138 +?f137 )/?f130 "/>
            <draw:equation draw:name="f140" draw:formula="?f138 +0-?f137 "/>
            <draw:equation draw:name="f141" draw:formula="?f140 *1/?f130 "/>
            <draw:equation draw:name="f142" draw:formula="abs(?f124 )"/>
            <draw:equation draw:name="f143" draw:formula="?f142 *?f135 /1"/>
            <draw:equation draw:name="f144" draw:formula="?f128 *?f123 /-1"/>
            <draw:equation draw:name="f145" draw:formula="(?f144 +?f143 )/?f130 "/>
            <draw:equation draw:name="f146" draw:formula="?f144 +0-?f143 "/>
            <draw:equation draw:name="f147" draw:formula="?f146 *1/?f130 "/>
            <draw:equation draw:name="f148" draw:formula="?f119 +0-?f139 "/>
            <draw:equation draw:name="f149" draw:formula="?f119 +0-?f141 "/>
            <draw:equation draw:name="f150" draw:formula="?f120 +0-?f145 "/>
            <draw:equation draw:name="f151" draw:formula="?f120 +0-?f147 "/>
            <draw:equation draw:name="f152" draw:formula="sqrt(?f148 *?f148 +?f150 *?f150 +0*0)"/>
            <draw:equation draw:name="f153" draw:formula="sqrt(?f149 *?f149 +?f151 *?f151 +0*0)"/>
            <draw:equation draw:name="f154" draw:formula="?f153 +0-?f152 "/>
            <draw:equation draw:name="f155" draw:formula="if(?f154 ,?f139 ,?f141 )"/>
            <draw:equation draw:name="f156" draw:formula="if(?f154 ,?f145 ,?f147 )"/>
            <draw:equation draw:name="f157" draw:formula="?f155 *?f13 /?f25 "/>
            <draw:equation draw:name="f158" draw:formula="?f156 *?f14 /?f25 "/>
            <draw:equation draw:name="f159" draw:formula="?f21 +?f157 -0"/>
            <draw:equation draw:name="f160" draw:formula="?f23 +?f158 -0"/>
            <draw:equation draw:name="f161" draw:formula="(10800000*atan2(?f158 ,?f157 ))/pi"/>
            <draw:equation draw:name="f162" draw:formula="?f161 +21600000-0"/>
            <draw:equation draw:name="f163" draw:formula="if(?f161 ,?f161 ,?f162 )"/>
            <draw:equation draw:name="f164" draw:formula="?f4 +0-?f163 "/>
            <draw:equation draw:name="f165" draw:formula="?f164 +0-21600000"/>
            <draw:equation draw:name="f166" draw:formula="if(?f164 ,?f165 ,?f164 )"/>
            <draw:equation draw:name="f167" draw:formula="?f117 +0-?f159 "/>
            <draw:equation draw:name="f168" draw:formula="?f118 +0-?f160 "/>
            <draw:equation draw:name="f169" draw:formula="sqrt(?f167 *?f167 +?f168 *?f168 +0*0)"/>
            <draw:equation draw:name="f170" draw:formula="?f169 *1/2"/>
            <draw:equation draw:name="f171" draw:formula="?f170 +0-?f7 "/>
            <draw:equation draw:name="f172" draw:formula="if(?f171 ,?f117 ,?f64 )"/>
            <draw:equation draw:name="f173" draw:formula="if(?f171 ,?f118 ,?f65 )"/>
            <draw:equation draw:name="f174" draw:formula="if(?f171 ,?f159 ,?f68 )"/>
            <draw:equation draw:name="f175" draw:formula="if(?f171 ,?f160 ,?f69 )"/>
            <draw:equation draw:name="f176" draw:formula="(10800000*atan2(?f116 ,?f115 ))/pi"/>
            <draw:equation draw:name="f177" draw:formula="?f176 +21600000-0"/>
            <draw:equation draw:name="f178" draw:formula="if(?f176 ,?f176 ,?f177 )"/>
            <draw:equation draw:name="f179" draw:formula="?f178 +0-?f4 "/>
            <draw:equation draw:name="f180" draw:formula="?f179 +21600000-0"/>
            <draw:equation draw:name="f181" draw:formula="if(?f179 ,?f179 ,?f180 )"/>
            <draw:equation draw:name="f182" draw:formula="?f15 *sin(pi*(?f4 )/10800000)"/>
            <draw:equation draw:name="f183" draw:formula="?f16 *cos(pi*(?f4 )/10800000)"/>
            <draw:equation draw:name="f184" draw:formula="?f15 *(cos(atan2(?f182 ,?f183 )))"/>
            <draw:equation draw:name="f185" draw:formula="?f16 *(sin(atan2(?f182 ,?f183 )))"/>
            <draw:equation draw:name="f186" draw:formula="?f21 +?f184 -0"/>
            <draw:equation draw:name="f187" draw:formula="?f23 +?f185 -0"/>
            <draw:equation draw:name="f188" draw:formula="?f4 +0-5400000"/>
            <draw:equation draw:name="f189" draw:formula="?f49 +5400000-0"/>
            <draw:equation draw:name="f190" draw:formula="?f49 +10800000-0"/>
            <draw:equation draw:name="f191" draw:formula="?f10 *cos(pi*(2700000)/10800000)"/>
            <draw:equation draw:name="f192" draw:formula="?f12 *sin(pi*(2700000)/10800000)"/>
            <draw:equation draw:name="f193" draw:formula="?f21 +0-?f191 "/>
            <draw:equation draw:name="f194" draw:formula="?f21 +?f191 -0"/>
            <draw:equation draw:name="f195" draw:formula="?f23 +0-?f192 "/>
            <draw:equation draw:name="f196" draw:formula="?f23 +?f192 -0"/>
            <draw:equation draw:name="f197" draw:formula="(?f4 )/60000.0"/>
            <draw:equation draw:name="f198" draw:formula="(?f181 )/60000.0"/>
            <draw:equation draw:name="f199" draw:formula="(?f163 )/60000.0"/>
            <draw:equation draw:name="f200" draw:formula="(?f166 )/60000.0"/>
            <draw:handle draw:handle-position="?f54 ?f55"/>
            <draw:handle draw:handle-position="?f60 ?f61"/>
            <draw:handle draw:handle-radius-range-minimum="0" draw:handle-position="?f117 ?f118" draw:handle-radius-range-maximum="?f1"/>
            <draw:handle draw:handle-radius-range-minimum="0" draw:handle-position="?f68 ?f69" draw:handle-radius-range-maximum="25000"/>
          </draw:enhanced-geometry>
        </draw:custom-shape>
        <draw:custom-shape draw:name="1-circle-arrow_0" draw:style-name="gr2" draw:text-style-name="P1" draw:layer="layout" svg:width="3.93cm" svg:height="3.878cm" draw:transform="skewX (0.00104719755119659) rotate (0.0347320521146872) translate (11.41cm 3.435cm)">
          <text:p/>
          <draw:enhanced-geometry draw:mirror-horizontal="false" draw:mirror-vertical="false" svg:viewBox="0 0 0 0" draw:text-areas="?f193 ?f195 ?f194 ?f196" draw:type="ooxml-circularArrow" draw:modifiers="5963.59241336366 1142319 20713139.0543671 239206.767566849 12500" draw:enhanced-path="M ?f60 ?f61 L ?f172 ?f173 ?f54 ?f55 ?f174 ?f175 ?f159 ?f160 Z N" drawooo:enhanced-path="M ?f60 ?f61 G ?f10 ?f12 ?f197 ?f198 L ?f172 ?f173 ?f54 ?f55 ?f174 ?f175 ?f159 ?f160 G ?f13 ?f14 ?f199 ?f200 Z N">
            <draw:equation draw:name="f0" draw:formula="if(0-$4 ,0,if(25000-$4 ,$4 ,25000))"/>
            <draw:equation draw:name="f1" draw:formula="?f0 *2/1"/>
            <draw:equation draw:name="f2" draw:formula="if(0-$0 ,0,if(?f1 -$0 ,$0 ,?f1 ))"/>
            <draw:equation draw:name="f3" draw:formula="if(1-$2 ,1,if(21599999-$2 ,$2 ,21599999))"/>
            <draw:equation draw:name="f4" draw:formula="if(0-$3 ,0,if(21599999-$3 ,$3 ,21599999))"/>
            <draw:equation draw:name="f5" draw:formula="min(logwidth,logheight)"/>
            <draw:equation draw:name="f6" draw:formula="?f5 *?f2 /100000"/>
            <draw:equation draw:name="f7" draw:formula="?f5 *?f0 /100000"/>
            <draw:equation draw:name="f8" draw:formula="?f6 *1/2"/>
            <draw:equation draw:name="f9" draw:formula="logwidth/2"/>
            <draw:equation draw:name="f10" draw:formula="?f9 +?f8 -?f7 "/>
            <draw:equation draw:name="f11" draw:formula="logheight/2"/>
            <draw:equation draw:name="f12" draw:formula="?f11 +?f8 -?f7 "/>
            <draw:equation draw:name="f13" draw:formula="?f10 +0-?f6 "/>
            <draw:equation draw:name="f14" draw:formula="?f12 +0-?f6 "/>
            <draw:equation draw:name="f15" draw:formula="?f13 +?f8 -0"/>
            <draw:equation draw:name="f16" draw:formula="?f14 +?f8 -0"/>
            <draw:equation draw:name="f17" draw:formula="?f15 *sin(pi*(?f3 )/10800000)"/>
            <draw:equation draw:name="f18" draw:formula="?f16 *cos(pi*(?f3 )/10800000)"/>
            <draw:equation draw:name="f19" draw:formula="?f15 *(cos(atan2(?f17 ,?f18 )))"/>
            <draw:equation draw:name="f20" draw:formula="?f16 *(sin(atan2(?f17 ,?f18 )))"/>
            <draw:equation draw:name="f21" draw:formula="logwidth/2"/>
            <draw:equation draw:name="f22" draw:formula="?f21 +?f19 -0"/>
            <draw:equation draw:name="f23" draw:formula="logheight/2"/>
            <draw:equation draw:name="f24" draw:formula="?f23 +?f20 -0"/>
            <draw:equation draw:name="f25" draw:formula="min(?f13 ,?f14 )"/>
            <draw:equation draw:name="f26" draw:formula="?f19 *?f19 /1"/>
            <draw:equation draw:name="f27" draw:formula="?f20 *?f20 /1"/>
            <draw:equation draw:name="f28" draw:formula="?f25 *?f25 /1"/>
            <draw:equation draw:name="f29" draw:formula="?f26 +0-?f28 "/>
            <draw:equation draw:name="f30" draw:formula="?f27 +0-?f28 "/>
            <draw:equation draw:name="f31" draw:formula="?f29 *?f30 /?f26 "/>
            <draw:equation draw:name="f32" draw:formula="?f31 *1/?f27 "/>
            <draw:equation draw:name="f33" draw:formula="1+0-?f32 "/>
            <draw:equation draw:name="f34" draw:formula="sqrt(?f33 )"/>
            <draw:equation draw:name="f35" draw:formula="?f29 *1/?f19 "/>
            <draw:equation draw:name="f36" draw:formula="?f35 *1/?f20 "/>
            <draw:equation draw:name="f37" draw:formula="(1+?f34 )/?f36 "/>
            <draw:equation draw:name="f38" draw:formula="(10800000*atan2(?f37 ,1))/pi"/>
            <draw:equation draw:name="f39" draw:formula="?f38 +21600000-0"/>
            <draw:equation draw:name="f40" draw:formula="if(?f38 ,?f38 ,?f39 )"/>
            <draw:equation draw:name="f41" draw:formula="?f40 +0-?f3 "/>
            <draw:equation draw:name="f42" draw:formula="?f41 +21600000-0"/>
            <draw:equation draw:name="f43" draw:formula="if(?f41 ,?f41 ,?f42 )"/>
            <draw:equation draw:name="f44" draw:formula="?f43 +0-10800000"/>
            <draw:equation draw:name="f45" draw:formula="?f43 +0-21600000"/>
            <draw:equation draw:name="f46" draw:formula="if(?f44 ,?f45 ,?f43 )"/>
            <draw:equation draw:name="f47" draw:formula="abs(?f46 )"/>
            <draw:equation draw:name="f48" draw:formula="if(0-$1 ,0,if(?f47 -$1 ,$1 ,?f47 ))"/>
            <draw:equation draw:name="f49" draw:formula="?f3 +?f48 -0"/>
            <draw:equation draw:name="f50" draw:formula="?f15 *sin(pi*(?f49 )/10800000)"/>
            <draw:equation draw:name="f51" draw:formula="?f16 *cos(pi*(?f49 )/10800000)"/>
            <draw:equation draw:name="f52" draw:formula="?f15 *(cos(atan2(?f50 ,?f51 )))"/>
            <draw:equation draw:name="f53" draw:formula="?f16 *(sin(atan2(?f50 ,?f51 )))"/>
            <draw:equation draw:name="f54" draw:formula="?f21 +?f52 -0"/>
            <draw:equation draw:name="f55" draw:formula="?f23 +?f53 -0"/>
            <draw:equation draw:name="f56" draw:formula="?f10 *sin(pi*(?f4 )/10800000)"/>
            <draw:equation draw:name="f57" draw:formula="?f12 *cos(pi*(?f4 )/10800000)"/>
            <draw:equation draw:name="f58" draw:formula="?f10 *(cos(atan2(?f56 ,?f57 )))"/>
            <draw:equation draw:name="f59" draw:formula="?f12 *(sin(atan2(?f56 ,?f57 )))"/>
            <draw:equation draw:name="f60" draw:formula="?f21 +?f58 -0"/>
            <draw:equation draw:name="f61" draw:formula="?f23 +?f59 -0"/>
            <draw:equation draw:name="f62" draw:formula="?f7 *cos(pi*(?f49 )/10800000)"/>
            <draw:equation draw:name="f63" draw:formula="?f7 *sin(pi*(?f49 )/10800000)"/>
            <draw:equation draw:name="f64" draw:formula="?f22 +?f62 -0"/>
            <draw:equation draw:name="f65" draw:formula="?f24 +?f63 -0"/>
            <draw:equation draw:name="f66" draw:formula="?f7 *cos(pi*(?f49 )/10800000)"/>
            <draw:equation draw:name="f67" draw:formula="?f7 *sin(pi*(?f49 )/10800000)"/>
            <draw:equation draw:name="f68" draw:formula="?f22 +0-?f66 "/>
            <draw:equation draw:name="f69" draw:formula="?f24 +0-?f67 "/>
            <draw:equation draw:name="f70" draw:formula="?f68 +0-?f21 "/>
            <draw:equation draw:name="f71" draw:formula="?f69 +0-?f23 "/>
            <draw:equation draw:name="f72" draw:formula="?f64 +0-?f21 "/>
            <draw:equation draw:name="f73" draw:formula="?f65 +0-?f23 "/>
            <draw:equation draw:name="f74" draw:formula="min(?f10 ,?f12 )"/>
            <draw:equation draw:name="f75" draw:formula="?f70 *?f74 /?f10 "/>
            <draw:equation draw:name="f76" draw:formula="?f71 *?f74 /?f12 "/>
            <draw:equation draw:name="f77" draw:formula="?f72 *?f74 /?f10 "/>
            <draw:equation draw:name="f78" draw:formula="?f73 *?f74 /?f12 "/>
            <draw:equation draw:name="f79" draw:formula="?f77 +0-?f75 "/>
            <draw:equation draw:name="f80" draw:formula="?f78 +0-?f76 "/>
            <draw:equation draw:name="f81" draw:formula="sqrt(?f79 *?f79 +?f80 *?f80 +0*0)"/>
            <draw:equation draw:name="f82" draw:formula="?f75 *?f78 /1"/>
            <draw:equation draw:name="f83" draw:formula="?f77 *?f76 /1"/>
            <draw:equation draw:name="f84" draw:formula="?f82 +0-?f83 "/>
            <draw:equation draw:name="f85" draw:formula="?f74 *?f74 /1"/>
            <draw:equation draw:name="f86" draw:formula="?f81 *?f81 /1"/>
            <draw:equation draw:name="f87" draw:formula="?f85 *?f86 /1"/>
            <draw:equation draw:name="f88" draw:formula="?f84 *?f84 /1"/>
            <draw:equation draw:name="f89" draw:formula="?f87 +0-?f88 "/>
            <draw:equation draw:name="f90" draw:formula="max(?f89 ,0)"/>
            <draw:equation draw:name="f91" draw:formula="sqrt(?f90 )"/>
            <draw:equation draw:name="f92" draw:formula="?f80 *-1/1"/>
            <draw:equation draw:name="f93" draw:formula="if(?f92 ,-1,1)"/>
            <draw:equation draw:name="f94" draw:formula="?f93 *?f79 /1"/>
            <draw:equation draw:name="f95" draw:formula="?f94 *?f91 /1"/>
            <draw:equation draw:name="f96" draw:formula="?f84 *?f80 /1"/>
            <draw:equation draw:name="f97" draw:formula="(?f96 +?f95 )/?f86 "/>
            <draw:equation draw:name="f98" draw:formula="?f96 +0-?f95 "/>
            <draw:equation draw:name="f99" draw:formula="?f98 *1/?f86 "/>
            <draw:equation draw:name="f100" draw:formula="abs(?f80 )"/>
            <draw:equation draw:name="f101" draw:formula="?f100 *?f91 /1"/>
            <draw:equation draw:name="f102" draw:formula="?f84 *?f79 /-1"/>
            <draw:equation draw:name="f103" draw:formula="(?f102 +?f101 )/?f86 "/>
            <draw:equation draw:name="f104" draw:formula="?f102 +0-?f101 "/>
            <draw:equation draw:name="f105" draw:formula="?f104 *1/?f86 "/>
            <draw:equation draw:name="f106" draw:formula="?f77 +0-?f97 "/>
            <draw:equation draw:name="f107" draw:formula="?f77 +0-?f99 "/>
            <draw:equation draw:name="f108" draw:formula="?f78 +0-?f103 "/>
            <draw:equation draw:name="f109" draw:formula="?f78 +0-?f105 "/>
            <draw:equation draw:name="f110" draw:formula="sqrt(?f106 *?f106 +?f108 *?f108 +0*0)"/>
            <draw:equation draw:name="f111" draw:formula="sqrt(?f107 *?f107 +?f109 *?f109 +0*0)"/>
            <draw:equation draw:name="f112" draw:formula="?f111 +0-?f110 "/>
            <draw:equation draw:name="f113" draw:formula="if(?f112 ,?f97 ,?f99 )"/>
            <draw:equation draw:name="f114" draw:formula="if(?f112 ,?f103 ,?f105 )"/>
            <draw:equation draw:name="f115" draw:formula="?f113 *?f10 /?f74 "/>
            <draw:equation draw:name="f116" draw:formula="?f114 *?f12 /?f74 "/>
            <draw:equation draw:name="f117" draw:formula="?f21 +?f115 -0"/>
            <draw:equation draw:name="f118" draw:formula="?f23 +?f116 -0"/>
            <draw:equation draw:name="f119" draw:formula="?f70 *?f25 /?f13 "/>
            <draw:equation draw:name="f120" draw:formula="?f71 *?f25 /?f14 "/>
            <draw:equation draw:name="f121" draw:formula="?f72 *?f25 /?f13 "/>
            <draw:equation draw:name="f122" draw:formula="?f73 *?f25 /?f14 "/>
            <draw:equation draw:name="f123" draw:formula="?f121 +0-?f119 "/>
            <draw:equation draw:name="f124" draw:formula="?f122 +0-?f120 "/>
            <draw:equation draw:name="f125" draw:formula="sqrt(?f123 *?f123 +?f124 *?f124 +0*0)"/>
            <draw:equation draw:name="f126" draw:formula="?f119 *?f122 /1"/>
            <draw:equation draw:name="f127" draw:formula="?f121 *?f120 /1"/>
            <draw:equation draw:name="f128" draw:formula="?f126 +0-?f127 "/>
            <draw:equation draw:name="f129" draw:formula="?f25 *?f25 /1"/>
            <draw:equation draw:name="f130" draw:formula="?f125 *?f125 /1"/>
            <draw:equation draw:name="f131" draw:formula="?f129 *?f130 /1"/>
            <draw:equation draw:name="f132" draw:formula="?f128 *?f128 /1"/>
            <draw:equation draw:name="f133" draw:formula="?f131 +0-?f132 "/>
            <draw:equation draw:name="f134" draw:formula="max(?f133 ,0)"/>
            <draw:equation draw:name="f135" draw:formula="sqrt(?f134 )"/>
            <draw:equation draw:name="f136" draw:formula="?f93 *?f123 /1"/>
            <draw:equation draw:name="f137" draw:formula="?f136 *?f135 /1"/>
            <draw:equation draw:name="f138" draw:formula="?f128 *?f124 /1"/>
            <draw:equation draw:name="f139" draw:formula="(?f138 +?f137 )/?f130 "/>
            <draw:equation draw:name="f140" draw:formula="?f138 +0-?f137 "/>
            <draw:equation draw:name="f141" draw:formula="?f140 *1/?f130 "/>
            <draw:equation draw:name="f142" draw:formula="abs(?f124 )"/>
            <draw:equation draw:name="f143" draw:formula="?f142 *?f135 /1"/>
            <draw:equation draw:name="f144" draw:formula="?f128 *?f123 /-1"/>
            <draw:equation draw:name="f145" draw:formula="(?f144 +?f143 )/?f130 "/>
            <draw:equation draw:name="f146" draw:formula="?f144 +0-?f143 "/>
            <draw:equation draw:name="f147" draw:formula="?f146 *1/?f130 "/>
            <draw:equation draw:name="f148" draw:formula="?f119 +0-?f139 "/>
            <draw:equation draw:name="f149" draw:formula="?f119 +0-?f141 "/>
            <draw:equation draw:name="f150" draw:formula="?f120 +0-?f145 "/>
            <draw:equation draw:name="f151" draw:formula="?f120 +0-?f147 "/>
            <draw:equation draw:name="f152" draw:formula="sqrt(?f148 *?f148 +?f150 *?f150 +0*0)"/>
            <draw:equation draw:name="f153" draw:formula="sqrt(?f149 *?f149 +?f151 *?f151 +0*0)"/>
            <draw:equation draw:name="f154" draw:formula="?f153 +0-?f152 "/>
            <draw:equation draw:name="f155" draw:formula="if(?f154 ,?f139 ,?f141 )"/>
            <draw:equation draw:name="f156" draw:formula="if(?f154 ,?f145 ,?f147 )"/>
            <draw:equation draw:name="f157" draw:formula="?f155 *?f13 /?f25 "/>
            <draw:equation draw:name="f158" draw:formula="?f156 *?f14 /?f25 "/>
            <draw:equation draw:name="f159" draw:formula="?f21 +?f157 -0"/>
            <draw:equation draw:name="f160" draw:formula="?f23 +?f158 -0"/>
            <draw:equation draw:name="f161" draw:formula="(10800000*atan2(?f158 ,?f157 ))/pi"/>
            <draw:equation draw:name="f162" draw:formula="?f161 +21600000-0"/>
            <draw:equation draw:name="f163" draw:formula="if(?f161 ,?f161 ,?f162 )"/>
            <draw:equation draw:name="f164" draw:formula="?f4 +0-?f163 "/>
            <draw:equation draw:name="f165" draw:formula="?f164 +0-21600000"/>
            <draw:equation draw:name="f166" draw:formula="if(?f164 ,?f165 ,?f164 )"/>
            <draw:equation draw:name="f167" draw:formula="?f117 +0-?f159 "/>
            <draw:equation draw:name="f168" draw:formula="?f118 +0-?f160 "/>
            <draw:equation draw:name="f169" draw:formula="sqrt(?f167 *?f167 +?f168 *?f168 +0*0)"/>
            <draw:equation draw:name="f170" draw:formula="?f169 *1/2"/>
            <draw:equation draw:name="f171" draw:formula="?f170 +0-?f7 "/>
            <draw:equation draw:name="f172" draw:formula="if(?f171 ,?f117 ,?f64 )"/>
            <draw:equation draw:name="f173" draw:formula="if(?f171 ,?f118 ,?f65 )"/>
            <draw:equation draw:name="f174" draw:formula="if(?f171 ,?f159 ,?f68 )"/>
            <draw:equation draw:name="f175" draw:formula="if(?f171 ,?f160 ,?f69 )"/>
            <draw:equation draw:name="f176" draw:formula="(10800000*atan2(?f116 ,?f115 ))/pi"/>
            <draw:equation draw:name="f177" draw:formula="?f176 +21600000-0"/>
            <draw:equation draw:name="f178" draw:formula="if(?f176 ,?f176 ,?f177 )"/>
            <draw:equation draw:name="f179" draw:formula="?f178 +0-?f4 "/>
            <draw:equation draw:name="f180" draw:formula="?f179 +21600000-0"/>
            <draw:equation draw:name="f181" draw:formula="if(?f179 ,?f179 ,?f180 )"/>
            <draw:equation draw:name="f182" draw:formula="?f15 *sin(pi*(?f4 )/10800000)"/>
            <draw:equation draw:name="f183" draw:formula="?f16 *cos(pi*(?f4 )/10800000)"/>
            <draw:equation draw:name="f184" draw:formula="?f15 *(cos(atan2(?f182 ,?f183 )))"/>
            <draw:equation draw:name="f185" draw:formula="?f16 *(sin(atan2(?f182 ,?f183 )))"/>
            <draw:equation draw:name="f186" draw:formula="?f21 +?f184 -0"/>
            <draw:equation draw:name="f187" draw:formula="?f23 +?f185 -0"/>
            <draw:equation draw:name="f188" draw:formula="?f4 +0-5400000"/>
            <draw:equation draw:name="f189" draw:formula="?f49 +5400000-0"/>
            <draw:equation draw:name="f190" draw:formula="?f49 +10800000-0"/>
            <draw:equation draw:name="f191" draw:formula="?f10 *cos(pi*(2700000)/10800000)"/>
            <draw:equation draw:name="f192" draw:formula="?f12 *sin(pi*(2700000)/10800000)"/>
            <draw:equation draw:name="f193" draw:formula="?f21 +0-?f191 "/>
            <draw:equation draw:name="f194" draw:formula="?f21 +?f191 -0"/>
            <draw:equation draw:name="f195" draw:formula="?f23 +0-?f192 "/>
            <draw:equation draw:name="f196" draw:formula="?f23 +?f192 -0"/>
            <draw:equation draw:name="f197" draw:formula="(?f4 )/60000.0"/>
            <draw:equation draw:name="f198" draw:formula="(?f181 )/60000.0"/>
            <draw:equation draw:name="f199" draw:formula="(?f163 )/60000.0"/>
            <draw:equation draw:name="f200" draw:formula="(?f166 )/60000.0"/>
            <draw:handle draw:handle-position="?f54 ?f55"/>
            <draw:handle draw:handle-position="?f60 ?f61"/>
            <draw:handle draw:handle-radius-range-minimum="0" draw:handle-position="?f117 ?f118" draw:handle-radius-range-maximum="?f1"/>
            <draw:handle draw:handle-radius-range-minimum="0" draw:handle-position="?f68 ?f69" draw:handle-radius-range-maximum="25000"/>
          </draw:enhanced-geometry>
        </draw:custom-shape>
        <draw:custom-shape draw:name="1-circle-arrow_1" draw:style-name="gr3" draw:text-style-name="P1" draw:layer="layout" svg:width="3.123cm" svg:height="3.159cm" draw:transform="skewX (-0.00122173047639604) rotate (0.0347320521146872) translate (5.891cm 3.835cm)">
          <text:p/>
          <draw:enhanced-geometry draw:mirror-horizontal="false" draw:mirror-vertical="false" svg:viewBox="0 0 0 0" draw:text-areas="?f193 ?f195 ?f194 ?f196" draw:type="ooxml-circularArrow" draw:modifiers="5624.1061534697 28844.2986817658 20684537.9056861 20723688.0158221 2812.05307673485" draw:enhanced-path="M ?f60 ?f61 L ?f172 ?f173 ?f54 ?f55 ?f174 ?f175 ?f159 ?f160 Z N" drawooo:enhanced-path="M ?f60 ?f61 G ?f10 ?f12 ?f197 ?f198 L ?f172 ?f173 ?f54 ?f55 ?f174 ?f175 ?f159 ?f160 G ?f13 ?f14 ?f199 ?f200 Z N">
            <draw:equation draw:name="f0" draw:formula="if(0-$4 ,0,if(25000-$4 ,$4 ,25000))"/>
            <draw:equation draw:name="f1" draw:formula="?f0 *2/1"/>
            <draw:equation draw:name="f2" draw:formula="if(0-$0 ,0,if(?f1 -$0 ,$0 ,?f1 ))"/>
            <draw:equation draw:name="f3" draw:formula="if(1-$2 ,1,if(21599999-$2 ,$2 ,21599999))"/>
            <draw:equation draw:name="f4" draw:formula="if(0-$3 ,0,if(21599999-$3 ,$3 ,21599999))"/>
            <draw:equation draw:name="f5" draw:formula="min(logwidth,logheight)"/>
            <draw:equation draw:name="f6" draw:formula="?f5 *?f2 /100000"/>
            <draw:equation draw:name="f7" draw:formula="?f5 *?f0 /100000"/>
            <draw:equation draw:name="f8" draw:formula="?f6 *1/2"/>
            <draw:equation draw:name="f9" draw:formula="logwidth/2"/>
            <draw:equation draw:name="f10" draw:formula="?f9 +?f8 -?f7 "/>
            <draw:equation draw:name="f11" draw:formula="logheight/2"/>
            <draw:equation draw:name="f12" draw:formula="?f11 +?f8 -?f7 "/>
            <draw:equation draw:name="f13" draw:formula="?f10 +0-?f6 "/>
            <draw:equation draw:name="f14" draw:formula="?f12 +0-?f6 "/>
            <draw:equation draw:name="f15" draw:formula="?f13 +?f8 -0"/>
            <draw:equation draw:name="f16" draw:formula="?f14 +?f8 -0"/>
            <draw:equation draw:name="f17" draw:formula="?f15 *sin(pi*(?f3 )/10800000)"/>
            <draw:equation draw:name="f18" draw:formula="?f16 *cos(pi*(?f3 )/10800000)"/>
            <draw:equation draw:name="f19" draw:formula="?f15 *(cos(atan2(?f17 ,?f18 )))"/>
            <draw:equation draw:name="f20" draw:formula="?f16 *(sin(atan2(?f17 ,?f18 )))"/>
            <draw:equation draw:name="f21" draw:formula="logwidth/2"/>
            <draw:equation draw:name="f22" draw:formula="?f21 +?f19 -0"/>
            <draw:equation draw:name="f23" draw:formula="logheight/2"/>
            <draw:equation draw:name="f24" draw:formula="?f23 +?f20 -0"/>
            <draw:equation draw:name="f25" draw:formula="min(?f13 ,?f14 )"/>
            <draw:equation draw:name="f26" draw:formula="?f19 *?f19 /1"/>
            <draw:equation draw:name="f27" draw:formula="?f20 *?f20 /1"/>
            <draw:equation draw:name="f28" draw:formula="?f25 *?f25 /1"/>
            <draw:equation draw:name="f29" draw:formula="?f26 +0-?f28 "/>
            <draw:equation draw:name="f30" draw:formula="?f27 +0-?f28 "/>
            <draw:equation draw:name="f31" draw:formula="?f29 *?f30 /?f26 "/>
            <draw:equation draw:name="f32" draw:formula="?f31 *1/?f27 "/>
            <draw:equation draw:name="f33" draw:formula="1+0-?f32 "/>
            <draw:equation draw:name="f34" draw:formula="sqrt(?f33 )"/>
            <draw:equation draw:name="f35" draw:formula="?f29 *1/?f19 "/>
            <draw:equation draw:name="f36" draw:formula="?f35 *1/?f20 "/>
            <draw:equation draw:name="f37" draw:formula="(1+?f34 )/?f36 "/>
            <draw:equation draw:name="f38" draw:formula="(10800000*atan2(?f37 ,1))/pi"/>
            <draw:equation draw:name="f39" draw:formula="?f38 +21600000-0"/>
            <draw:equation draw:name="f40" draw:formula="if(?f38 ,?f38 ,?f39 )"/>
            <draw:equation draw:name="f41" draw:formula="?f40 +0-?f3 "/>
            <draw:equation draw:name="f42" draw:formula="?f41 +21600000-0"/>
            <draw:equation draw:name="f43" draw:formula="if(?f41 ,?f41 ,?f42 )"/>
            <draw:equation draw:name="f44" draw:formula="?f43 +0-10800000"/>
            <draw:equation draw:name="f45" draw:formula="?f43 +0-21600000"/>
            <draw:equation draw:name="f46" draw:formula="if(?f44 ,?f45 ,?f43 )"/>
            <draw:equation draw:name="f47" draw:formula="abs(?f46 )"/>
            <draw:equation draw:name="f48" draw:formula="if(0-$1 ,0,if(?f47 -$1 ,$1 ,?f47 ))"/>
            <draw:equation draw:name="f49" draw:formula="?f3 +?f48 -0"/>
            <draw:equation draw:name="f50" draw:formula="?f15 *sin(pi*(?f49 )/10800000)"/>
            <draw:equation draw:name="f51" draw:formula="?f16 *cos(pi*(?f49 )/10800000)"/>
            <draw:equation draw:name="f52" draw:formula="?f15 *(cos(atan2(?f50 ,?f51 )))"/>
            <draw:equation draw:name="f53" draw:formula="?f16 *(sin(atan2(?f50 ,?f51 )))"/>
            <draw:equation draw:name="f54" draw:formula="?f21 +?f52 -0"/>
            <draw:equation draw:name="f55" draw:formula="?f23 +?f53 -0"/>
            <draw:equation draw:name="f56" draw:formula="?f10 *sin(pi*(?f4 )/10800000)"/>
            <draw:equation draw:name="f57" draw:formula="?f12 *cos(pi*(?f4 )/10800000)"/>
            <draw:equation draw:name="f58" draw:formula="?f10 *(cos(atan2(?f56 ,?f57 )))"/>
            <draw:equation draw:name="f59" draw:formula="?f12 *(sin(atan2(?f56 ,?f57 )))"/>
            <draw:equation draw:name="f60" draw:formula="?f21 +?f58 -0"/>
            <draw:equation draw:name="f61" draw:formula="?f23 +?f59 -0"/>
            <draw:equation draw:name="f62" draw:formula="?f7 *cos(pi*(?f49 )/10800000)"/>
            <draw:equation draw:name="f63" draw:formula="?f7 *sin(pi*(?f49 )/10800000)"/>
            <draw:equation draw:name="f64" draw:formula="?f22 +?f62 -0"/>
            <draw:equation draw:name="f65" draw:formula="?f24 +?f63 -0"/>
            <draw:equation draw:name="f66" draw:formula="?f7 *cos(pi*(?f49 )/10800000)"/>
            <draw:equation draw:name="f67" draw:formula="?f7 *sin(pi*(?f49 )/10800000)"/>
            <draw:equation draw:name="f68" draw:formula="?f22 +0-?f66 "/>
            <draw:equation draw:name="f69" draw:formula="?f24 +0-?f67 "/>
            <draw:equation draw:name="f70" draw:formula="?f68 +0-?f21 "/>
            <draw:equation draw:name="f71" draw:formula="?f69 +0-?f23 "/>
            <draw:equation draw:name="f72" draw:formula="?f64 +0-?f21 "/>
            <draw:equation draw:name="f73" draw:formula="?f65 +0-?f23 "/>
            <draw:equation draw:name="f74" draw:formula="min(?f10 ,?f12 )"/>
            <draw:equation draw:name="f75" draw:formula="?f70 *?f74 /?f10 "/>
            <draw:equation draw:name="f76" draw:formula="?f71 *?f74 /?f12 "/>
            <draw:equation draw:name="f77" draw:formula="?f72 *?f74 /?f10 "/>
            <draw:equation draw:name="f78" draw:formula="?f73 *?f74 /?f12 "/>
            <draw:equation draw:name="f79" draw:formula="?f77 +0-?f75 "/>
            <draw:equation draw:name="f80" draw:formula="?f78 +0-?f76 "/>
            <draw:equation draw:name="f81" draw:formula="sqrt(?f79 *?f79 +?f80 *?f80 +0*0)"/>
            <draw:equation draw:name="f82" draw:formula="?f75 *?f78 /1"/>
            <draw:equation draw:name="f83" draw:formula="?f77 *?f76 /1"/>
            <draw:equation draw:name="f84" draw:formula="?f82 +0-?f83 "/>
            <draw:equation draw:name="f85" draw:formula="?f74 *?f74 /1"/>
            <draw:equation draw:name="f86" draw:formula="?f81 *?f81 /1"/>
            <draw:equation draw:name="f87" draw:formula="?f85 *?f86 /1"/>
            <draw:equation draw:name="f88" draw:formula="?f84 *?f84 /1"/>
            <draw:equation draw:name="f89" draw:formula="?f87 +0-?f88 "/>
            <draw:equation draw:name="f90" draw:formula="max(?f89 ,0)"/>
            <draw:equation draw:name="f91" draw:formula="sqrt(?f90 )"/>
            <draw:equation draw:name="f92" draw:formula="?f80 *-1/1"/>
            <draw:equation draw:name="f93" draw:formula="if(?f92 ,-1,1)"/>
            <draw:equation draw:name="f94" draw:formula="?f93 *?f79 /1"/>
            <draw:equation draw:name="f95" draw:formula="?f94 *?f91 /1"/>
            <draw:equation draw:name="f96" draw:formula="?f84 *?f80 /1"/>
            <draw:equation draw:name="f97" draw:formula="(?f96 +?f95 )/?f86 "/>
            <draw:equation draw:name="f98" draw:formula="?f96 +0-?f95 "/>
            <draw:equation draw:name="f99" draw:formula="?f98 *1/?f86 "/>
            <draw:equation draw:name="f100" draw:formula="abs(?f80 )"/>
            <draw:equation draw:name="f101" draw:formula="?f100 *?f91 /1"/>
            <draw:equation draw:name="f102" draw:formula="?f84 *?f79 /-1"/>
            <draw:equation draw:name="f103" draw:formula="(?f102 +?f101 )/?f86 "/>
            <draw:equation draw:name="f104" draw:formula="?f102 +0-?f101 "/>
            <draw:equation draw:name="f105" draw:formula="?f104 *1/?f86 "/>
            <draw:equation draw:name="f106" draw:formula="?f77 +0-?f97 "/>
            <draw:equation draw:name="f107" draw:formula="?f77 +0-?f99 "/>
            <draw:equation draw:name="f108" draw:formula="?f78 +0-?f103 "/>
            <draw:equation draw:name="f109" draw:formula="?f78 +0-?f105 "/>
            <draw:equation draw:name="f110" draw:formula="sqrt(?f106 *?f106 +?f108 *?f108 +0*0)"/>
            <draw:equation draw:name="f111" draw:formula="sqrt(?f107 *?f107 +?f109 *?f109 +0*0)"/>
            <draw:equation draw:name="f112" draw:formula="?f111 +0-?f110 "/>
            <draw:equation draw:name="f113" draw:formula="if(?f112 ,?f97 ,?f99 )"/>
            <draw:equation draw:name="f114" draw:formula="if(?f112 ,?f103 ,?f105 )"/>
            <draw:equation draw:name="f115" draw:formula="?f113 *?f10 /?f74 "/>
            <draw:equation draw:name="f116" draw:formula="?f114 *?f12 /?f74 "/>
            <draw:equation draw:name="f117" draw:formula="?f21 +?f115 -0"/>
            <draw:equation draw:name="f118" draw:formula="?f23 +?f116 -0"/>
            <draw:equation draw:name="f119" draw:formula="?f70 *?f25 /?f13 "/>
            <draw:equation draw:name="f120" draw:formula="?f71 *?f25 /?f14 "/>
            <draw:equation draw:name="f121" draw:formula="?f72 *?f25 /?f13 "/>
            <draw:equation draw:name="f122" draw:formula="?f73 *?f25 /?f14 "/>
            <draw:equation draw:name="f123" draw:formula="?f121 +0-?f119 "/>
            <draw:equation draw:name="f124" draw:formula="?f122 +0-?f120 "/>
            <draw:equation draw:name="f125" draw:formula="sqrt(?f123 *?f123 +?f124 *?f124 +0*0)"/>
            <draw:equation draw:name="f126" draw:formula="?f119 *?f122 /1"/>
            <draw:equation draw:name="f127" draw:formula="?f121 *?f120 /1"/>
            <draw:equation draw:name="f128" draw:formula="?f126 +0-?f127 "/>
            <draw:equation draw:name="f129" draw:formula="?f25 *?f25 /1"/>
            <draw:equation draw:name="f130" draw:formula="?f125 *?f125 /1"/>
            <draw:equation draw:name="f131" draw:formula="?f129 *?f130 /1"/>
            <draw:equation draw:name="f132" draw:formula="?f128 *?f128 /1"/>
            <draw:equation draw:name="f133" draw:formula="?f131 +0-?f132 "/>
            <draw:equation draw:name="f134" draw:formula="max(?f133 ,0)"/>
            <draw:equation draw:name="f135" draw:formula="sqrt(?f134 )"/>
            <draw:equation draw:name="f136" draw:formula="?f93 *?f123 /1"/>
            <draw:equation draw:name="f137" draw:formula="?f136 *?f135 /1"/>
            <draw:equation draw:name="f138" draw:formula="?f128 *?f124 /1"/>
            <draw:equation draw:name="f139" draw:formula="(?f138 +?f137 )/?f130 "/>
            <draw:equation draw:name="f140" draw:formula="?f138 +0-?f137 "/>
            <draw:equation draw:name="f141" draw:formula="?f140 *1/?f130 "/>
            <draw:equation draw:name="f142" draw:formula="abs(?f124 )"/>
            <draw:equation draw:name="f143" draw:formula="?f142 *?f135 /1"/>
            <draw:equation draw:name="f144" draw:formula="?f128 *?f123 /-1"/>
            <draw:equation draw:name="f145" draw:formula="(?f144 +?f143 )/?f130 "/>
            <draw:equation draw:name="f146" draw:formula="?f144 +0-?f143 "/>
            <draw:equation draw:name="f147" draw:formula="?f146 *1/?f130 "/>
            <draw:equation draw:name="f148" draw:formula="?f119 +0-?f139 "/>
            <draw:equation draw:name="f149" draw:formula="?f119 +0-?f141 "/>
            <draw:equation draw:name="f150" draw:formula="?f120 +0-?f145 "/>
            <draw:equation draw:name="f151" draw:formula="?f120 +0-?f147 "/>
            <draw:equation draw:name="f152" draw:formula="sqrt(?f148 *?f148 +?f150 *?f150 +0*0)"/>
            <draw:equation draw:name="f153" draw:formula="sqrt(?f149 *?f149 +?f151 *?f151 +0*0)"/>
            <draw:equation draw:name="f154" draw:formula="?f153 +0-?f152 "/>
            <draw:equation draw:name="f155" draw:formula="if(?f154 ,?f139 ,?f141 )"/>
            <draw:equation draw:name="f156" draw:formula="if(?f154 ,?f145 ,?f147 )"/>
            <draw:equation draw:name="f157" draw:formula="?f155 *?f13 /?f25 "/>
            <draw:equation draw:name="f158" draw:formula="?f156 *?f14 /?f25 "/>
            <draw:equation draw:name="f159" draw:formula="?f21 +?f157 -0"/>
            <draw:equation draw:name="f160" draw:formula="?f23 +?f158 -0"/>
            <draw:equation draw:name="f161" draw:formula="(10800000*atan2(?f158 ,?f157 ))/pi"/>
            <draw:equation draw:name="f162" draw:formula="?f161 +21600000-0"/>
            <draw:equation draw:name="f163" draw:formula="if(?f161 ,?f161 ,?f162 )"/>
            <draw:equation draw:name="f164" draw:formula="?f4 +0-?f163 "/>
            <draw:equation draw:name="f165" draw:formula="?f164 +0-21600000"/>
            <draw:equation draw:name="f166" draw:formula="if(?f164 ,?f165 ,?f164 )"/>
            <draw:equation draw:name="f167" draw:formula="?f117 +0-?f159 "/>
            <draw:equation draw:name="f168" draw:formula="?f118 +0-?f160 "/>
            <draw:equation draw:name="f169" draw:formula="sqrt(?f167 *?f167 +?f168 *?f168 +0*0)"/>
            <draw:equation draw:name="f170" draw:formula="?f169 *1/2"/>
            <draw:equation draw:name="f171" draw:formula="?f170 +0-?f7 "/>
            <draw:equation draw:name="f172" draw:formula="if(?f171 ,?f117 ,?f64 )"/>
            <draw:equation draw:name="f173" draw:formula="if(?f171 ,?f118 ,?f65 )"/>
            <draw:equation draw:name="f174" draw:formula="if(?f171 ,?f159 ,?f68 )"/>
            <draw:equation draw:name="f175" draw:formula="if(?f171 ,?f160 ,?f69 )"/>
            <draw:equation draw:name="f176" draw:formula="(10800000*atan2(?f116 ,?f115 ))/pi"/>
            <draw:equation draw:name="f177" draw:formula="?f176 +21600000-0"/>
            <draw:equation draw:name="f178" draw:formula="if(?f176 ,?f176 ,?f177 )"/>
            <draw:equation draw:name="f179" draw:formula="?f178 +0-?f4 "/>
            <draw:equation draw:name="f180" draw:formula="?f179 +21600000-0"/>
            <draw:equation draw:name="f181" draw:formula="if(?f179 ,?f179 ,?f180 )"/>
            <draw:equation draw:name="f182" draw:formula="?f15 *sin(pi*(?f4 )/10800000)"/>
            <draw:equation draw:name="f183" draw:formula="?f16 *cos(pi*(?f4 )/10800000)"/>
            <draw:equation draw:name="f184" draw:formula="?f15 *(cos(atan2(?f182 ,?f183 )))"/>
            <draw:equation draw:name="f185" draw:formula="?f16 *(sin(atan2(?f182 ,?f183 )))"/>
            <draw:equation draw:name="f186" draw:formula="?f21 +?f184 -0"/>
            <draw:equation draw:name="f187" draw:formula="?f23 +?f185 -0"/>
            <draw:equation draw:name="f188" draw:formula="?f4 +0-5400000"/>
            <draw:equation draw:name="f189" draw:formula="?f49 +5400000-0"/>
            <draw:equation draw:name="f190" draw:formula="?f49 +10800000-0"/>
            <draw:equation draw:name="f191" draw:formula="?f10 *cos(pi*(2700000)/10800000)"/>
            <draw:equation draw:name="f192" draw:formula="?f12 *sin(pi*(2700000)/10800000)"/>
            <draw:equation draw:name="f193" draw:formula="?f21 +0-?f191 "/>
            <draw:equation draw:name="f194" draw:formula="?f21 +?f191 -0"/>
            <draw:equation draw:name="f195" draw:formula="?f23 +0-?f192 "/>
            <draw:equation draw:name="f196" draw:formula="?f23 +?f192 -0"/>
            <draw:equation draw:name="f197" draw:formula="(?f4 )/60000.0"/>
            <draw:equation draw:name="f198" draw:formula="(?f181 )/60000.0"/>
            <draw:equation draw:name="f199" draw:formula="(?f163 )/60000.0"/>
            <draw:equation draw:name="f200" draw:formula="(?f166 )/60000.0"/>
            <draw:handle draw:handle-position="?f54 ?f55"/>
            <draw:handle draw:handle-position="?f60 ?f61"/>
            <draw:handle draw:handle-radius-range-minimum="0" draw:handle-position="?f117 ?f118" draw:handle-radius-range-maximum="?f1"/>
            <draw:handle draw:handle-radius-range-minimum="0" draw:handle-position="?f68 ?f69" draw:handle-radius-range-maximum="25000"/>
          </draw:enhanced-geometry>
        </draw:custom-shape>
        <draw:custom-shape draw:name="1-circle-arrow_2" draw:style-name="gr4" draw:text-style-name="P1" draw:layer="layout" svg:width="3.123cm" svg:height="3.159cm" draw:transform="skewX (-0.00122173047639604) rotate (0.0347320521146872) translate (11.924cm 9.232cm)">
          <text:p/>
          <draw:enhanced-geometry draw:mirror-horizontal="false" draw:mirror-vertical="false" svg:viewBox="0 0 0 0" draw:text-areas="?f193 ?f195 ?f194 ?f196" draw:type="ooxml-circularArrow" draw:modifiers="5624.1061534697 28844.2986817658 20684537.9056861 20723688.0158221 2812.05307673485" draw:enhanced-path="M ?f60 ?f61 L ?f172 ?f173 ?f54 ?f55 ?f174 ?f175 ?f159 ?f160 Z N" drawooo:enhanced-path="M ?f60 ?f61 G ?f10 ?f12 ?f197 ?f198 L ?f172 ?f173 ?f54 ?f55 ?f174 ?f175 ?f159 ?f160 G ?f13 ?f14 ?f199 ?f200 Z N">
            <draw:equation draw:name="f0" draw:formula="if(0-$4 ,0,if(25000-$4 ,$4 ,25000))"/>
            <draw:equation draw:name="f1" draw:formula="?f0 *2/1"/>
            <draw:equation draw:name="f2" draw:formula="if(0-$0 ,0,if(?f1 -$0 ,$0 ,?f1 ))"/>
            <draw:equation draw:name="f3" draw:formula="if(1-$2 ,1,if(21599999-$2 ,$2 ,21599999))"/>
            <draw:equation draw:name="f4" draw:formula="if(0-$3 ,0,if(21599999-$3 ,$3 ,21599999))"/>
            <draw:equation draw:name="f5" draw:formula="min(logwidth,logheight)"/>
            <draw:equation draw:name="f6" draw:formula="?f5 *?f2 /100000"/>
            <draw:equation draw:name="f7" draw:formula="?f5 *?f0 /100000"/>
            <draw:equation draw:name="f8" draw:formula="?f6 *1/2"/>
            <draw:equation draw:name="f9" draw:formula="logwidth/2"/>
            <draw:equation draw:name="f10" draw:formula="?f9 +?f8 -?f7 "/>
            <draw:equation draw:name="f11" draw:formula="logheight/2"/>
            <draw:equation draw:name="f12" draw:formula="?f11 +?f8 -?f7 "/>
            <draw:equation draw:name="f13" draw:formula="?f10 +0-?f6 "/>
            <draw:equation draw:name="f14" draw:formula="?f12 +0-?f6 "/>
            <draw:equation draw:name="f15" draw:formula="?f13 +?f8 -0"/>
            <draw:equation draw:name="f16" draw:formula="?f14 +?f8 -0"/>
            <draw:equation draw:name="f17" draw:formula="?f15 *sin(pi*(?f3 )/10800000)"/>
            <draw:equation draw:name="f18" draw:formula="?f16 *cos(pi*(?f3 )/10800000)"/>
            <draw:equation draw:name="f19" draw:formula="?f15 *(cos(atan2(?f17 ,?f18 )))"/>
            <draw:equation draw:name="f20" draw:formula="?f16 *(sin(atan2(?f17 ,?f18 )))"/>
            <draw:equation draw:name="f21" draw:formula="logwidth/2"/>
            <draw:equation draw:name="f22" draw:formula="?f21 +?f19 -0"/>
            <draw:equation draw:name="f23" draw:formula="logheight/2"/>
            <draw:equation draw:name="f24" draw:formula="?f23 +?f20 -0"/>
            <draw:equation draw:name="f25" draw:formula="min(?f13 ,?f14 )"/>
            <draw:equation draw:name="f26" draw:formula="?f19 *?f19 /1"/>
            <draw:equation draw:name="f27" draw:formula="?f20 *?f20 /1"/>
            <draw:equation draw:name="f28" draw:formula="?f25 *?f25 /1"/>
            <draw:equation draw:name="f29" draw:formula="?f26 +0-?f28 "/>
            <draw:equation draw:name="f30" draw:formula="?f27 +0-?f28 "/>
            <draw:equation draw:name="f31" draw:formula="?f29 *?f30 /?f26 "/>
            <draw:equation draw:name="f32" draw:formula="?f31 *1/?f27 "/>
            <draw:equation draw:name="f33" draw:formula="1+0-?f32 "/>
            <draw:equation draw:name="f34" draw:formula="sqrt(?f33 )"/>
            <draw:equation draw:name="f35" draw:formula="?f29 *1/?f19 "/>
            <draw:equation draw:name="f36" draw:formula="?f35 *1/?f20 "/>
            <draw:equation draw:name="f37" draw:formula="(1+?f34 )/?f36 "/>
            <draw:equation draw:name="f38" draw:formula="(10800000*atan2(?f37 ,1))/pi"/>
            <draw:equation draw:name="f39" draw:formula="?f38 +21600000-0"/>
            <draw:equation draw:name="f40" draw:formula="if(?f38 ,?f38 ,?f39 )"/>
            <draw:equation draw:name="f41" draw:formula="?f40 +0-?f3 "/>
            <draw:equation draw:name="f42" draw:formula="?f41 +21600000-0"/>
            <draw:equation draw:name="f43" draw:formula="if(?f41 ,?f41 ,?f42 )"/>
            <draw:equation draw:name="f44" draw:formula="?f43 +0-10800000"/>
            <draw:equation draw:name="f45" draw:formula="?f43 +0-21600000"/>
            <draw:equation draw:name="f46" draw:formula="if(?f44 ,?f45 ,?f43 )"/>
            <draw:equation draw:name="f47" draw:formula="abs(?f46 )"/>
            <draw:equation draw:name="f48" draw:formula="if(0-$1 ,0,if(?f47 -$1 ,$1 ,?f47 ))"/>
            <draw:equation draw:name="f49" draw:formula="?f3 +?f48 -0"/>
            <draw:equation draw:name="f50" draw:formula="?f15 *sin(pi*(?f49 )/10800000)"/>
            <draw:equation draw:name="f51" draw:formula="?f16 *cos(pi*(?f49 )/10800000)"/>
            <draw:equation draw:name="f52" draw:formula="?f15 *(cos(atan2(?f50 ,?f51 )))"/>
            <draw:equation draw:name="f53" draw:formula="?f16 *(sin(atan2(?f50 ,?f51 )))"/>
            <draw:equation draw:name="f54" draw:formula="?f21 +?f52 -0"/>
            <draw:equation draw:name="f55" draw:formula="?f23 +?f53 -0"/>
            <draw:equation draw:name="f56" draw:formula="?f10 *sin(pi*(?f4 )/10800000)"/>
            <draw:equation draw:name="f57" draw:formula="?f12 *cos(pi*(?f4 )/10800000)"/>
            <draw:equation draw:name="f58" draw:formula="?f10 *(cos(atan2(?f56 ,?f57 )))"/>
            <draw:equation draw:name="f59" draw:formula="?f12 *(sin(atan2(?f56 ,?f57 )))"/>
            <draw:equation draw:name="f60" draw:formula="?f21 +?f58 -0"/>
            <draw:equation draw:name="f61" draw:formula="?f23 +?f59 -0"/>
            <draw:equation draw:name="f62" draw:formula="?f7 *cos(pi*(?f49 )/10800000)"/>
            <draw:equation draw:name="f63" draw:formula="?f7 *sin(pi*(?f49 )/10800000)"/>
            <draw:equation draw:name="f64" draw:formula="?f22 +?f62 -0"/>
            <draw:equation draw:name="f65" draw:formula="?f24 +?f63 -0"/>
            <draw:equation draw:name="f66" draw:formula="?f7 *cos(pi*(?f49 )/10800000)"/>
            <draw:equation draw:name="f67" draw:formula="?f7 *sin(pi*(?f49 )/10800000)"/>
            <draw:equation draw:name="f68" draw:formula="?f22 +0-?f66 "/>
            <draw:equation draw:name="f69" draw:formula="?f24 +0-?f67 "/>
            <draw:equation draw:name="f70" draw:formula="?f68 +0-?f21 "/>
            <draw:equation draw:name="f71" draw:formula="?f69 +0-?f23 "/>
            <draw:equation draw:name="f72" draw:formula="?f64 +0-?f21 "/>
            <draw:equation draw:name="f73" draw:formula="?f65 +0-?f23 "/>
            <draw:equation draw:name="f74" draw:formula="min(?f10 ,?f12 )"/>
            <draw:equation draw:name="f75" draw:formula="?f70 *?f74 /?f10 "/>
            <draw:equation draw:name="f76" draw:formula="?f71 *?f74 /?f12 "/>
            <draw:equation draw:name="f77" draw:formula="?f72 *?f74 /?f10 "/>
            <draw:equation draw:name="f78" draw:formula="?f73 *?f74 /?f12 "/>
            <draw:equation draw:name="f79" draw:formula="?f77 +0-?f75 "/>
            <draw:equation draw:name="f80" draw:formula="?f78 +0-?f76 "/>
            <draw:equation draw:name="f81" draw:formula="sqrt(?f79 *?f79 +?f80 *?f80 +0*0)"/>
            <draw:equation draw:name="f82" draw:formula="?f75 *?f78 /1"/>
            <draw:equation draw:name="f83" draw:formula="?f77 *?f76 /1"/>
            <draw:equation draw:name="f84" draw:formula="?f82 +0-?f83 "/>
            <draw:equation draw:name="f85" draw:formula="?f74 *?f74 /1"/>
            <draw:equation draw:name="f86" draw:formula="?f81 *?f81 /1"/>
            <draw:equation draw:name="f87" draw:formula="?f85 *?f86 /1"/>
            <draw:equation draw:name="f88" draw:formula="?f84 *?f84 /1"/>
            <draw:equation draw:name="f89" draw:formula="?f87 +0-?f88 "/>
            <draw:equation draw:name="f90" draw:formula="max(?f89 ,0)"/>
            <draw:equation draw:name="f91" draw:formula="sqrt(?f90 )"/>
            <draw:equation draw:name="f92" draw:formula="?f80 *-1/1"/>
            <draw:equation draw:name="f93" draw:formula="if(?f92 ,-1,1)"/>
            <draw:equation draw:name="f94" draw:formula="?f93 *?f79 /1"/>
            <draw:equation draw:name="f95" draw:formula="?f94 *?f91 /1"/>
            <draw:equation draw:name="f96" draw:formula="?f84 *?f80 /1"/>
            <draw:equation draw:name="f97" draw:formula="(?f96 +?f95 )/?f86 "/>
            <draw:equation draw:name="f98" draw:formula="?f96 +0-?f95 "/>
            <draw:equation draw:name="f99" draw:formula="?f98 *1/?f86 "/>
            <draw:equation draw:name="f100" draw:formula="abs(?f80 )"/>
            <draw:equation draw:name="f101" draw:formula="?f100 *?f91 /1"/>
            <draw:equation draw:name="f102" draw:formula="?f84 *?f79 /-1"/>
            <draw:equation draw:name="f103" draw:formula="(?f102 +?f101 )/?f86 "/>
            <draw:equation draw:name="f104" draw:formula="?f102 +0-?f101 "/>
            <draw:equation draw:name="f105" draw:formula="?f104 *1/?f86 "/>
            <draw:equation draw:name="f106" draw:formula="?f77 +0-?f97 "/>
            <draw:equation draw:name="f107" draw:formula="?f77 +0-?f99 "/>
            <draw:equation draw:name="f108" draw:formula="?f78 +0-?f103 "/>
            <draw:equation draw:name="f109" draw:formula="?f78 +0-?f105 "/>
            <draw:equation draw:name="f110" draw:formula="sqrt(?f106 *?f106 +?f108 *?f108 +0*0)"/>
            <draw:equation draw:name="f111" draw:formula="sqrt(?f107 *?f107 +?f109 *?f109 +0*0)"/>
            <draw:equation draw:name="f112" draw:formula="?f111 +0-?f110 "/>
            <draw:equation draw:name="f113" draw:formula="if(?f112 ,?f97 ,?f99 )"/>
            <draw:equation draw:name="f114" draw:formula="if(?f112 ,?f103 ,?f105 )"/>
            <draw:equation draw:name="f115" draw:formula="?f113 *?f10 /?f74 "/>
            <draw:equation draw:name="f116" draw:formula="?f114 *?f12 /?f74 "/>
            <draw:equation draw:name="f117" draw:formula="?f21 +?f115 -0"/>
            <draw:equation draw:name="f118" draw:formula="?f23 +?f116 -0"/>
            <draw:equation draw:name="f119" draw:formula="?f70 *?f25 /?f13 "/>
            <draw:equation draw:name="f120" draw:formula="?f71 *?f25 /?f14 "/>
            <draw:equation draw:name="f121" draw:formula="?f72 *?f25 /?f13 "/>
            <draw:equation draw:name="f122" draw:formula="?f73 *?f25 /?f14 "/>
            <draw:equation draw:name="f123" draw:formula="?f121 +0-?f119 "/>
            <draw:equation draw:name="f124" draw:formula="?f122 +0-?f120 "/>
            <draw:equation draw:name="f125" draw:formula="sqrt(?f123 *?f123 +?f124 *?f124 +0*0)"/>
            <draw:equation draw:name="f126" draw:formula="?f119 *?f122 /1"/>
            <draw:equation draw:name="f127" draw:formula="?f121 *?f120 /1"/>
            <draw:equation draw:name="f128" draw:formula="?f126 +0-?f127 "/>
            <draw:equation draw:name="f129" draw:formula="?f25 *?f25 /1"/>
            <draw:equation draw:name="f130" draw:formula="?f125 *?f125 /1"/>
            <draw:equation draw:name="f131" draw:formula="?f129 *?f130 /1"/>
            <draw:equation draw:name="f132" draw:formula="?f128 *?f128 /1"/>
            <draw:equation draw:name="f133" draw:formula="?f131 +0-?f132 "/>
            <draw:equation draw:name="f134" draw:formula="max(?f133 ,0)"/>
            <draw:equation draw:name="f135" draw:formula="sqrt(?f134 )"/>
            <draw:equation draw:name="f136" draw:formula="?f93 *?f123 /1"/>
            <draw:equation draw:name="f137" draw:formula="?f136 *?f135 /1"/>
            <draw:equation draw:name="f138" draw:formula="?f128 *?f124 /1"/>
            <draw:equation draw:name="f139" draw:formula="(?f138 +?f137 )/?f130 "/>
            <draw:equation draw:name="f140" draw:formula="?f138 +0-?f137 "/>
            <draw:equation draw:name="f141" draw:formula="?f140 *1/?f130 "/>
            <draw:equation draw:name="f142" draw:formula="abs(?f124 )"/>
            <draw:equation draw:name="f143" draw:formula="?f142 *?f135 /1"/>
            <draw:equation draw:name="f144" draw:formula="?f128 *?f123 /-1"/>
            <draw:equation draw:name="f145" draw:formula="(?f144 +?f143 )/?f130 "/>
            <draw:equation draw:name="f146" draw:formula="?f144 +0-?f143 "/>
            <draw:equation draw:name="f147" draw:formula="?f146 *1/?f130 "/>
            <draw:equation draw:name="f148" draw:formula="?f119 +0-?f139 "/>
            <draw:equation draw:name="f149" draw:formula="?f119 +0-?f141 "/>
            <draw:equation draw:name="f150" draw:formula="?f120 +0-?f145 "/>
            <draw:equation draw:name="f151" draw:formula="?f120 +0-?f147 "/>
            <draw:equation draw:name="f152" draw:formula="sqrt(?f148 *?f148 +?f150 *?f150 +0*0)"/>
            <draw:equation draw:name="f153" draw:formula="sqrt(?f149 *?f149 +?f151 *?f151 +0*0)"/>
            <draw:equation draw:name="f154" draw:formula="?f153 +0-?f152 "/>
            <draw:equation draw:name="f155" draw:formula="if(?f154 ,?f139 ,?f141 )"/>
            <draw:equation draw:name="f156" draw:formula="if(?f154 ,?f145 ,?f147 )"/>
            <draw:equation draw:name="f157" draw:formula="?f155 *?f13 /?f25 "/>
            <draw:equation draw:name="f158" draw:formula="?f156 *?f14 /?f25 "/>
            <draw:equation draw:name="f159" draw:formula="?f21 +?f157 -0"/>
            <draw:equation draw:name="f160" draw:formula="?f23 +?f158 -0"/>
            <draw:equation draw:name="f161" draw:formula="(10800000*atan2(?f158 ,?f157 ))/pi"/>
            <draw:equation draw:name="f162" draw:formula="?f161 +21600000-0"/>
            <draw:equation draw:name="f163" draw:formula="if(?f161 ,?f161 ,?f162 )"/>
            <draw:equation draw:name="f164" draw:formula="?f4 +0-?f163 "/>
            <draw:equation draw:name="f165" draw:formula="?f164 +0-21600000"/>
            <draw:equation draw:name="f166" draw:formula="if(?f164 ,?f165 ,?f164 )"/>
            <draw:equation draw:name="f167" draw:formula="?f117 +0-?f159 "/>
            <draw:equation draw:name="f168" draw:formula="?f118 +0-?f160 "/>
            <draw:equation draw:name="f169" draw:formula="sqrt(?f167 *?f167 +?f168 *?f168 +0*0)"/>
            <draw:equation draw:name="f170" draw:formula="?f169 *1/2"/>
            <draw:equation draw:name="f171" draw:formula="?f170 +0-?f7 "/>
            <draw:equation draw:name="f172" draw:formula="if(?f171 ,?f117 ,?f64 )"/>
            <draw:equation draw:name="f173" draw:formula="if(?f171 ,?f118 ,?f65 )"/>
            <draw:equation draw:name="f174" draw:formula="if(?f171 ,?f159 ,?f68 )"/>
            <draw:equation draw:name="f175" draw:formula="if(?f171 ,?f160 ,?f69 )"/>
            <draw:equation draw:name="f176" draw:formula="(10800000*atan2(?f116 ,?f115 ))/pi"/>
            <draw:equation draw:name="f177" draw:formula="?f176 +21600000-0"/>
            <draw:equation draw:name="f178" draw:formula="if(?f176 ,?f176 ,?f177 )"/>
            <draw:equation draw:name="f179" draw:formula="?f178 +0-?f4 "/>
            <draw:equation draw:name="f180" draw:formula="?f179 +21600000-0"/>
            <draw:equation draw:name="f181" draw:formula="if(?f179 ,?f179 ,?f180 )"/>
            <draw:equation draw:name="f182" draw:formula="?f15 *sin(pi*(?f4 )/10800000)"/>
            <draw:equation draw:name="f183" draw:formula="?f16 *cos(pi*(?f4 )/10800000)"/>
            <draw:equation draw:name="f184" draw:formula="?f15 *(cos(atan2(?f182 ,?f183 )))"/>
            <draw:equation draw:name="f185" draw:formula="?f16 *(sin(atan2(?f182 ,?f183 )))"/>
            <draw:equation draw:name="f186" draw:formula="?f21 +?f184 -0"/>
            <draw:equation draw:name="f187" draw:formula="?f23 +?f185 -0"/>
            <draw:equation draw:name="f188" draw:formula="?f4 +0-5400000"/>
            <draw:equation draw:name="f189" draw:formula="?f49 +5400000-0"/>
            <draw:equation draw:name="f190" draw:formula="?f49 +10800000-0"/>
            <draw:equation draw:name="f191" draw:formula="?f10 *cos(pi*(2700000)/10800000)"/>
            <draw:equation draw:name="f192" draw:formula="?f12 *sin(pi*(2700000)/10800000)"/>
            <draw:equation draw:name="f193" draw:formula="?f21 +0-?f191 "/>
            <draw:equation draw:name="f194" draw:formula="?f21 +?f191 -0"/>
            <draw:equation draw:name="f195" draw:formula="?f23 +0-?f192 "/>
            <draw:equation draw:name="f196" draw:formula="?f23 +?f192 -0"/>
            <draw:equation draw:name="f197" draw:formula="(?f4 )/60000.0"/>
            <draw:equation draw:name="f198" draw:formula="(?f181 )/60000.0"/>
            <draw:equation draw:name="f199" draw:formula="(?f163 )/60000.0"/>
            <draw:equation draw:name="f200" draw:formula="(?f166 )/60000.0"/>
            <draw:handle draw:handle-position="?f54 ?f55"/>
            <draw:handle draw:handle-position="?f60 ?f61"/>
            <draw:handle draw:handle-radius-range-minimum="0" draw:handle-position="?f117 ?f118" draw:handle-radius-range-maximum="?f1"/>
            <draw:handle draw:handle-radius-range-minimum="0" draw:handle-position="?f68 ?f69" draw:handle-radius-range-maximum="25000"/>
          </draw:enhanced-geometry>
        </draw:custom-shape>
        <draw:custom-shape draw:name="1-circle-arrow_3" draw:style-name="gr5" draw:text-style-name="P1" draw:layer="layout" svg:width="3.123cm" svg:height="3.159cm" draw:transform="skewX (-0.00122173047639604) rotate (0.0347320521146872) translate (5.891cm 9.232cm)">
          <text:p/>
          <draw:enhanced-geometry draw:mirror-horizontal="false" draw:mirror-vertical="false" svg:viewBox="0 0 0 0" draw:text-areas="?f193 ?f195 ?f194 ?f196" draw:type="ooxml-circularArrow" draw:modifiers="5624.1061534697 28844.2986817658 20684537.9056861 20723688.0158221 2812.05307673485" draw:enhanced-path="M ?f60 ?f61 L ?f172 ?f173 ?f54 ?f55 ?f174 ?f175 ?f159 ?f160 Z N" drawooo:enhanced-path="M ?f60 ?f61 G ?f10 ?f12 ?f197 ?f198 L ?f172 ?f173 ?f54 ?f55 ?f174 ?f175 ?f159 ?f160 G ?f13 ?f14 ?f199 ?f200 Z N">
            <draw:equation draw:name="f0" draw:formula="if(0-$4 ,0,if(25000-$4 ,$4 ,25000))"/>
            <draw:equation draw:name="f1" draw:formula="?f0 *2/1"/>
            <draw:equation draw:name="f2" draw:formula="if(0-$0 ,0,if(?f1 -$0 ,$0 ,?f1 ))"/>
            <draw:equation draw:name="f3" draw:formula="if(1-$2 ,1,if(21599999-$2 ,$2 ,21599999))"/>
            <draw:equation draw:name="f4" draw:formula="if(0-$3 ,0,if(21599999-$3 ,$3 ,21599999))"/>
            <draw:equation draw:name="f5" draw:formula="min(logwidth,logheight)"/>
            <draw:equation draw:name="f6" draw:formula="?f5 *?f2 /100000"/>
            <draw:equation draw:name="f7" draw:formula="?f5 *?f0 /100000"/>
            <draw:equation draw:name="f8" draw:formula="?f6 *1/2"/>
            <draw:equation draw:name="f9" draw:formula="logwidth/2"/>
            <draw:equation draw:name="f10" draw:formula="?f9 +?f8 -?f7 "/>
            <draw:equation draw:name="f11" draw:formula="logheight/2"/>
            <draw:equation draw:name="f12" draw:formula="?f11 +?f8 -?f7 "/>
            <draw:equation draw:name="f13" draw:formula="?f10 +0-?f6 "/>
            <draw:equation draw:name="f14" draw:formula="?f12 +0-?f6 "/>
            <draw:equation draw:name="f15" draw:formula="?f13 +?f8 -0"/>
            <draw:equation draw:name="f16" draw:formula="?f14 +?f8 -0"/>
            <draw:equation draw:name="f17" draw:formula="?f15 *sin(pi*(?f3 )/10800000)"/>
            <draw:equation draw:name="f18" draw:formula="?f16 *cos(pi*(?f3 )/10800000)"/>
            <draw:equation draw:name="f19" draw:formula="?f15 *(cos(atan2(?f17 ,?f18 )))"/>
            <draw:equation draw:name="f20" draw:formula="?f16 *(sin(atan2(?f17 ,?f18 )))"/>
            <draw:equation draw:name="f21" draw:formula="logwidth/2"/>
            <draw:equation draw:name="f22" draw:formula="?f21 +?f19 -0"/>
            <draw:equation draw:name="f23" draw:formula="logheight/2"/>
            <draw:equation draw:name="f24" draw:formula="?f23 +?f20 -0"/>
            <draw:equation draw:name="f25" draw:formula="min(?f13 ,?f14 )"/>
            <draw:equation draw:name="f26" draw:formula="?f19 *?f19 /1"/>
            <draw:equation draw:name="f27" draw:formula="?f20 *?f20 /1"/>
            <draw:equation draw:name="f28" draw:formula="?f25 *?f25 /1"/>
            <draw:equation draw:name="f29" draw:formula="?f26 +0-?f28 "/>
            <draw:equation draw:name="f30" draw:formula="?f27 +0-?f28 "/>
            <draw:equation draw:name="f31" draw:formula="?f29 *?f30 /?f26 "/>
            <draw:equation draw:name="f32" draw:formula="?f31 *1/?f27 "/>
            <draw:equation draw:name="f33" draw:formula="1+0-?f32 "/>
            <draw:equation draw:name="f34" draw:formula="sqrt(?f33 )"/>
            <draw:equation draw:name="f35" draw:formula="?f29 *1/?f19 "/>
            <draw:equation draw:name="f36" draw:formula="?f35 *1/?f20 "/>
            <draw:equation draw:name="f37" draw:formula="(1+?f34 )/?f36 "/>
            <draw:equation draw:name="f38" draw:formula="(10800000*atan2(?f37 ,1))/pi"/>
            <draw:equation draw:name="f39" draw:formula="?f38 +21600000-0"/>
            <draw:equation draw:name="f40" draw:formula="if(?f38 ,?f38 ,?f39 )"/>
            <draw:equation draw:name="f41" draw:formula="?f40 +0-?f3 "/>
            <draw:equation draw:name="f42" draw:formula="?f41 +21600000-0"/>
            <draw:equation draw:name="f43" draw:formula="if(?f41 ,?f41 ,?f42 )"/>
            <draw:equation draw:name="f44" draw:formula="?f43 +0-10800000"/>
            <draw:equation draw:name="f45" draw:formula="?f43 +0-21600000"/>
            <draw:equation draw:name="f46" draw:formula="if(?f44 ,?f45 ,?f43 )"/>
            <draw:equation draw:name="f47" draw:formula="abs(?f46 )"/>
            <draw:equation draw:name="f48" draw:formula="if(0-$1 ,0,if(?f47 -$1 ,$1 ,?f47 ))"/>
            <draw:equation draw:name="f49" draw:formula="?f3 +?f48 -0"/>
            <draw:equation draw:name="f50" draw:formula="?f15 *sin(pi*(?f49 )/10800000)"/>
            <draw:equation draw:name="f51" draw:formula="?f16 *cos(pi*(?f49 )/10800000)"/>
            <draw:equation draw:name="f52" draw:formula="?f15 *(cos(atan2(?f50 ,?f51 )))"/>
            <draw:equation draw:name="f53" draw:formula="?f16 *(sin(atan2(?f50 ,?f51 )))"/>
            <draw:equation draw:name="f54" draw:formula="?f21 +?f52 -0"/>
            <draw:equation draw:name="f55" draw:formula="?f23 +?f53 -0"/>
            <draw:equation draw:name="f56" draw:formula="?f10 *sin(pi*(?f4 )/10800000)"/>
            <draw:equation draw:name="f57" draw:formula="?f12 *cos(pi*(?f4 )/10800000)"/>
            <draw:equation draw:name="f58" draw:formula="?f10 *(cos(atan2(?f56 ,?f57 )))"/>
            <draw:equation draw:name="f59" draw:formula="?f12 *(sin(atan2(?f56 ,?f57 )))"/>
            <draw:equation draw:name="f60" draw:formula="?f21 +?f58 -0"/>
            <draw:equation draw:name="f61" draw:formula="?f23 +?f59 -0"/>
            <draw:equation draw:name="f62" draw:formula="?f7 *cos(pi*(?f49 )/10800000)"/>
            <draw:equation draw:name="f63" draw:formula="?f7 *sin(pi*(?f49 )/10800000)"/>
            <draw:equation draw:name="f64" draw:formula="?f22 +?f62 -0"/>
            <draw:equation draw:name="f65" draw:formula="?f24 +?f63 -0"/>
            <draw:equation draw:name="f66" draw:formula="?f7 *cos(pi*(?f49 )/10800000)"/>
            <draw:equation draw:name="f67" draw:formula="?f7 *sin(pi*(?f49 )/10800000)"/>
            <draw:equation draw:name="f68" draw:formula="?f22 +0-?f66 "/>
            <draw:equation draw:name="f69" draw:formula="?f24 +0-?f67 "/>
            <draw:equation draw:name="f70" draw:formula="?f68 +0-?f21 "/>
            <draw:equation draw:name="f71" draw:formula="?f69 +0-?f23 "/>
            <draw:equation draw:name="f72" draw:formula="?f64 +0-?f21 "/>
            <draw:equation draw:name="f73" draw:formula="?f65 +0-?f23 "/>
            <draw:equation draw:name="f74" draw:formula="min(?f10 ,?f12 )"/>
            <draw:equation draw:name="f75" draw:formula="?f70 *?f74 /?f10 "/>
            <draw:equation draw:name="f76" draw:formula="?f71 *?f74 /?f12 "/>
            <draw:equation draw:name="f77" draw:formula="?f72 *?f74 /?f10 "/>
            <draw:equation draw:name="f78" draw:formula="?f73 *?f74 /?f12 "/>
            <draw:equation draw:name="f79" draw:formula="?f77 +0-?f75 "/>
            <draw:equation draw:name="f80" draw:formula="?f78 +0-?f76 "/>
            <draw:equation draw:name="f81" draw:formula="sqrt(?f79 *?f79 +?f80 *?f80 +0*0)"/>
            <draw:equation draw:name="f82" draw:formula="?f75 *?f78 /1"/>
            <draw:equation draw:name="f83" draw:formula="?f77 *?f76 /1"/>
            <draw:equation draw:name="f84" draw:formula="?f82 +0-?f83 "/>
            <draw:equation draw:name="f85" draw:formula="?f74 *?f74 /1"/>
            <draw:equation draw:name="f86" draw:formula="?f81 *?f81 /1"/>
            <draw:equation draw:name="f87" draw:formula="?f85 *?f86 /1"/>
            <draw:equation draw:name="f88" draw:formula="?f84 *?f84 /1"/>
            <draw:equation draw:name="f89" draw:formula="?f87 +0-?f88 "/>
            <draw:equation draw:name="f90" draw:formula="max(?f89 ,0)"/>
            <draw:equation draw:name="f91" draw:formula="sqrt(?f90 )"/>
            <draw:equation draw:name="f92" draw:formula="?f80 *-1/1"/>
            <draw:equation draw:name="f93" draw:formula="if(?f92 ,-1,1)"/>
            <draw:equation draw:name="f94" draw:formula="?f93 *?f79 /1"/>
            <draw:equation draw:name="f95" draw:formula="?f94 *?f91 /1"/>
            <draw:equation draw:name="f96" draw:formula="?f84 *?f80 /1"/>
            <draw:equation draw:name="f97" draw:formula="(?f96 +?f95 )/?f86 "/>
            <draw:equation draw:name="f98" draw:formula="?f96 +0-?f95 "/>
            <draw:equation draw:name="f99" draw:formula="?f98 *1/?f86 "/>
            <draw:equation draw:name="f100" draw:formula="abs(?f80 )"/>
            <draw:equation draw:name="f101" draw:formula="?f100 *?f91 /1"/>
            <draw:equation draw:name="f102" draw:formula="?f84 *?f79 /-1"/>
            <draw:equation draw:name="f103" draw:formula="(?f102 +?f101 )/?f86 "/>
            <draw:equation draw:name="f104" draw:formula="?f102 +0-?f101 "/>
            <draw:equation draw:name="f105" draw:formula="?f104 *1/?f86 "/>
            <draw:equation draw:name="f106" draw:formula="?f77 +0-?f97 "/>
            <draw:equation draw:name="f107" draw:formula="?f77 +0-?f99 "/>
            <draw:equation draw:name="f108" draw:formula="?f78 +0-?f103 "/>
            <draw:equation draw:name="f109" draw:formula="?f78 +0-?f105 "/>
            <draw:equation draw:name="f110" draw:formula="sqrt(?f106 *?f106 +?f108 *?f108 +0*0)"/>
            <draw:equation draw:name="f111" draw:formula="sqrt(?f107 *?f107 +?f109 *?f109 +0*0)"/>
            <draw:equation draw:name="f112" draw:formula="?f111 +0-?f110 "/>
            <draw:equation draw:name="f113" draw:formula="if(?f112 ,?f97 ,?f99 )"/>
            <draw:equation draw:name="f114" draw:formula="if(?f112 ,?f103 ,?f105 )"/>
            <draw:equation draw:name="f115" draw:formula="?f113 *?f10 /?f74 "/>
            <draw:equation draw:name="f116" draw:formula="?f114 *?f12 /?f74 "/>
            <draw:equation draw:name="f117" draw:formula="?f21 +?f115 -0"/>
            <draw:equation draw:name="f118" draw:formula="?f23 +?f116 -0"/>
            <draw:equation draw:name="f119" draw:formula="?f70 *?f25 /?f13 "/>
            <draw:equation draw:name="f120" draw:formula="?f71 *?f25 /?f14 "/>
            <draw:equation draw:name="f121" draw:formula="?f72 *?f25 /?f13 "/>
            <draw:equation draw:name="f122" draw:formula="?f73 *?f25 /?f14 "/>
            <draw:equation draw:name="f123" draw:formula="?f121 +0-?f119 "/>
            <draw:equation draw:name="f124" draw:formula="?f122 +0-?f120 "/>
            <draw:equation draw:name="f125" draw:formula="sqrt(?f123 *?f123 +?f124 *?f124 +0*0)"/>
            <draw:equation draw:name="f126" draw:formula="?f119 *?f122 /1"/>
            <draw:equation draw:name="f127" draw:formula="?f121 *?f120 /1"/>
            <draw:equation draw:name="f128" draw:formula="?f126 +0-?f127 "/>
            <draw:equation draw:name="f129" draw:formula="?f25 *?f25 /1"/>
            <draw:equation draw:name="f130" draw:formula="?f125 *?f125 /1"/>
            <draw:equation draw:name="f131" draw:formula="?f129 *?f130 /1"/>
            <draw:equation draw:name="f132" draw:formula="?f128 *?f128 /1"/>
            <draw:equation draw:name="f133" draw:formula="?f131 +0-?f132 "/>
            <draw:equation draw:name="f134" draw:formula="max(?f133 ,0)"/>
            <draw:equation draw:name="f135" draw:formula="sqrt(?f134 )"/>
            <draw:equation draw:name="f136" draw:formula="?f93 *?f123 /1"/>
            <draw:equation draw:name="f137" draw:formula="?f136 *?f135 /1"/>
            <draw:equation draw:name="f138" draw:formula="?f128 *?f124 /1"/>
            <draw:equation draw:name="f139" draw:formula="(?f138 +?f137 )/?f130 "/>
            <draw:equation draw:name="f140" draw:formula="?f138 +0-?f137 "/>
            <draw:equation draw:name="f141" draw:formula="?f140 *1/?f130 "/>
            <draw:equation draw:name="f142" draw:formula="abs(?f124 )"/>
            <draw:equation draw:name="f143" draw:formula="?f142 *?f135 /1"/>
            <draw:equation draw:name="f144" draw:formula="?f128 *?f123 /-1"/>
            <draw:equation draw:name="f145" draw:formula="(?f144 +?f143 )/?f130 "/>
            <draw:equation draw:name="f146" draw:formula="?f144 +0-?f143 "/>
            <draw:equation draw:name="f147" draw:formula="?f146 *1/?f130 "/>
            <draw:equation draw:name="f148" draw:formula="?f119 +0-?f139 "/>
            <draw:equation draw:name="f149" draw:formula="?f119 +0-?f141 "/>
            <draw:equation draw:name="f150" draw:formula="?f120 +0-?f145 "/>
            <draw:equation draw:name="f151" draw:formula="?f120 +0-?f147 "/>
            <draw:equation draw:name="f152" draw:formula="sqrt(?f148 *?f148 +?f150 *?f150 +0*0)"/>
            <draw:equation draw:name="f153" draw:formula="sqrt(?f149 *?f149 +?f151 *?f151 +0*0)"/>
            <draw:equation draw:name="f154" draw:formula="?f153 +0-?f152 "/>
            <draw:equation draw:name="f155" draw:formula="if(?f154 ,?f139 ,?f141 )"/>
            <draw:equation draw:name="f156" draw:formula="if(?f154 ,?f145 ,?f147 )"/>
            <draw:equation draw:name="f157" draw:formula="?f155 *?f13 /?f25 "/>
            <draw:equation draw:name="f158" draw:formula="?f156 *?f14 /?f25 "/>
            <draw:equation draw:name="f159" draw:formula="?f21 +?f157 -0"/>
            <draw:equation draw:name="f160" draw:formula="?f23 +?f158 -0"/>
            <draw:equation draw:name="f161" draw:formula="(10800000*atan2(?f158 ,?f157 ))/pi"/>
            <draw:equation draw:name="f162" draw:formula="?f161 +21600000-0"/>
            <draw:equation draw:name="f163" draw:formula="if(?f161 ,?f161 ,?f162 )"/>
            <draw:equation draw:name="f164" draw:formula="?f4 +0-?f163 "/>
            <draw:equation draw:name="f165" draw:formula="?f164 +0-21600000"/>
            <draw:equation draw:name="f166" draw:formula="if(?f164 ,?f165 ,?f164 )"/>
            <draw:equation draw:name="f167" draw:formula="?f117 +0-?f159 "/>
            <draw:equation draw:name="f168" draw:formula="?f118 +0-?f160 "/>
            <draw:equation draw:name="f169" draw:formula="sqrt(?f167 *?f167 +?f168 *?f168 +0*0)"/>
            <draw:equation draw:name="f170" draw:formula="?f169 *1/2"/>
            <draw:equation draw:name="f171" draw:formula="?f170 +0-?f7 "/>
            <draw:equation draw:name="f172" draw:formula="if(?f171 ,?f117 ,?f64 )"/>
            <draw:equation draw:name="f173" draw:formula="if(?f171 ,?f118 ,?f65 )"/>
            <draw:equation draw:name="f174" draw:formula="if(?f171 ,?f159 ,?f68 )"/>
            <draw:equation draw:name="f175" draw:formula="if(?f171 ,?f160 ,?f69 )"/>
            <draw:equation draw:name="f176" draw:formula="(10800000*atan2(?f116 ,?f115 ))/pi"/>
            <draw:equation draw:name="f177" draw:formula="?f176 +21600000-0"/>
            <draw:equation draw:name="f178" draw:formula="if(?f176 ,?f176 ,?f177 )"/>
            <draw:equation draw:name="f179" draw:formula="?f178 +0-?f4 "/>
            <draw:equation draw:name="f180" draw:formula="?f179 +21600000-0"/>
            <draw:equation draw:name="f181" draw:formula="if(?f179 ,?f179 ,?f180 )"/>
            <draw:equation draw:name="f182" draw:formula="?f15 *sin(pi*(?f4 )/10800000)"/>
            <draw:equation draw:name="f183" draw:formula="?f16 *cos(pi*(?f4 )/10800000)"/>
            <draw:equation draw:name="f184" draw:formula="?f15 *(cos(atan2(?f182 ,?f183 )))"/>
            <draw:equation draw:name="f185" draw:formula="?f16 *(sin(atan2(?f182 ,?f183 )))"/>
            <draw:equation draw:name="f186" draw:formula="?f21 +?f184 -0"/>
            <draw:equation draw:name="f187" draw:formula="?f23 +?f185 -0"/>
            <draw:equation draw:name="f188" draw:formula="?f4 +0-5400000"/>
            <draw:equation draw:name="f189" draw:formula="?f49 +5400000-0"/>
            <draw:equation draw:name="f190" draw:formula="?f49 +10800000-0"/>
            <draw:equation draw:name="f191" draw:formula="?f10 *cos(pi*(2700000)/10800000)"/>
            <draw:equation draw:name="f192" draw:formula="?f12 *sin(pi*(2700000)/10800000)"/>
            <draw:equation draw:name="f193" draw:formula="?f21 +0-?f191 "/>
            <draw:equation draw:name="f194" draw:formula="?f21 +?f191 -0"/>
            <draw:equation draw:name="f195" draw:formula="?f23 +0-?f192 "/>
            <draw:equation draw:name="f196" draw:formula="?f23 +?f192 -0"/>
            <draw:equation draw:name="f197" draw:formula="(?f4 )/60000.0"/>
            <draw:equation draw:name="f198" draw:formula="(?f181 )/60000.0"/>
            <draw:equation draw:name="f199" draw:formula="(?f163 )/60000.0"/>
            <draw:equation draw:name="f200" draw:formula="(?f166 )/60000.0"/>
            <draw:handle draw:handle-position="?f54 ?f55"/>
            <draw:handle draw:handle-position="?f60 ?f61"/>
            <draw:handle draw:handle-radius-range-minimum="0" draw:handle-position="?f117 ?f118" draw:handle-radius-range-maximum="?f1"/>
            <draw:handle draw:handle-radius-range-minimum="0" draw:handle-position="?f68 ?f69" draw:handle-radius-range-maximum="25000"/>
          </draw:enhanced-geometry>
        </draw:custom-shape>
        <draw:custom-shape draw:name="1-circle-arrow_5" draw:style-name="gr6" draw:text-style-name="P2" draw:layer="layout" svg:width="1.545cm" svg:height="1.225cm" draw:transform="skewX (-0.000872664625997195) rotate (-1.83416651092084) translate (12.932cm 1.916cm)">
          <text:p/>
          <draw:enhanced-geometry draw:mirror-horizontal="false" draw:mirror-vertical="false" svg:viewBox="0 0 0 0" draw:text-areas="?f193 ?f195 ?f194 ?f196" draw:type="ooxml-circularArrow" draw:modifiers="12500 1142319 20457681 4636880.50780165 12500" draw:enhanced-path="M ?f60 ?f61 L ?f172 ?f173 ?f54 ?f55 ?f174 ?f175 ?f159 ?f160 Z N" drawooo:enhanced-path="M ?f60 ?f61 G ?f10 ?f12 ?f197 ?f198 L ?f172 ?f173 ?f54 ?f55 ?f174 ?f175 ?f159 ?f160 G ?f13 ?f14 ?f199 ?f200 Z N">
            <draw:equation draw:name="f0" draw:formula="if(0-$4 ,0,if(25000-$4 ,$4 ,25000))"/>
            <draw:equation draw:name="f1" draw:formula="?f0 *2/1"/>
            <draw:equation draw:name="f2" draw:formula="if(0-$0 ,0,if(?f1 -$0 ,$0 ,?f1 ))"/>
            <draw:equation draw:name="f3" draw:formula="if(1-$2 ,1,if(21599999-$2 ,$2 ,21599999))"/>
            <draw:equation draw:name="f4" draw:formula="if(0-$3 ,0,if(21599999-$3 ,$3 ,21599999))"/>
            <draw:equation draw:name="f5" draw:formula="min(logwidth,logheight)"/>
            <draw:equation draw:name="f6" draw:formula="?f5 *?f2 /100000"/>
            <draw:equation draw:name="f7" draw:formula="?f5 *?f0 /100000"/>
            <draw:equation draw:name="f8" draw:formula="?f6 *1/2"/>
            <draw:equation draw:name="f9" draw:formula="logwidth/2"/>
            <draw:equation draw:name="f10" draw:formula="?f9 +?f8 -?f7 "/>
            <draw:equation draw:name="f11" draw:formula="logheight/2"/>
            <draw:equation draw:name="f12" draw:formula="?f11 +?f8 -?f7 "/>
            <draw:equation draw:name="f13" draw:formula="?f10 +0-?f6 "/>
            <draw:equation draw:name="f14" draw:formula="?f12 +0-?f6 "/>
            <draw:equation draw:name="f15" draw:formula="?f13 +?f8 -0"/>
            <draw:equation draw:name="f16" draw:formula="?f14 +?f8 -0"/>
            <draw:equation draw:name="f17" draw:formula="?f15 *sin(pi*(?f3 )/10800000)"/>
            <draw:equation draw:name="f18" draw:formula="?f16 *cos(pi*(?f3 )/10800000)"/>
            <draw:equation draw:name="f19" draw:formula="?f15 *(cos(atan2(?f17 ,?f18 )))"/>
            <draw:equation draw:name="f20" draw:formula="?f16 *(sin(atan2(?f17 ,?f18 )))"/>
            <draw:equation draw:name="f21" draw:formula="logwidth/2"/>
            <draw:equation draw:name="f22" draw:formula="?f21 +?f19 -0"/>
            <draw:equation draw:name="f23" draw:formula="logheight/2"/>
            <draw:equation draw:name="f24" draw:formula="?f23 +?f20 -0"/>
            <draw:equation draw:name="f25" draw:formula="min(?f13 ,?f14 )"/>
            <draw:equation draw:name="f26" draw:formula="?f19 *?f19 /1"/>
            <draw:equation draw:name="f27" draw:formula="?f20 *?f20 /1"/>
            <draw:equation draw:name="f28" draw:formula="?f25 *?f25 /1"/>
            <draw:equation draw:name="f29" draw:formula="?f26 +0-?f28 "/>
            <draw:equation draw:name="f30" draw:formula="?f27 +0-?f28 "/>
            <draw:equation draw:name="f31" draw:formula="?f29 *?f30 /?f26 "/>
            <draw:equation draw:name="f32" draw:formula="?f31 *1/?f27 "/>
            <draw:equation draw:name="f33" draw:formula="1+0-?f32 "/>
            <draw:equation draw:name="f34" draw:formula="sqrt(?f33 )"/>
            <draw:equation draw:name="f35" draw:formula="?f29 *1/?f19 "/>
            <draw:equation draw:name="f36" draw:formula="?f35 *1/?f20 "/>
            <draw:equation draw:name="f37" draw:formula="(1+?f34 )/?f36 "/>
            <draw:equation draw:name="f38" draw:formula="(10800000*atan2(?f37 ,1))/pi"/>
            <draw:equation draw:name="f39" draw:formula="?f38 +21600000-0"/>
            <draw:equation draw:name="f40" draw:formula="if(?f38 ,?f38 ,?f39 )"/>
            <draw:equation draw:name="f41" draw:formula="?f40 +0-?f3 "/>
            <draw:equation draw:name="f42" draw:formula="?f41 +21600000-0"/>
            <draw:equation draw:name="f43" draw:formula="if(?f41 ,?f41 ,?f42 )"/>
            <draw:equation draw:name="f44" draw:formula="?f43 +0-10800000"/>
            <draw:equation draw:name="f45" draw:formula="?f43 +0-21600000"/>
            <draw:equation draw:name="f46" draw:formula="if(?f44 ,?f45 ,?f43 )"/>
            <draw:equation draw:name="f47" draw:formula="abs(?f46 )"/>
            <draw:equation draw:name="f48" draw:formula="if(0-$1 ,0,if(?f47 -$1 ,$1 ,?f47 ))"/>
            <draw:equation draw:name="f49" draw:formula="?f3 +?f48 -0"/>
            <draw:equation draw:name="f50" draw:formula="?f15 *sin(pi*(?f49 )/10800000)"/>
            <draw:equation draw:name="f51" draw:formula="?f16 *cos(pi*(?f49 )/10800000)"/>
            <draw:equation draw:name="f52" draw:formula="?f15 *(cos(atan2(?f50 ,?f51 )))"/>
            <draw:equation draw:name="f53" draw:formula="?f16 *(sin(atan2(?f50 ,?f51 )))"/>
            <draw:equation draw:name="f54" draw:formula="?f21 +?f52 -0"/>
            <draw:equation draw:name="f55" draw:formula="?f23 +?f53 -0"/>
            <draw:equation draw:name="f56" draw:formula="?f10 *sin(pi*(?f4 )/10800000)"/>
            <draw:equation draw:name="f57" draw:formula="?f12 *cos(pi*(?f4 )/10800000)"/>
            <draw:equation draw:name="f58" draw:formula="?f10 *(cos(atan2(?f56 ,?f57 )))"/>
            <draw:equation draw:name="f59" draw:formula="?f12 *(sin(atan2(?f56 ,?f57 )))"/>
            <draw:equation draw:name="f60" draw:formula="?f21 +?f58 -0"/>
            <draw:equation draw:name="f61" draw:formula="?f23 +?f59 -0"/>
            <draw:equation draw:name="f62" draw:formula="?f7 *cos(pi*(?f49 )/10800000)"/>
            <draw:equation draw:name="f63" draw:formula="?f7 *sin(pi*(?f49 )/10800000)"/>
            <draw:equation draw:name="f64" draw:formula="?f22 +?f62 -0"/>
            <draw:equation draw:name="f65" draw:formula="?f24 +?f63 -0"/>
            <draw:equation draw:name="f66" draw:formula="?f7 *cos(pi*(?f49 )/10800000)"/>
            <draw:equation draw:name="f67" draw:formula="?f7 *sin(pi*(?f49 )/10800000)"/>
            <draw:equation draw:name="f68" draw:formula="?f22 +0-?f66 "/>
            <draw:equation draw:name="f69" draw:formula="?f24 +0-?f67 "/>
            <draw:equation draw:name="f70" draw:formula="?f68 +0-?f21 "/>
            <draw:equation draw:name="f71" draw:formula="?f69 +0-?f23 "/>
            <draw:equation draw:name="f72" draw:formula="?f64 +0-?f21 "/>
            <draw:equation draw:name="f73" draw:formula="?f65 +0-?f23 "/>
            <draw:equation draw:name="f74" draw:formula="min(?f10 ,?f12 )"/>
            <draw:equation draw:name="f75" draw:formula="?f70 *?f74 /?f10 "/>
            <draw:equation draw:name="f76" draw:formula="?f71 *?f74 /?f12 "/>
            <draw:equation draw:name="f77" draw:formula="?f72 *?f74 /?f10 "/>
            <draw:equation draw:name="f78" draw:formula="?f73 *?f74 /?f12 "/>
            <draw:equation draw:name="f79" draw:formula="?f77 +0-?f75 "/>
            <draw:equation draw:name="f80" draw:formula="?f78 +0-?f76 "/>
            <draw:equation draw:name="f81" draw:formula="sqrt(?f79 *?f79 +?f80 *?f80 +0*0)"/>
            <draw:equation draw:name="f82" draw:formula="?f75 *?f78 /1"/>
            <draw:equation draw:name="f83" draw:formula="?f77 *?f76 /1"/>
            <draw:equation draw:name="f84" draw:formula="?f82 +0-?f83 "/>
            <draw:equation draw:name="f85" draw:formula="?f74 *?f74 /1"/>
            <draw:equation draw:name="f86" draw:formula="?f81 *?f81 /1"/>
            <draw:equation draw:name="f87" draw:formula="?f85 *?f86 /1"/>
            <draw:equation draw:name="f88" draw:formula="?f84 *?f84 /1"/>
            <draw:equation draw:name="f89" draw:formula="?f87 +0-?f88 "/>
            <draw:equation draw:name="f90" draw:formula="max(?f89 ,0)"/>
            <draw:equation draw:name="f91" draw:formula="sqrt(?f90 )"/>
            <draw:equation draw:name="f92" draw:formula="?f80 *-1/1"/>
            <draw:equation draw:name="f93" draw:formula="if(?f92 ,-1,1)"/>
            <draw:equation draw:name="f94" draw:formula="?f93 *?f79 /1"/>
            <draw:equation draw:name="f95" draw:formula="?f94 *?f91 /1"/>
            <draw:equation draw:name="f96" draw:formula="?f84 *?f80 /1"/>
            <draw:equation draw:name="f97" draw:formula="(?f96 +?f95 )/?f86 "/>
            <draw:equation draw:name="f98" draw:formula="?f96 +0-?f95 "/>
            <draw:equation draw:name="f99" draw:formula="?f98 *1/?f86 "/>
            <draw:equation draw:name="f100" draw:formula="abs(?f80 )"/>
            <draw:equation draw:name="f101" draw:formula="?f100 *?f91 /1"/>
            <draw:equation draw:name="f102" draw:formula="?f84 *?f79 /-1"/>
            <draw:equation draw:name="f103" draw:formula="(?f102 +?f101 )/?f86 "/>
            <draw:equation draw:name="f104" draw:formula="?f102 +0-?f101 "/>
            <draw:equation draw:name="f105" draw:formula="?f104 *1/?f86 "/>
            <draw:equation draw:name="f106" draw:formula="?f77 +0-?f97 "/>
            <draw:equation draw:name="f107" draw:formula="?f77 +0-?f99 "/>
            <draw:equation draw:name="f108" draw:formula="?f78 +0-?f103 "/>
            <draw:equation draw:name="f109" draw:formula="?f78 +0-?f105 "/>
            <draw:equation draw:name="f110" draw:formula="sqrt(?f106 *?f106 +?f108 *?f108 +0*0)"/>
            <draw:equation draw:name="f111" draw:formula="sqrt(?f107 *?f107 +?f109 *?f109 +0*0)"/>
            <draw:equation draw:name="f112" draw:formula="?f111 +0-?f110 "/>
            <draw:equation draw:name="f113" draw:formula="if(?f112 ,?f97 ,?f99 )"/>
            <draw:equation draw:name="f114" draw:formula="if(?f112 ,?f103 ,?f105 )"/>
            <draw:equation draw:name="f115" draw:formula="?f113 *?f10 /?f74 "/>
            <draw:equation draw:name="f116" draw:formula="?f114 *?f12 /?f74 "/>
            <draw:equation draw:name="f117" draw:formula="?f21 +?f115 -0"/>
            <draw:equation draw:name="f118" draw:formula="?f23 +?f116 -0"/>
            <draw:equation draw:name="f119" draw:formula="?f70 *?f25 /?f13 "/>
            <draw:equation draw:name="f120" draw:formula="?f71 *?f25 /?f14 "/>
            <draw:equation draw:name="f121" draw:formula="?f72 *?f25 /?f13 "/>
            <draw:equation draw:name="f122" draw:formula="?f73 *?f25 /?f14 "/>
            <draw:equation draw:name="f123" draw:formula="?f121 +0-?f119 "/>
            <draw:equation draw:name="f124" draw:formula="?f122 +0-?f120 "/>
            <draw:equation draw:name="f125" draw:formula="sqrt(?f123 *?f123 +?f124 *?f124 +0*0)"/>
            <draw:equation draw:name="f126" draw:formula="?f119 *?f122 /1"/>
            <draw:equation draw:name="f127" draw:formula="?f121 *?f120 /1"/>
            <draw:equation draw:name="f128" draw:formula="?f126 +0-?f127 "/>
            <draw:equation draw:name="f129" draw:formula="?f25 *?f25 /1"/>
            <draw:equation draw:name="f130" draw:formula="?f125 *?f125 /1"/>
            <draw:equation draw:name="f131" draw:formula="?f129 *?f130 /1"/>
            <draw:equation draw:name="f132" draw:formula="?f128 *?f128 /1"/>
            <draw:equation draw:name="f133" draw:formula="?f131 +0-?f132 "/>
            <draw:equation draw:name="f134" draw:formula="max(?f133 ,0)"/>
            <draw:equation draw:name="f135" draw:formula="sqrt(?f134 )"/>
            <draw:equation draw:name="f136" draw:formula="?f93 *?f123 /1"/>
            <draw:equation draw:name="f137" draw:formula="?f136 *?f135 /1"/>
            <draw:equation draw:name="f138" draw:formula="?f128 *?f124 /1"/>
            <draw:equation draw:name="f139" draw:formula="(?f138 +?f137 )/?f130 "/>
            <draw:equation draw:name="f140" draw:formula="?f138 +0-?f137 "/>
            <draw:equation draw:name="f141" draw:formula="?f140 *1/?f130 "/>
            <draw:equation draw:name="f142" draw:formula="abs(?f124 )"/>
            <draw:equation draw:name="f143" draw:formula="?f142 *?f135 /1"/>
            <draw:equation draw:name="f144" draw:formula="?f128 *?f123 /-1"/>
            <draw:equation draw:name="f145" draw:formula="(?f144 +?f143 )/?f130 "/>
            <draw:equation draw:name="f146" draw:formula="?f144 +0-?f143 "/>
            <draw:equation draw:name="f147" draw:formula="?f146 *1/?f130 "/>
            <draw:equation draw:name="f148" draw:formula="?f119 +0-?f139 "/>
            <draw:equation draw:name="f149" draw:formula="?f119 +0-?f141 "/>
            <draw:equation draw:name="f150" draw:formula="?f120 +0-?f145 "/>
            <draw:equation draw:name="f151" draw:formula="?f120 +0-?f147 "/>
            <draw:equation draw:name="f152" draw:formula="sqrt(?f148 *?f148 +?f150 *?f150 +0*0)"/>
            <draw:equation draw:name="f153" draw:formula="sqrt(?f149 *?f149 +?f151 *?f151 +0*0)"/>
            <draw:equation draw:name="f154" draw:formula="?f153 +0-?f152 "/>
            <draw:equation draw:name="f155" draw:formula="if(?f154 ,?f139 ,?f141 )"/>
            <draw:equation draw:name="f156" draw:formula="if(?f154 ,?f145 ,?f147 )"/>
            <draw:equation draw:name="f157" draw:formula="?f155 *?f13 /?f25 "/>
            <draw:equation draw:name="f158" draw:formula="?f156 *?f14 /?f25 "/>
            <draw:equation draw:name="f159" draw:formula="?f21 +?f157 -0"/>
            <draw:equation draw:name="f160" draw:formula="?f23 +?f158 -0"/>
            <draw:equation draw:name="f161" draw:formula="(10800000*atan2(?f158 ,?f157 ))/pi"/>
            <draw:equation draw:name="f162" draw:formula="?f161 +21600000-0"/>
            <draw:equation draw:name="f163" draw:formula="if(?f161 ,?f161 ,?f162 )"/>
            <draw:equation draw:name="f164" draw:formula="?f4 +0-?f163 "/>
            <draw:equation draw:name="f165" draw:formula="?f164 +0-21600000"/>
            <draw:equation draw:name="f166" draw:formula="if(?f164 ,?f165 ,?f164 )"/>
            <draw:equation draw:name="f167" draw:formula="?f117 +0-?f159 "/>
            <draw:equation draw:name="f168" draw:formula="?f118 +0-?f160 "/>
            <draw:equation draw:name="f169" draw:formula="sqrt(?f167 *?f167 +?f168 *?f168 +0*0)"/>
            <draw:equation draw:name="f170" draw:formula="?f169 *1/2"/>
            <draw:equation draw:name="f171" draw:formula="?f170 +0-?f7 "/>
            <draw:equation draw:name="f172" draw:formula="if(?f171 ,?f117 ,?f64 )"/>
            <draw:equation draw:name="f173" draw:formula="if(?f171 ,?f118 ,?f65 )"/>
            <draw:equation draw:name="f174" draw:formula="if(?f171 ,?f159 ,?f68 )"/>
            <draw:equation draw:name="f175" draw:formula="if(?f171 ,?f160 ,?f69 )"/>
            <draw:equation draw:name="f176" draw:formula="(10800000*atan2(?f116 ,?f115 ))/pi"/>
            <draw:equation draw:name="f177" draw:formula="?f176 +21600000-0"/>
            <draw:equation draw:name="f178" draw:formula="if(?f176 ,?f176 ,?f177 )"/>
            <draw:equation draw:name="f179" draw:formula="?f178 +0-?f4 "/>
            <draw:equation draw:name="f180" draw:formula="?f179 +21600000-0"/>
            <draw:equation draw:name="f181" draw:formula="if(?f179 ,?f179 ,?f180 )"/>
            <draw:equation draw:name="f182" draw:formula="?f15 *sin(pi*(?f4 )/10800000)"/>
            <draw:equation draw:name="f183" draw:formula="?f16 *cos(pi*(?f4 )/10800000)"/>
            <draw:equation draw:name="f184" draw:formula="?f15 *(cos(atan2(?f182 ,?f183 )))"/>
            <draw:equation draw:name="f185" draw:formula="?f16 *(sin(atan2(?f182 ,?f183 )))"/>
            <draw:equation draw:name="f186" draw:formula="?f21 +?f184 -0"/>
            <draw:equation draw:name="f187" draw:formula="?f23 +?f185 -0"/>
            <draw:equation draw:name="f188" draw:formula="?f4 +0-5400000"/>
            <draw:equation draw:name="f189" draw:formula="?f49 +5400000-0"/>
            <draw:equation draw:name="f190" draw:formula="?f49 +10800000-0"/>
            <draw:equation draw:name="f191" draw:formula="?f10 *cos(pi*(2700000)/10800000)"/>
            <draw:equation draw:name="f192" draw:formula="?f12 *sin(pi*(2700000)/10800000)"/>
            <draw:equation draw:name="f193" draw:formula="?f21 +0-?f191 "/>
            <draw:equation draw:name="f194" draw:formula="?f21 +?f191 -0"/>
            <draw:equation draw:name="f195" draw:formula="?f23 +0-?f192 "/>
            <draw:equation draw:name="f196" draw:formula="?f23 +?f192 -0"/>
            <draw:equation draw:name="f197" draw:formula="(?f4 )/60000.0"/>
            <draw:equation draw:name="f198" draw:formula="(?f181 )/60000.0"/>
            <draw:equation draw:name="f199" draw:formula="(?f163 )/60000.0"/>
            <draw:equation draw:name="f200" draw:formula="(?f166 )/60000.0"/>
            <draw:handle draw:handle-position="?f54 ?f55"/>
            <draw:handle draw:handle-position="?f60 ?f61"/>
            <draw:handle draw:handle-radius-range-minimum="0" draw:handle-position="?f117 ?f118" draw:handle-radius-range-maximum="?f1"/>
            <draw:handle draw:handle-radius-range-minimum="0" draw:handle-position="?f68 ?f69" draw:handle-radius-range-maximum="25000"/>
          </draw:enhanced-geometry>
        </draw:custom-shape>
        <draw:custom-shape draw:style-name="gr7" draw:text-style-name="P3" draw:layer="layout" svg:width="1.589cm" svg:height="1.908cm" svg:x="10.392cm" svg:y="2.545cm">
          <text:p text:style-name="P3"><text:span text:style-name="T1">Kodfkod</text:span></text:p>
          <text:p text:style-name="P3"><text:span text:style-name="T1">Tkdfpk</text:span></text:p>
          <text:p text:style-name="P3"><text:span text:style-name="T1">Okfodk</text:span></text:p>
          <text:p text:style-name="P3"><text:span text:style-name="T1"/></text:p>
          <text:p text:style-name="P3"><text:span text:style-name="T1"/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8" draw:text-style-name="P4" draw:layer="layout" svg:width="1.906cm" svg:height="3.67cm" svg:x="6.584cm" svg:y="4.768cm">
          <draw:text-box>
            <text:p><text:span text:style-name="T2">Sprint</text:span><text:span text:style-name="T2"><text:line-break/></text:span><text:span text:style-name="T2">Planning</text:span></text:p>
          </draw:text-box>
        </draw:frame>
        <draw:frame draw:style-name="gr8" draw:text-style-name="P4" draw:layer="layout" svg:width="1.589cm" svg:height="3.67cm" svg:x="12.936cm" svg:y="4.768cm">
          <draw:text-box>
            <text:p><text:span text:style-name="T2">Daily</text:span><text:span text:style-name="T2"><text:line-break/></text:span><text:span text:style-name="T2">Scrum</text:span></text:p>
          </draw:text-box>
        </draw:frame>
        <draw:frame draw:style-name="gr8" draw:text-style-name="P4" draw:layer="layout" svg:width="1.589cm" svg:height="3.67cm" svg:x="12.934cm" svg:y="10.477cm">
          <draw:text-box>
            <text:p><text:span text:style-name="T2">Sprint</text:span><text:span text:style-name="T2"><text:line-break/></text:span><text:span text:style-name="T2">Review</text:span></text:p>
          </draw:text-box>
        </draw:frame>
        <draw:frame draw:style-name="gr8" draw:text-style-name="P5" draw:layer="layout" svg:width="1.589cm" svg:height="3.67cm" svg:x="6.902cm" svg:y="10.477cm">
          <draw:text-box>
            <text:p><text:span text:style-name="T3">Sprint</text:span><text:span text:style-name="T3"><text:line-break/></text:span><text:span text:style-name="T3">Retro</text:span></text:p>
          </draw:text-box>
        </draw:frame>
        <draw:frame draw:style-name="gr8" draw:text-style-name="P4" draw:layer="layout" svg:width="1.906cm" svg:height="3.67cm" svg:x="3.41cm" svg:y="2.864cm">
          <draw:text-box>
            <text:p><text:span text:style-name="T2">Product</text:span><text:span text:style-name="T2"><text:line-break/></text:span><text:span text:style-name="T2">Backlog</text:span></text:p>
          </draw:text-box>
        </draw:frame>
        <draw:line draw:style-name="gr9" draw:text-style-name="P6" draw:layer="layout" svg:x1="4.997cm" svg:y1="4.133cm" svg:x2="6.267cm" svg:y2="4.451cm">
          <text:p/>
        </draw:line>
        <draw:line draw:style-name="gr10" draw:text-style-name="P6" draw:layer="layout" svg:x1="8.489cm" svg:y1="4.133cm" svg:x2="10.394cm" svg:y2="2.863cm">
          <text:p/>
        </draw:line>
        <draw:line draw:style-name="gr11" draw:text-style-name="P6" draw:layer="layout" svg:x1="11.981cm" svg:y1="5.087cm" svg:x2="11.346cm" svg:y2="4.452cm">
          <text:p/>
        </draw:line>
        <draw:line draw:style-name="gr12" draw:text-style-name="P6" draw:layer="layout" svg:x1="11.981cm" svg:y1="3.497cm" svg:x2="12.934cm" svg:y2="3.815cm">
          <text:p/>
        </draw:line>
        <draw:custom-shape draw:name="1-circle-arrow_4" draw:style-name="gr13" draw:text-style-name="P2" draw:layer="layout" svg:width="1.409cm" svg:height="1.224cm" draw:transform="skewX (0.00157079632679491) rotate (2.92028490443691) translate (5.421cm 6.591cm)">
          <text:p/>
          <draw:enhanced-geometry draw:mirror-horizontal="false" draw:mirror-vertical="false" svg:viewBox="0 0 0 0" draw:text-areas="?f193 ?f195 ?f194 ?f196" draw:type="ooxml-circularArrow" draw:modifiers="12500 1142319 20457681 4636880.50780165 12500" draw:enhanced-path="M ?f60 ?f61 L ?f172 ?f173 ?f54 ?f55 ?f174 ?f175 ?f159 ?f160 Z N" drawooo:enhanced-path="M ?f60 ?f61 G ?f10 ?f12 ?f197 ?f198 L ?f172 ?f173 ?f54 ?f55 ?f174 ?f175 ?f159 ?f160 G ?f13 ?f14 ?f199 ?f200 Z N">
            <draw:equation draw:name="f0" draw:formula="if(0-$4 ,0,if(25000-$4 ,$4 ,25000))"/>
            <draw:equation draw:name="f1" draw:formula="?f0 *2/1"/>
            <draw:equation draw:name="f2" draw:formula="if(0-$0 ,0,if(?f1 -$0 ,$0 ,?f1 ))"/>
            <draw:equation draw:name="f3" draw:formula="if(1-$2 ,1,if(21599999-$2 ,$2 ,21599999))"/>
            <draw:equation draw:name="f4" draw:formula="if(0-$3 ,0,if(21599999-$3 ,$3 ,21599999))"/>
            <draw:equation draw:name="f5" draw:formula="min(logwidth,logheight)"/>
            <draw:equation draw:name="f6" draw:formula="?f5 *?f2 /100000"/>
            <draw:equation draw:name="f7" draw:formula="?f5 *?f0 /100000"/>
            <draw:equation draw:name="f8" draw:formula="?f6 *1/2"/>
            <draw:equation draw:name="f9" draw:formula="logwidth/2"/>
            <draw:equation draw:name="f10" draw:formula="?f9 +?f8 -?f7 "/>
            <draw:equation draw:name="f11" draw:formula="logheight/2"/>
            <draw:equation draw:name="f12" draw:formula="?f11 +?f8 -?f7 "/>
            <draw:equation draw:name="f13" draw:formula="?f10 +0-?f6 "/>
            <draw:equation draw:name="f14" draw:formula="?f12 +0-?f6 "/>
            <draw:equation draw:name="f15" draw:formula="?f13 +?f8 -0"/>
            <draw:equation draw:name="f16" draw:formula="?f14 +?f8 -0"/>
            <draw:equation draw:name="f17" draw:formula="?f15 *sin(pi*(?f3 )/10800000)"/>
            <draw:equation draw:name="f18" draw:formula="?f16 *cos(pi*(?f3 )/10800000)"/>
            <draw:equation draw:name="f19" draw:formula="?f15 *(cos(atan2(?f17 ,?f18 )))"/>
            <draw:equation draw:name="f20" draw:formula="?f16 *(sin(atan2(?f17 ,?f18 )))"/>
            <draw:equation draw:name="f21" draw:formula="logwidth/2"/>
            <draw:equation draw:name="f22" draw:formula="?f21 +?f19 -0"/>
            <draw:equation draw:name="f23" draw:formula="logheight/2"/>
            <draw:equation draw:name="f24" draw:formula="?f23 +?f20 -0"/>
            <draw:equation draw:name="f25" draw:formula="min(?f13 ,?f14 )"/>
            <draw:equation draw:name="f26" draw:formula="?f19 *?f19 /1"/>
            <draw:equation draw:name="f27" draw:formula="?f20 *?f20 /1"/>
            <draw:equation draw:name="f28" draw:formula="?f25 *?f25 /1"/>
            <draw:equation draw:name="f29" draw:formula="?f26 +0-?f28 "/>
            <draw:equation draw:name="f30" draw:formula="?f27 +0-?f28 "/>
            <draw:equation draw:name="f31" draw:formula="?f29 *?f30 /?f26 "/>
            <draw:equation draw:name="f32" draw:formula="?f31 *1/?f27 "/>
            <draw:equation draw:name="f33" draw:formula="1+0-?f32 "/>
            <draw:equation draw:name="f34" draw:formula="sqrt(?f33 )"/>
            <draw:equation draw:name="f35" draw:formula="?f29 *1/?f19 "/>
            <draw:equation draw:name="f36" draw:formula="?f35 *1/?f20 "/>
            <draw:equation draw:name="f37" draw:formula="(1+?f34 )/?f36 "/>
            <draw:equation draw:name="f38" draw:formula="(10800000*atan2(?f37 ,1))/pi"/>
            <draw:equation draw:name="f39" draw:formula="?f38 +21600000-0"/>
            <draw:equation draw:name="f40" draw:formula="if(?f38 ,?f38 ,?f39 )"/>
            <draw:equation draw:name="f41" draw:formula="?f40 +0-?f3 "/>
            <draw:equation draw:name="f42" draw:formula="?f41 +21600000-0"/>
            <draw:equation draw:name="f43" draw:formula="if(?f41 ,?f41 ,?f42 )"/>
            <draw:equation draw:name="f44" draw:formula="?f43 +0-10800000"/>
            <draw:equation draw:name="f45" draw:formula="?f43 +0-21600000"/>
            <draw:equation draw:name="f46" draw:formula="if(?f44 ,?f45 ,?f43 )"/>
            <draw:equation draw:name="f47" draw:formula="abs(?f46 )"/>
            <draw:equation draw:name="f48" draw:formula="if(0-$1 ,0,if(?f47 -$1 ,$1 ,?f47 ))"/>
            <draw:equation draw:name="f49" draw:formula="?f3 +?f48 -0"/>
            <draw:equation draw:name="f50" draw:formula="?f15 *sin(pi*(?f49 )/10800000)"/>
            <draw:equation draw:name="f51" draw:formula="?f16 *cos(pi*(?f49 )/10800000)"/>
            <draw:equation draw:name="f52" draw:formula="?f15 *(cos(atan2(?f50 ,?f51 )))"/>
            <draw:equation draw:name="f53" draw:formula="?f16 *(sin(atan2(?f50 ,?f51 )))"/>
            <draw:equation draw:name="f54" draw:formula="?f21 +?f52 -0"/>
            <draw:equation draw:name="f55" draw:formula="?f23 +?f53 -0"/>
            <draw:equation draw:name="f56" draw:formula="?f10 *sin(pi*(?f4 )/10800000)"/>
            <draw:equation draw:name="f57" draw:formula="?f12 *cos(pi*(?f4 )/10800000)"/>
            <draw:equation draw:name="f58" draw:formula="?f10 *(cos(atan2(?f56 ,?f57 )))"/>
            <draw:equation draw:name="f59" draw:formula="?f12 *(sin(atan2(?f56 ,?f57 )))"/>
            <draw:equation draw:name="f60" draw:formula="?f21 +?f58 -0"/>
            <draw:equation draw:name="f61" draw:formula="?f23 +?f59 -0"/>
            <draw:equation draw:name="f62" draw:formula="?f7 *cos(pi*(?f49 )/10800000)"/>
            <draw:equation draw:name="f63" draw:formula="?f7 *sin(pi*(?f49 )/10800000)"/>
            <draw:equation draw:name="f64" draw:formula="?f22 +?f62 -0"/>
            <draw:equation draw:name="f65" draw:formula="?f24 +?f63 -0"/>
            <draw:equation draw:name="f66" draw:formula="?f7 *cos(pi*(?f49 )/10800000)"/>
            <draw:equation draw:name="f67" draw:formula="?f7 *sin(pi*(?f49 )/10800000)"/>
            <draw:equation draw:name="f68" draw:formula="?f22 +0-?f66 "/>
            <draw:equation draw:name="f69" draw:formula="?f24 +0-?f67 "/>
            <draw:equation draw:name="f70" draw:formula="?f68 +0-?f21 "/>
            <draw:equation draw:name="f71" draw:formula="?f69 +0-?f23 "/>
            <draw:equation draw:name="f72" draw:formula="?f64 +0-?f21 "/>
            <draw:equation draw:name="f73" draw:formula="?f65 +0-?f23 "/>
            <draw:equation draw:name="f74" draw:formula="min(?f10 ,?f12 )"/>
            <draw:equation draw:name="f75" draw:formula="?f70 *?f74 /?f10 "/>
            <draw:equation draw:name="f76" draw:formula="?f71 *?f74 /?f12 "/>
            <draw:equation draw:name="f77" draw:formula="?f72 *?f74 /?f10 "/>
            <draw:equation draw:name="f78" draw:formula="?f73 *?f74 /?f12 "/>
            <draw:equation draw:name="f79" draw:formula="?f77 +0-?f75 "/>
            <draw:equation draw:name="f80" draw:formula="?f78 +0-?f76 "/>
            <draw:equation draw:name="f81" draw:formula="sqrt(?f79 *?f79 +?f80 *?f80 +0*0)"/>
            <draw:equation draw:name="f82" draw:formula="?f75 *?f78 /1"/>
            <draw:equation draw:name="f83" draw:formula="?f77 *?f76 /1"/>
            <draw:equation draw:name="f84" draw:formula="?f82 +0-?f83 "/>
            <draw:equation draw:name="f85" draw:formula="?f74 *?f74 /1"/>
            <draw:equation draw:name="f86" draw:formula="?f81 *?f81 /1"/>
            <draw:equation draw:name="f87" draw:formula="?f85 *?f86 /1"/>
            <draw:equation draw:name="f88" draw:formula="?f84 *?f84 /1"/>
            <draw:equation draw:name="f89" draw:formula="?f87 +0-?f88 "/>
            <draw:equation draw:name="f90" draw:formula="max(?f89 ,0)"/>
            <draw:equation draw:name="f91" draw:formula="sqrt(?f90 )"/>
            <draw:equation draw:name="f92" draw:formula="?f80 *-1/1"/>
            <draw:equation draw:name="f93" draw:formula="if(?f92 ,-1,1)"/>
            <draw:equation draw:name="f94" draw:formula="?f93 *?f79 /1"/>
            <draw:equation draw:name="f95" draw:formula="?f94 *?f91 /1"/>
            <draw:equation draw:name="f96" draw:formula="?f84 *?f80 /1"/>
            <draw:equation draw:name="f97" draw:formula="(?f96 +?f95 )/?f86 "/>
            <draw:equation draw:name="f98" draw:formula="?f96 +0-?f95 "/>
            <draw:equation draw:name="f99" draw:formula="?f98 *1/?f86 "/>
            <draw:equation draw:name="f100" draw:formula="abs(?f80 )"/>
            <draw:equation draw:name="f101" draw:formula="?f100 *?f91 /1"/>
            <draw:equation draw:name="f102" draw:formula="?f84 *?f79 /-1"/>
            <draw:equation draw:name="f103" draw:formula="(?f102 +?f101 )/?f86 "/>
            <draw:equation draw:name="f104" draw:formula="?f102 +0-?f101 "/>
            <draw:equation draw:name="f105" draw:formula="?f104 *1/?f86 "/>
            <draw:equation draw:name="f106" draw:formula="?f77 +0-?f97 "/>
            <draw:equation draw:name="f107" draw:formula="?f77 +0-?f99 "/>
            <draw:equation draw:name="f108" draw:formula="?f78 +0-?f103 "/>
            <draw:equation draw:name="f109" draw:formula="?f78 +0-?f105 "/>
            <draw:equation draw:name="f110" draw:formula="sqrt(?f106 *?f106 +?f108 *?f108 +0*0)"/>
            <draw:equation draw:name="f111" draw:formula="sqrt(?f107 *?f107 +?f109 *?f109 +0*0)"/>
            <draw:equation draw:name="f112" draw:formula="?f111 +0-?f110 "/>
            <draw:equation draw:name="f113" draw:formula="if(?f112 ,?f97 ,?f99 )"/>
            <draw:equation draw:name="f114" draw:formula="if(?f112 ,?f103 ,?f105 )"/>
            <draw:equation draw:name="f115" draw:formula="?f113 *?f10 /?f74 "/>
            <draw:equation draw:name="f116" draw:formula="?f114 *?f12 /?f74 "/>
            <draw:equation draw:name="f117" draw:formula="?f21 +?f115 -0"/>
            <draw:equation draw:name="f118" draw:formula="?f23 +?f116 -0"/>
            <draw:equation draw:name="f119" draw:formula="?f70 *?f25 /?f13 "/>
            <draw:equation draw:name="f120" draw:formula="?f71 *?f25 /?f14 "/>
            <draw:equation draw:name="f121" draw:formula="?f72 *?f25 /?f13 "/>
            <draw:equation draw:name="f122" draw:formula="?f73 *?f25 /?f14 "/>
            <draw:equation draw:name="f123" draw:formula="?f121 +0-?f119 "/>
            <draw:equation draw:name="f124" draw:formula="?f122 +0-?f120 "/>
            <draw:equation draw:name="f125" draw:formula="sqrt(?f123 *?f123 +?f124 *?f124 +0*0)"/>
            <draw:equation draw:name="f126" draw:formula="?f119 *?f122 /1"/>
            <draw:equation draw:name="f127" draw:formula="?f121 *?f120 /1"/>
            <draw:equation draw:name="f128" draw:formula="?f126 +0-?f127 "/>
            <draw:equation draw:name="f129" draw:formula="?f25 *?f25 /1"/>
            <draw:equation draw:name="f130" draw:formula="?f125 *?f125 /1"/>
            <draw:equation draw:name="f131" draw:formula="?f129 *?f130 /1"/>
            <draw:equation draw:name="f132" draw:formula="?f128 *?f128 /1"/>
            <draw:equation draw:name="f133" draw:formula="?f131 +0-?f132 "/>
            <draw:equation draw:name="f134" draw:formula="max(?f133 ,0)"/>
            <draw:equation draw:name="f135" draw:formula="sqrt(?f134 )"/>
            <draw:equation draw:name="f136" draw:formula="?f93 *?f123 /1"/>
            <draw:equation draw:name="f137" draw:formula="?f136 *?f135 /1"/>
            <draw:equation draw:name="f138" draw:formula="?f128 *?f124 /1"/>
            <draw:equation draw:name="f139" draw:formula="(?f138 +?f137 )/?f130 "/>
            <draw:equation draw:name="f140" draw:formula="?f138 +0-?f137 "/>
            <draw:equation draw:name="f141" draw:formula="?f140 *1/?f130 "/>
            <draw:equation draw:name="f142" draw:formula="abs(?f124 )"/>
            <draw:equation draw:name="f143" draw:formula="?f142 *?f135 /1"/>
            <draw:equation draw:name="f144" draw:formula="?f128 *?f123 /-1"/>
            <draw:equation draw:name="f145" draw:formula="(?f144 +?f143 )/?f130 "/>
            <draw:equation draw:name="f146" draw:formula="?f144 +0-?f143 "/>
            <draw:equation draw:name="f147" draw:formula="?f146 *1/?f130 "/>
            <draw:equation draw:name="f148" draw:formula="?f119 +0-?f139 "/>
            <draw:equation draw:name="f149" draw:formula="?f119 +0-?f141 "/>
            <draw:equation draw:name="f150" draw:formula="?f120 +0-?f145 "/>
            <draw:equation draw:name="f151" draw:formula="?f120 +0-?f147 "/>
            <draw:equation draw:name="f152" draw:formula="sqrt(?f148 *?f148 +?f150 *?f150 +0*0)"/>
            <draw:equation draw:name="f153" draw:formula="sqrt(?f149 *?f149 +?f151 *?f151 +0*0)"/>
            <draw:equation draw:name="f154" draw:formula="?f153 +0-?f152 "/>
            <draw:equation draw:name="f155" draw:formula="if(?f154 ,?f139 ,?f141 )"/>
            <draw:equation draw:name="f156" draw:formula="if(?f154 ,?f145 ,?f147 )"/>
            <draw:equation draw:name="f157" draw:formula="?f155 *?f13 /?f25 "/>
            <draw:equation draw:name="f158" draw:formula="?f156 *?f14 /?f25 "/>
            <draw:equation draw:name="f159" draw:formula="?f21 +?f157 -0"/>
            <draw:equation draw:name="f160" draw:formula="?f23 +?f158 -0"/>
            <draw:equation draw:name="f161" draw:formula="(10800000*atan2(?f158 ,?f157 ))/pi"/>
            <draw:equation draw:name="f162" draw:formula="?f161 +21600000-0"/>
            <draw:equation draw:name="f163" draw:formula="if(?f161 ,?f161 ,?f162 )"/>
            <draw:equation draw:name="f164" draw:formula="?f4 +0-?f163 "/>
            <draw:equation draw:name="f165" draw:formula="?f164 +0-21600000"/>
            <draw:equation draw:name="f166" draw:formula="if(?f164 ,?f165 ,?f164 )"/>
            <draw:equation draw:name="f167" draw:formula="?f117 +0-?f159 "/>
            <draw:equation draw:name="f168" draw:formula="?f118 +0-?f160 "/>
            <draw:equation draw:name="f169" draw:formula="sqrt(?f167 *?f167 +?f168 *?f168 +0*0)"/>
            <draw:equation draw:name="f170" draw:formula="?f169 *1/2"/>
            <draw:equation draw:name="f171" draw:formula="?f170 +0-?f7 "/>
            <draw:equation draw:name="f172" draw:formula="if(?f171 ,?f117 ,?f64 )"/>
            <draw:equation draw:name="f173" draw:formula="if(?f171 ,?f118 ,?f65 )"/>
            <draw:equation draw:name="f174" draw:formula="if(?f171 ,?f159 ,?f68 )"/>
            <draw:equation draw:name="f175" draw:formula="if(?f171 ,?f160 ,?f69 )"/>
            <draw:equation draw:name="f176" draw:formula="(10800000*atan2(?f116 ,?f115 ))/pi"/>
            <draw:equation draw:name="f177" draw:formula="?f176 +21600000-0"/>
            <draw:equation draw:name="f178" draw:formula="if(?f176 ,?f176 ,?f177 )"/>
            <draw:equation draw:name="f179" draw:formula="?f178 +0-?f4 "/>
            <draw:equation draw:name="f180" draw:formula="?f179 +21600000-0"/>
            <draw:equation draw:name="f181" draw:formula="if(?f179 ,?f179 ,?f180 )"/>
            <draw:equation draw:name="f182" draw:formula="?f15 *sin(pi*(?f4 )/10800000)"/>
            <draw:equation draw:name="f183" draw:formula="?f16 *cos(pi*(?f4 )/10800000)"/>
            <draw:equation draw:name="f184" draw:formula="?f15 *(cos(atan2(?f182 ,?f183 )))"/>
            <draw:equation draw:name="f185" draw:formula="?f16 *(sin(atan2(?f182 ,?f183 )))"/>
            <draw:equation draw:name="f186" draw:formula="?f21 +?f184 -0"/>
            <draw:equation draw:name="f187" draw:formula="?f23 +?f185 -0"/>
            <draw:equation draw:name="f188" draw:formula="?f4 +0-5400000"/>
            <draw:equation draw:name="f189" draw:formula="?f49 +5400000-0"/>
            <draw:equation draw:name="f190" draw:formula="?f49 +10800000-0"/>
            <draw:equation draw:name="f191" draw:formula="?f10 *cos(pi*(2700000)/10800000)"/>
            <draw:equation draw:name="f192" draw:formula="?f12 *sin(pi*(2700000)/10800000)"/>
            <draw:equation draw:name="f193" draw:formula="?f21 +0-?f191 "/>
            <draw:equation draw:name="f194" draw:formula="?f21 +?f191 -0"/>
            <draw:equation draw:name="f195" draw:formula="?f23 +0-?f192 "/>
            <draw:equation draw:name="f196" draw:formula="?f23 +?f192 -0"/>
            <draw:equation draw:name="f197" draw:formula="(?f4 )/60000.0"/>
            <draw:equation draw:name="f198" draw:formula="(?f181 )/60000.0"/>
            <draw:equation draw:name="f199" draw:formula="(?f163 )/60000.0"/>
            <draw:equation draw:name="f200" draw:formula="(?f166 )/60000.0"/>
            <draw:handle draw:handle-position="?f54 ?f55"/>
            <draw:handle draw:handle-position="?f60 ?f61"/>
            <draw:handle draw:handle-radius-range-minimum="0" draw:handle-position="?f117 ?f118" draw:handle-radius-range-maximum="?f1"/>
            <draw:handle draw:handle-radius-range-minimum="0" draw:handle-position="?f68 ?f69" draw:handle-radius-range-maximum="25000"/>
          </draw:enhanced-geometry>
        </draw:custom-shape>
        <draw:custom-shape draw:style-name="gr14" draw:text-style-name="P3" draw:layer="layout" svg:width="1.589cm" svg:height="1.908cm" svg:x="3.407cm" svg:y="3.814cm">
          <text:p text:style-name="P3"><text:span text:style-name="T1">Tkdfpk</text:span></text:p>
          <text:p text:style-name="P3"><text:span text:style-name="T1">Okfodk</text:span></text:p>
          <text:p text:style-name="P3"><text:span text:style-name="T1">Kodfkod</text:span></text:p>
          <text:p text:style-name="P3"><text:span text:style-name="T1">Kodfkod</text:span></text:p>
          <text:p text:style-name="P3"><text:span text:style-name="T1">Kodfko</text:span></text:p>
          <text:p text:style-name="P3"><text:span text:style-name="T1">Okvfkvo</text:span></text:p>
          <text:p text:style-name="P3"><text:span text:style-name="T1"/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5" draw:text-style-name="P4" draw:layer="layout" svg:width="1.589cm" svg:height="1.1cm" svg:x="4.361cm" svg:y="6.675cm">
          <draw:text-box>
            <text:p><text:span text:style-name="T4">Refinement</text:span></text:p>
          </draw:text-box>
        </draw:frame>
        <draw:frame draw:style-name="gr16" draw:text-style-name="P5" draw:layer="layout" svg:width="1.589cm" svg:height="1.836cm" svg:x="9.759cm" svg:y="9.754cm">
          <draw:text-box>
            <text:p><text:span text:style-name="T3">Sprint</text:span></text:p>
          </draw:text-box>
        </draw:frame>
        <dr3d:scene draw:style-name="gr17" svg:width="2.361cm" svg:height="2.345cm" svg:x="16.288cm" svg:y="7.186cm" dr3d:transform="matrix (0.530318768045093 0.651808268429402 -0.542132811648768 -0.179110626596978 0.7111638632533 0.679827436223837 0.82866240876437 -0.263423500868289 0.493889331218161 -0.146606785896282cm -0.0676203884586609cm 0.154615202584577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8" draw:layer="layout"/>
        </dr3d:scene>
        <draw:frame draw:style-name="gr8" draw:text-style-name="P5" draw:layer="layout" svg:width="1.589cm" svg:height="3.67cm" svg:x="6.902cm" svg:y="10.479cm">
          <draw:text-box>
            <text:p><text:span text:style-name="T3">Sprint</text:span><text:span text:style-name="T3"><text:line-break/></text:span><text:span text:style-name="T3">Retro</text:span></text:p>
          </draw:text-box>
        </draw:frame>
        <draw:frame draw:style-name="gr19" draw:text-style-name="P4" draw:layer="layout" svg:width="2.223cm" svg:height="2.753cm" svg:x="17.061cm" svg:y="9.848cm">
          <draw:text-box>
            <text:p><text:span text:style-name="T2">Increment</text:span></text:p>
          </draw:text-box>
        </draw:frame>
        <draw:frame draw:style-name="gr8" draw:text-style-name="P4" draw:layer="layout" svg:width="1.906cm" svg:height="3.67cm" svg:x="10.396cm" svg:y="1.595cm">
          <draw:text-box>
            <text:p><text:span text:style-name="T2">Sprint</text:span><text:span text:style-name="T2"><text:line-break/></text:span><text:span text:style-name="T2">Backlog</text:span></text:p>
          </draw:text-box>
        </draw:frame>
        <draw:frame draw:style-name="gr20" draw:text-style-name="P4" draw:layer="layout" svg:width="1.589cm" svg:height="1.649cm" svg:x="12.934cm" svg:y="2.229cm">
          <draw:text-box>
            <text:p><text:span text:style-name="T4">Sprint Goal</text:span></text:p>
          </draw:text-box>
        </draw:frame>
        <draw:g draw:name="user-identity">
          <draw:custom-shape draw:style-name="gr21" draw:text-style-name="P7" draw:layer="layout" svg:width="1.273cm" svg:height="1.249cm" svg:x="10.707cm" svg:y="6.378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8" draw:layer="layout" svg:width="0.317cm" svg:height="0.31cm" svg:x="11.186cm" svg:y="6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3" draw:text-style-name="P8" draw:layer="layout" svg:width="0.637cm" svg:height="0.544cm" svg:x="11.026cm" svg:y="7.045cm" draw:kind="arc" draw:start-angle="1.12" draw:end-angle="179.38">
            <text:p/>
          </draw:ellipse>
        </draw:g>
        <draw:g draw:name="user-identity_0">
          <draw:custom-shape draw:style-name="gr24" draw:text-style-name="P7" draw:layer="layout" svg:width="1.274cm" svg:height="1.249cm" svg:x="9.442cm" svg:y="7.942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name="user-identity_1">
          <draw:custom-shape draw:style-name="gr25" draw:text-style-name="P7" draw:layer="layout" svg:width="1.273cm" svg:height="1.249cm" svg:x="10.074cm" svg:y="6.378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8" draw:layer="layout" svg:width="0.317cm" svg:height="0.31cm" svg:x="10.553cm" svg:y="6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7" draw:text-style-name="P8" draw:layer="layout" svg:width="0.637cm" svg:height="0.544cm" svg:x="10.393cm" svg:y="7.045cm" draw:kind="arc" draw:start-angle="1.12" draw:end-angle="179.38">
            <text:p/>
          </draw:ellipse>
        </draw:g>
        <draw:g draw:name="user-identity_2">
          <draw:custom-shape draw:style-name="gr28" draw:text-style-name="P7" draw:layer="layout" svg:width="1.273cm" svg:height="1.246cm" draw:transform="skewX (-0.0792379480405426) rotate (-0.0778416846389469) translate (11.348cm 6.992cm)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8" draw:layer="layout" svg:width="0.318cm" svg:height="0.306cm" draw:transform="skewX (-0.0750491578357562) rotate (-0.0785398163397447) translate (11.825cm 7.34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30" draw:text-style-name="P8" draw:layer="layout" svg:width="0.637cm" svg:height="0.542cm" draw:transform="skewX (-0.0773180858633488) rotate (-0.0769690200129507) translate (11.665cm 7.684cm)" draw:kind="arc" draw:start-angle="1.12" draw:end-angle="179.38">
            <text:p/>
          </draw:ellipse>
        </draw:g>
        <draw:g draw:name="user-identity_3">
          <draw:custom-shape draw:style-name="gr31" draw:text-style-name="P7" draw:layer="layout" svg:width="1.248cm" svg:height="1.114cm" svg:x="11.348cm" svg:y="6.51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8" draw:layer="layout" svg:width="0.313cm" svg:height="0.279cm" svg:x="11.814cm" svg:y="6.7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33" draw:text-style-name="P8" draw:layer="layout" svg:width="0.624cm" svg:height="0.488cm" svg:x="11.659cm" svg:y="7.104cm" draw:kind="arc" draw:start-angle="1.12" draw:end-angle="179.38">
            <text:p/>
          </draw:ellipse>
        </draw:g>
        <draw:g draw:name="user-identity_4">
          <draw:custom-shape draw:style-name="gr34" draw:text-style-name="P7" draw:layer="layout" svg:width="1.273cm" svg:height="1.246cm" draw:transform="skewX (-0.0792379480405426) rotate (-0.0778416846389469) translate (10.713cm 6.916cm)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8" draw:layer="layout" svg:width="0.318cm" svg:height="0.306cm" draw:transform="skewX (-0.0750491578357562) rotate (-0.0785398163397447) translate (11.19cm 7.26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36" draw:text-style-name="P8" draw:layer="layout" svg:width="0.637cm" svg:height="0.542cm" draw:transform="skewX (-0.0773180858633488) rotate (-0.0769690200129507) translate (11.03cm 7.608cm)" draw:kind="arc" draw:start-angle="1.12" draw:end-angle="179.38">
            <text:p/>
          </draw:ellipse>
        </draw:g>
        <draw:g draw:name="user-identity_5">
          <draw:custom-shape draw:style-name="gr37" draw:text-style-name="P7" draw:layer="layout" svg:width="1.273cm" svg:height="1.246cm" draw:transform="skewX (-0.0792379480405426) rotate (-0.0778416846389469) translate (10.076cm 6.916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8" draw:layer="layout" svg:width="0.318cm" svg:height="0.306cm" draw:transform="skewX (-0.0750491578357562) rotate (-0.0785398163397447) translate (10.553cm 7.26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39" draw:text-style-name="P8" draw:layer="layout" svg:width="0.637cm" svg:height="0.542cm" draw:transform="skewX (-0.0773180858633488) rotate (-0.0769690200129507) translate (10.393cm 7.608cm)" draw:kind="arc" draw:start-angle="1.12" draw:end-angle="179.38">
            <text:p/>
          </draw:ellipse>
        </draw:g>
        <draw:g draw:name="user-identity_6">
          <draw:custom-shape draw:style-name="gr40" draw:text-style-name="P7" draw:layer="layout" svg:width="1.273cm" svg:height="1.249cm" svg:x="10.074cm" svg:y="6.378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8" draw:layer="layout" svg:width="0.317cm" svg:height="0.31cm" svg:x="10.553cm" svg:y="6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42" draw:text-style-name="P8" draw:layer="layout" svg:width="0.637cm" svg:height="0.544cm" svg:x="10.393cm" svg:y="7.045cm" draw:kind="arc" draw:start-angle="1.12" draw:end-angle="179.38">
            <text:p/>
          </draw:ellipse>
        </draw:g>
        <draw:g draw:name="user-identity_7">
          <draw:custom-shape draw:style-name="gr43" draw:text-style-name="P7" draw:layer="layout" svg:width="1.273cm" svg:height="1.246cm" draw:transform="skewX (-0.0792379480405426) rotate (-0.0778416846389469) translate (8.49cm 6.599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8" draw:layer="layout" svg:width="0.318cm" svg:height="0.306cm" draw:transform="skewX (-0.0750491578357562) rotate (-0.0785398163397447) translate (8.967cm 6.9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45" draw:text-style-name="P8" draw:layer="layout" svg:width="0.637cm" svg:height="0.542cm" draw:transform="skewX (-0.0773180858633488) rotate (-0.0769690200129507) translate (8.807cm 7.291cm)" draw:kind="arc" draw:start-angle="1.12" draw:end-angle="179.38">
            <text:p/>
          </draw:ellipse>
        </draw:g>
        <draw:g draw:name="user-identity_8">
          <draw:custom-shape draw:style-name="gr46" draw:text-style-name="P7" draw:layer="layout" svg:width="1.273cm" svg:height="1.246cm" draw:transform="skewX (-0.0792379480405426) rotate (-0.0778416846389469) translate (10.713cm 7.942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8" draw:layer="layout" svg:width="0.318cm" svg:height="0.306cm" draw:transform="skewX (-0.0750491578357562) rotate (-0.0785398163397447) translate (11.19cm 8.2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48" draw:text-style-name="P8" draw:layer="layout" svg:width="0.637cm" svg:height="0.542cm" draw:transform="skewX (-0.0773180858633488) rotate (-0.0769690200129507) translate (11.03cm 8.634cm)" draw:kind="arc" draw:start-angle="1.12" draw:end-angle="179.38">
            <text:p/>
          </draw:ellipse>
        </draw:g>
        <draw:g draw:name="user-identity_9">
          <draw:custom-shape draw:style-name="gr49" draw:text-style-name="P7" draw:layer="layout" svg:width="1.273cm" svg:height="1.246cm" draw:transform="skewX (-0.0792379480405426) rotate (-0.0778416846389469) translate (8.49cm 6.599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" draw:text-style-name="P8" draw:layer="layout" svg:width="0.318cm" svg:height="0.306cm" draw:transform="skewX (-0.0750491578357562) rotate (-0.0785398163397447) translate (8.967cm 6.9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51" draw:text-style-name="P8" draw:layer="layout" svg:width="0.637cm" svg:height="0.542cm" draw:transform="skewX (-0.0773180858633488) rotate (-0.0769690200129507) translate (8.807cm 7.291cm)" draw:kind="arc" draw:start-angle="1.12" draw:end-angle="179.38">
            <text:p/>
          </draw:ellipse>
        </draw:g>
        <draw:frame draw:style-name="gr52" draw:text-style-name="P9" draw:layer="layout" svg:width="2.54cm" svg:height="2.947cm" svg:x="13.886cm" svg:y="7.601cm">
          <draw:text-box>
            <text:p><text:span text:style-name="T5">Definition of “Done”</text:span></text:p>
          </draw:text-box>
        </draw:frame>
        <draw:line draw:style-name="gr53" draw:text-style-name="P6" draw:layer="layout" svg:x1="13.25cm" svg:y1="8.58cm" svg:x2="16.425cm" svg:y2="8.263cm">
          <text:p/>
        </draw:line>
        <draw:line draw:style-name="gr54" draw:text-style-name="P6" draw:layer="layout" svg:x1="16.744cm" svg:y1="8.898cm" svg:x2="14.521cm" svg:y2="9.533cm">
          <text:p/>
        </draw:line>
        <draw:frame draw:style-name="gr8" draw:text-style-name="P4" draw:layer="layout" svg:width="1.589cm" svg:height="3.67cm" svg:x="12.936cm" svg:y="4.77cm">
          <draw:text-box>
            <text:p><text:span text:style-name="T2">Daily</text:span><text:span text:style-name="T2"><text:line-break/></text:span><text:span text:style-name="T2">Scrum</text:span></text:p>
          </draw:text-box>
        </draw:frame>
        <draw:frame draw:style-name="gr55" draw:text-style-name="P9" draw:layer="layout" svg:width="1.269cm" svg:height="3.684cm" svg:x="8.49cm" svg:y="7.628cm">
          <draw:text-box>
            <text:p><text:span text:style-name="T5">Product</text:span></text:p>
            <text:p><text:span text:style-name="T5">Owner</text:span></text:p>
          </draw:text-box>
        </draw:frame>
        <draw:frame draw:style-name="gr56" draw:text-style-name="P9" draw:layer="layout" svg:width="1.269cm" svg:height="2.947cm" svg:x="10.711cm" svg:y="8.897cm">
          <draw:text-box>
            <text:p><text:span text:style-name="T5">Scrum</text:span><text:span text:style-name="T5"><text:line-break/></text:span><text:span text:style-name="T5">Master</text:span></text:p>
          </draw:text-box>
        </draw:frame>
        <draw:frame draw:style-name="gr55" draw:text-style-name="P9" draw:layer="layout" svg:width="1.269cm" svg:height="3.684cm" svg:x="10.396cm" svg:y="6.039cm">
          <draw:text-box>
            <text:p><text:span text:style-name="T5">Product</text:span></text:p>
            <text:p><text:span text:style-name="T5">Team</text:span></text:p>
          </draw:text-box>
        </draw:frame>
        <draw:custom-shape draw:style-name="gr57" draw:text-style-name="P3" draw:layer="layout" svg:width="1.272cm" svg:height="1.591cm" svg:x="1.503cm" svg:y="7.942cm">
          <text:p text:style-name="P3"><text:span text:style-name="T1">Tkdfpk</text:span></text:p>
          <text:p text:style-name="P3"><text:span text:style-name="T1">Okfodk</text:span></text:p>
          <text:p text:style-name="P3"><text:span text:style-name="T1">Kodfkod</text:span></text:p>
          <text:p text:style-name="P3"><text:span text:style-name="T1">Kodfkod</text:span></text:p>
          <text:p text:style-name="P3"><text:span text:style-name="T1">Kodfko</text:span></text:p>
          <text:p text:style-name="P3"><text:span text:style-name="T1">Okvfkvo</text:span></text:p>
          <text:p text:style-name="P3"><text:span text:style-name="T1"/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58" draw:text-style-name="P4" draw:layer="layout" svg:width="0.317cm" svg:height="0.919cm" svg:x="3.092cm" svg:y="8.487cm">
          <draw:text-box>
            <text:p><text:span text:style-name="T2">+</text:span></text:p>
          </draw:text-box>
        </draw:frame>
        <dr3d:scene draw:style-name="gr59" svg:width="0.986cm" svg:height="0.973cm" svg:x="3.41cm" svg:y="8.244cm" dr3d:transform="matrix (0.530318768045093 0.651808268429402 -0.542132811648768 -0.179110626596978 0.7111638632533 0.679827436223837 0.82866240876437 -0.263423500868289 0.493889331218161 -0.146606785896282cm -0.0676203884586609cm 0.154615202584577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60" draw:layer="layout"/>
        </dr3d:scene>
        <draw:g draw:name="user-identity_10">
          <draw:custom-shape draw:style-name="gr61" draw:text-style-name="P7" draw:layer="layout" svg:width="0.901cm" svg:height="0.883cm" draw:transform="skewX (-0.0802851455917392) rotate (-0.0778416846389469) translate (1.875cm 9.531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8" draw:layer="layout" svg:width="0.225cm" svg:height="0.218cm" draw:transform="skewX (-0.0823795406941323) rotate (-0.0785398163397446) translate (2.214cm 9.78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63" draw:text-style-name="P8" draw:layer="layout" svg:width="0.45cm" svg:height="0.385cm" draw:transform="skewX (-0.0802851455917392) rotate (-0.07993607974134) translate (2.1cm 10.02cm)" draw:kind="arc" draw:start-angle="1.12" draw:end-angle="179.38">
            <text:p/>
          </draw:ellipse>
        </draw:g>
        <draw:frame draw:style-name="gr58" draw:text-style-name="P4" draw:layer="layout" svg:width="0.317cm" svg:height="0.919cm" svg:x="4.679cm" svg:y="8.487cm">
          <draw:text-box>
            <text:p><text:span text:style-name="T2">=</text:span></text:p>
          </draw:text-box>
        </draw:frame>
        <draw:frame draw:style-name="gr58" draw:text-style-name="P4" draw:layer="layout" svg:width="0.317cm" svg:height="0.919cm" svg:x="3.092cm" svg:y="9.754cm">
          <draw:text-box>
            <text:p><text:span text:style-name="T2">=</text:span></text:p>
          </draw:text-box>
        </draw:frame>
        <draw:frame draw:style-name="gr19" draw:text-style-name="P10" draw:layer="layout" svg:width="2.223cm" svg:height="2.753cm" svg:x="4.996cm" svg:y="8.487cm">
          <draw:text-box>
            <text:p><text:span text:style-name="T2">Artifakte</text:span></text:p>
          </draw:text-box>
        </draw:frame>
        <draw:frame draw:style-name="gr16" draw:text-style-name="P10" draw:layer="layout" svg:width="1.588cm" svg:height="1.836cm" svg:x="3.41cm" svg:y="9.754cm">
          <draw:text-box>
            <text:p><text:span text:style-name="T2">Rollen</text:span></text:p>
          </draw:text-box>
        </draw:frame>
        <draw:custom-shape draw:name="1-circle-arrow_6" draw:style-name="gr64" draw:text-style-name="P1" draw:layer="layout" svg:width="0.922cm" svg:height="0.878cm" draw:transform="rotate (0.0347320521146872) translate (1.821cm 10.879cm)">
          <text:p/>
          <draw:enhanced-geometry draw:mirror-horizontal="false" draw:mirror-vertical="false" svg:viewBox="0 0 0 0" draw:text-areas="?f193 ?f195 ?f194 ?f196" draw:type="ooxml-circularArrow" draw:modifiers="5624.1061534697 28844.2986817658 20684537.9056861 20723688.0158221 16333.7347391376" draw:enhanced-path="M ?f60 ?f61 L ?f172 ?f173 ?f54 ?f55 ?f174 ?f175 ?f159 ?f160 Z N" drawooo:enhanced-path="M ?f60 ?f61 G ?f10 ?f12 ?f197 ?f198 L ?f172 ?f173 ?f54 ?f55 ?f174 ?f175 ?f159 ?f160 G ?f13 ?f14 ?f199 ?f200 Z N">
            <draw:equation draw:name="f0" draw:formula="if(0-$4 ,0,if(25000-$4 ,$4 ,25000))"/>
            <draw:equation draw:name="f1" draw:formula="?f0 *2/1"/>
            <draw:equation draw:name="f2" draw:formula="if(0-$0 ,0,if(?f1 -$0 ,$0 ,?f1 ))"/>
            <draw:equation draw:name="f3" draw:formula="if(1-$2 ,1,if(21599999-$2 ,$2 ,21599999))"/>
            <draw:equation draw:name="f4" draw:formula="if(0-$3 ,0,if(21599999-$3 ,$3 ,21599999))"/>
            <draw:equation draw:name="f5" draw:formula="min(logwidth,logheight)"/>
            <draw:equation draw:name="f6" draw:formula="?f5 *?f2 /100000"/>
            <draw:equation draw:name="f7" draw:formula="?f5 *?f0 /100000"/>
            <draw:equation draw:name="f8" draw:formula="?f6 *1/2"/>
            <draw:equation draw:name="f9" draw:formula="logwidth/2"/>
            <draw:equation draw:name="f10" draw:formula="?f9 +?f8 -?f7 "/>
            <draw:equation draw:name="f11" draw:formula="logheight/2"/>
            <draw:equation draw:name="f12" draw:formula="?f11 +?f8 -?f7 "/>
            <draw:equation draw:name="f13" draw:formula="?f10 +0-?f6 "/>
            <draw:equation draw:name="f14" draw:formula="?f12 +0-?f6 "/>
            <draw:equation draw:name="f15" draw:formula="?f13 +?f8 -0"/>
            <draw:equation draw:name="f16" draw:formula="?f14 +?f8 -0"/>
            <draw:equation draw:name="f17" draw:formula="?f15 *sin(pi*(?f3 )/10800000)"/>
            <draw:equation draw:name="f18" draw:formula="?f16 *cos(pi*(?f3 )/10800000)"/>
            <draw:equation draw:name="f19" draw:formula="?f15 *(cos(atan2(?f17 ,?f18 )))"/>
            <draw:equation draw:name="f20" draw:formula="?f16 *(sin(atan2(?f17 ,?f18 )))"/>
            <draw:equation draw:name="f21" draw:formula="logwidth/2"/>
            <draw:equation draw:name="f22" draw:formula="?f21 +?f19 -0"/>
            <draw:equation draw:name="f23" draw:formula="logheight/2"/>
            <draw:equation draw:name="f24" draw:formula="?f23 +?f20 -0"/>
            <draw:equation draw:name="f25" draw:formula="min(?f13 ,?f14 )"/>
            <draw:equation draw:name="f26" draw:formula="?f19 *?f19 /1"/>
            <draw:equation draw:name="f27" draw:formula="?f20 *?f20 /1"/>
            <draw:equation draw:name="f28" draw:formula="?f25 *?f25 /1"/>
            <draw:equation draw:name="f29" draw:formula="?f26 +0-?f28 "/>
            <draw:equation draw:name="f30" draw:formula="?f27 +0-?f28 "/>
            <draw:equation draw:name="f31" draw:formula="?f29 *?f30 /?f26 "/>
            <draw:equation draw:name="f32" draw:formula="?f31 *1/?f27 "/>
            <draw:equation draw:name="f33" draw:formula="1+0-?f32 "/>
            <draw:equation draw:name="f34" draw:formula="sqrt(?f33 )"/>
            <draw:equation draw:name="f35" draw:formula="?f29 *1/?f19 "/>
            <draw:equation draw:name="f36" draw:formula="?f35 *1/?f20 "/>
            <draw:equation draw:name="f37" draw:formula="(1+?f34 )/?f36 "/>
            <draw:equation draw:name="f38" draw:formula="(10800000*atan2(?f37 ,1))/pi"/>
            <draw:equation draw:name="f39" draw:formula="?f38 +21600000-0"/>
            <draw:equation draw:name="f40" draw:formula="if(?f38 ,?f38 ,?f39 )"/>
            <draw:equation draw:name="f41" draw:formula="?f40 +0-?f3 "/>
            <draw:equation draw:name="f42" draw:formula="?f41 +21600000-0"/>
            <draw:equation draw:name="f43" draw:formula="if(?f41 ,?f41 ,?f42 )"/>
            <draw:equation draw:name="f44" draw:formula="?f43 +0-10800000"/>
            <draw:equation draw:name="f45" draw:formula="?f43 +0-21600000"/>
            <draw:equation draw:name="f46" draw:formula="if(?f44 ,?f45 ,?f43 )"/>
            <draw:equation draw:name="f47" draw:formula="abs(?f46 )"/>
            <draw:equation draw:name="f48" draw:formula="if(0-$1 ,0,if(?f47 -$1 ,$1 ,?f47 ))"/>
            <draw:equation draw:name="f49" draw:formula="?f3 +?f48 -0"/>
            <draw:equation draw:name="f50" draw:formula="?f15 *sin(pi*(?f49 )/10800000)"/>
            <draw:equation draw:name="f51" draw:formula="?f16 *cos(pi*(?f49 )/10800000)"/>
            <draw:equation draw:name="f52" draw:formula="?f15 *(cos(atan2(?f50 ,?f51 )))"/>
            <draw:equation draw:name="f53" draw:formula="?f16 *(sin(atan2(?f50 ,?f51 )))"/>
            <draw:equation draw:name="f54" draw:formula="?f21 +?f52 -0"/>
            <draw:equation draw:name="f55" draw:formula="?f23 +?f53 -0"/>
            <draw:equation draw:name="f56" draw:formula="?f10 *sin(pi*(?f4 )/10800000)"/>
            <draw:equation draw:name="f57" draw:formula="?f12 *cos(pi*(?f4 )/10800000)"/>
            <draw:equation draw:name="f58" draw:formula="?f10 *(cos(atan2(?f56 ,?f57 )))"/>
            <draw:equation draw:name="f59" draw:formula="?f12 *(sin(atan2(?f56 ,?f57 )))"/>
            <draw:equation draw:name="f60" draw:formula="?f21 +?f58 -0"/>
            <draw:equation draw:name="f61" draw:formula="?f23 +?f59 -0"/>
            <draw:equation draw:name="f62" draw:formula="?f7 *cos(pi*(?f49 )/10800000)"/>
            <draw:equation draw:name="f63" draw:formula="?f7 *sin(pi*(?f49 )/10800000)"/>
            <draw:equation draw:name="f64" draw:formula="?f22 +?f62 -0"/>
            <draw:equation draw:name="f65" draw:formula="?f24 +?f63 -0"/>
            <draw:equation draw:name="f66" draw:formula="?f7 *cos(pi*(?f49 )/10800000)"/>
            <draw:equation draw:name="f67" draw:formula="?f7 *sin(pi*(?f49 )/10800000)"/>
            <draw:equation draw:name="f68" draw:formula="?f22 +0-?f66 "/>
            <draw:equation draw:name="f69" draw:formula="?f24 +0-?f67 "/>
            <draw:equation draw:name="f70" draw:formula="?f68 +0-?f21 "/>
            <draw:equation draw:name="f71" draw:formula="?f69 +0-?f23 "/>
            <draw:equation draw:name="f72" draw:formula="?f64 +0-?f21 "/>
            <draw:equation draw:name="f73" draw:formula="?f65 +0-?f23 "/>
            <draw:equation draw:name="f74" draw:formula="min(?f10 ,?f12 )"/>
            <draw:equation draw:name="f75" draw:formula="?f70 *?f74 /?f10 "/>
            <draw:equation draw:name="f76" draw:formula="?f71 *?f74 /?f12 "/>
            <draw:equation draw:name="f77" draw:formula="?f72 *?f74 /?f10 "/>
            <draw:equation draw:name="f78" draw:formula="?f73 *?f74 /?f12 "/>
            <draw:equation draw:name="f79" draw:formula="?f77 +0-?f75 "/>
            <draw:equation draw:name="f80" draw:formula="?f78 +0-?f76 "/>
            <draw:equation draw:name="f81" draw:formula="sqrt(?f79 *?f79 +?f80 *?f80 +0*0)"/>
            <draw:equation draw:name="f82" draw:formula="?f75 *?f78 /1"/>
            <draw:equation draw:name="f83" draw:formula="?f77 *?f76 /1"/>
            <draw:equation draw:name="f84" draw:formula="?f82 +0-?f83 "/>
            <draw:equation draw:name="f85" draw:formula="?f74 *?f74 /1"/>
            <draw:equation draw:name="f86" draw:formula="?f81 *?f81 /1"/>
            <draw:equation draw:name="f87" draw:formula="?f85 *?f86 /1"/>
            <draw:equation draw:name="f88" draw:formula="?f84 *?f84 /1"/>
            <draw:equation draw:name="f89" draw:formula="?f87 +0-?f88 "/>
            <draw:equation draw:name="f90" draw:formula="max(?f89 ,0)"/>
            <draw:equation draw:name="f91" draw:formula="sqrt(?f90 )"/>
            <draw:equation draw:name="f92" draw:formula="?f80 *-1/1"/>
            <draw:equation draw:name="f93" draw:formula="if(?f92 ,-1,1)"/>
            <draw:equation draw:name="f94" draw:formula="?f93 *?f79 /1"/>
            <draw:equation draw:name="f95" draw:formula="?f94 *?f91 /1"/>
            <draw:equation draw:name="f96" draw:formula="?f84 *?f80 /1"/>
            <draw:equation draw:name="f97" draw:formula="(?f96 +?f95 )/?f86 "/>
            <draw:equation draw:name="f98" draw:formula="?f96 +0-?f95 "/>
            <draw:equation draw:name="f99" draw:formula="?f98 *1/?f86 "/>
            <draw:equation draw:name="f100" draw:formula="abs(?f80 )"/>
            <draw:equation draw:name="f101" draw:formula="?f100 *?f91 /1"/>
            <draw:equation draw:name="f102" draw:formula="?f84 *?f79 /-1"/>
            <draw:equation draw:name="f103" draw:formula="(?f102 +?f101 )/?f86 "/>
            <draw:equation draw:name="f104" draw:formula="?f102 +0-?f101 "/>
            <draw:equation draw:name="f105" draw:formula="?f104 *1/?f86 "/>
            <draw:equation draw:name="f106" draw:formula="?f77 +0-?f97 "/>
            <draw:equation draw:name="f107" draw:formula="?f77 +0-?f99 "/>
            <draw:equation draw:name="f108" draw:formula="?f78 +0-?f103 "/>
            <draw:equation draw:name="f109" draw:formula="?f78 +0-?f105 "/>
            <draw:equation draw:name="f110" draw:formula="sqrt(?f106 *?f106 +?f108 *?f108 +0*0)"/>
            <draw:equation draw:name="f111" draw:formula="sqrt(?f107 *?f107 +?f109 *?f109 +0*0)"/>
            <draw:equation draw:name="f112" draw:formula="?f111 +0-?f110 "/>
            <draw:equation draw:name="f113" draw:formula="if(?f112 ,?f97 ,?f99 )"/>
            <draw:equation draw:name="f114" draw:formula="if(?f112 ,?f103 ,?f105 )"/>
            <draw:equation draw:name="f115" draw:formula="?f113 *?f10 /?f74 "/>
            <draw:equation draw:name="f116" draw:formula="?f114 *?f12 /?f74 "/>
            <draw:equation draw:name="f117" draw:formula="?f21 +?f115 -0"/>
            <draw:equation draw:name="f118" draw:formula="?f23 +?f116 -0"/>
            <draw:equation draw:name="f119" draw:formula="?f70 *?f25 /?f13 "/>
            <draw:equation draw:name="f120" draw:formula="?f71 *?f25 /?f14 "/>
            <draw:equation draw:name="f121" draw:formula="?f72 *?f25 /?f13 "/>
            <draw:equation draw:name="f122" draw:formula="?f73 *?f25 /?f14 "/>
            <draw:equation draw:name="f123" draw:formula="?f121 +0-?f119 "/>
            <draw:equation draw:name="f124" draw:formula="?f122 +0-?f120 "/>
            <draw:equation draw:name="f125" draw:formula="sqrt(?f123 *?f123 +?f124 *?f124 +0*0)"/>
            <draw:equation draw:name="f126" draw:formula="?f119 *?f122 /1"/>
            <draw:equation draw:name="f127" draw:formula="?f121 *?f120 /1"/>
            <draw:equation draw:name="f128" draw:formula="?f126 +0-?f127 "/>
            <draw:equation draw:name="f129" draw:formula="?f25 *?f25 /1"/>
            <draw:equation draw:name="f130" draw:formula="?f125 *?f125 /1"/>
            <draw:equation draw:name="f131" draw:formula="?f129 *?f130 /1"/>
            <draw:equation draw:name="f132" draw:formula="?f128 *?f128 /1"/>
            <draw:equation draw:name="f133" draw:formula="?f131 +0-?f132 "/>
            <draw:equation draw:name="f134" draw:formula="max(?f133 ,0)"/>
            <draw:equation draw:name="f135" draw:formula="sqrt(?f134 )"/>
            <draw:equation draw:name="f136" draw:formula="?f93 *?f123 /1"/>
            <draw:equation draw:name="f137" draw:formula="?f136 *?f135 /1"/>
            <draw:equation draw:name="f138" draw:formula="?f128 *?f124 /1"/>
            <draw:equation draw:name="f139" draw:formula="(?f138 +?f137 )/?f130 "/>
            <draw:equation draw:name="f140" draw:formula="?f138 +0-?f137 "/>
            <draw:equation draw:name="f141" draw:formula="?f140 *1/?f130 "/>
            <draw:equation draw:name="f142" draw:formula="abs(?f124 )"/>
            <draw:equation draw:name="f143" draw:formula="?f142 *?f135 /1"/>
            <draw:equation draw:name="f144" draw:formula="?f128 *?f123 /-1"/>
            <draw:equation draw:name="f145" draw:formula="(?f144 +?f143 )/?f130 "/>
            <draw:equation draw:name="f146" draw:formula="?f144 +0-?f143 "/>
            <draw:equation draw:name="f147" draw:formula="?f146 *1/?f130 "/>
            <draw:equation draw:name="f148" draw:formula="?f119 +0-?f139 "/>
            <draw:equation draw:name="f149" draw:formula="?f119 +0-?f141 "/>
            <draw:equation draw:name="f150" draw:formula="?f120 +0-?f145 "/>
            <draw:equation draw:name="f151" draw:formula="?f120 +0-?f147 "/>
            <draw:equation draw:name="f152" draw:formula="sqrt(?f148 *?f148 +?f150 *?f150 +0*0)"/>
            <draw:equation draw:name="f153" draw:formula="sqrt(?f149 *?f149 +?f151 *?f151 +0*0)"/>
            <draw:equation draw:name="f154" draw:formula="?f153 +0-?f152 "/>
            <draw:equation draw:name="f155" draw:formula="if(?f154 ,?f139 ,?f141 )"/>
            <draw:equation draw:name="f156" draw:formula="if(?f154 ,?f145 ,?f147 )"/>
            <draw:equation draw:name="f157" draw:formula="?f155 *?f13 /?f25 "/>
            <draw:equation draw:name="f158" draw:formula="?f156 *?f14 /?f25 "/>
            <draw:equation draw:name="f159" draw:formula="?f21 +?f157 -0"/>
            <draw:equation draw:name="f160" draw:formula="?f23 +?f158 -0"/>
            <draw:equation draw:name="f161" draw:formula="(10800000*atan2(?f158 ,?f157 ))/pi"/>
            <draw:equation draw:name="f162" draw:formula="?f161 +21600000-0"/>
            <draw:equation draw:name="f163" draw:formula="if(?f161 ,?f161 ,?f162 )"/>
            <draw:equation draw:name="f164" draw:formula="?f4 +0-?f163 "/>
            <draw:equation draw:name="f165" draw:formula="?f164 +0-21600000"/>
            <draw:equation draw:name="f166" draw:formula="if(?f164 ,?f165 ,?f164 )"/>
            <draw:equation draw:name="f167" draw:formula="?f117 +0-?f159 "/>
            <draw:equation draw:name="f168" draw:formula="?f118 +0-?f160 "/>
            <draw:equation draw:name="f169" draw:formula="sqrt(?f167 *?f167 +?f168 *?f168 +0*0)"/>
            <draw:equation draw:name="f170" draw:formula="?f169 *1/2"/>
            <draw:equation draw:name="f171" draw:formula="?f170 +0-?f7 "/>
            <draw:equation draw:name="f172" draw:formula="if(?f171 ,?f117 ,?f64 )"/>
            <draw:equation draw:name="f173" draw:formula="if(?f171 ,?f118 ,?f65 )"/>
            <draw:equation draw:name="f174" draw:formula="if(?f171 ,?f159 ,?f68 )"/>
            <draw:equation draw:name="f175" draw:formula="if(?f171 ,?f160 ,?f69 )"/>
            <draw:equation draw:name="f176" draw:formula="(10800000*atan2(?f116 ,?f115 ))/pi"/>
            <draw:equation draw:name="f177" draw:formula="?f176 +21600000-0"/>
            <draw:equation draw:name="f178" draw:formula="if(?f176 ,?f176 ,?f177 )"/>
            <draw:equation draw:name="f179" draw:formula="?f178 +0-?f4 "/>
            <draw:equation draw:name="f180" draw:formula="?f179 +21600000-0"/>
            <draw:equation draw:name="f181" draw:formula="if(?f179 ,?f179 ,?f180 )"/>
            <draw:equation draw:name="f182" draw:formula="?f15 *sin(pi*(?f4 )/10800000)"/>
            <draw:equation draw:name="f183" draw:formula="?f16 *cos(pi*(?f4 )/10800000)"/>
            <draw:equation draw:name="f184" draw:formula="?f15 *(cos(atan2(?f182 ,?f183 )))"/>
            <draw:equation draw:name="f185" draw:formula="?f16 *(sin(atan2(?f182 ,?f183 )))"/>
            <draw:equation draw:name="f186" draw:formula="?f21 +?f184 -0"/>
            <draw:equation draw:name="f187" draw:formula="?f23 +?f185 -0"/>
            <draw:equation draw:name="f188" draw:formula="?f4 +0-5400000"/>
            <draw:equation draw:name="f189" draw:formula="?f49 +5400000-0"/>
            <draw:equation draw:name="f190" draw:formula="?f49 +10800000-0"/>
            <draw:equation draw:name="f191" draw:formula="?f10 *cos(pi*(2700000)/10800000)"/>
            <draw:equation draw:name="f192" draw:formula="?f12 *sin(pi*(2700000)/10800000)"/>
            <draw:equation draw:name="f193" draw:formula="?f21 +0-?f191 "/>
            <draw:equation draw:name="f194" draw:formula="?f21 +?f191 -0"/>
            <draw:equation draw:name="f195" draw:formula="?f23 +0-?f192 "/>
            <draw:equation draw:name="f196" draw:formula="?f23 +?f192 -0"/>
            <draw:equation draw:name="f197" draw:formula="(?f4 )/60000.0"/>
            <draw:equation draw:name="f198" draw:formula="(?f181 )/60000.0"/>
            <draw:equation draw:name="f199" draw:formula="(?f163 )/60000.0"/>
            <draw:equation draw:name="f200" draw:formula="(?f166 )/60000.0"/>
            <draw:handle draw:handle-position="?f54 ?f55"/>
            <draw:handle draw:handle-position="?f60 ?f61"/>
            <draw:handle draw:handle-radius-range-minimum="0" draw:handle-position="?f117 ?f118" draw:handle-radius-range-maximum="?f1"/>
            <draw:handle draw:handle-radius-range-minimum="0" draw:handle-position="?f68 ?f69" draw:handle-radius-range-maximum="25000"/>
          </draw:enhanced-geometry>
        </draw:custom-shape>
        <draw:frame draw:style-name="gr58" draw:text-style-name="P4" draw:layer="layout" svg:width="0.317cm" svg:height="0.919cm" svg:x="3.092cm" svg:y="11.119cm">
          <draw:text-box>
            <text:p><text:span text:style-name="T2">=</text:span></text:p>
          </draw:text-box>
        </draw:frame>
        <draw:frame draw:style-name="gr19" draw:text-style-name="P10" draw:layer="layout" svg:width="2.223cm" svg:height="2.753cm" svg:x="3.41cm" svg:y="11.119cm">
          <draw:text-box>
            <text:p><text:span text:style-name="T2">Ereigniss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Hack3" svg:font-family="Hack" style:font-adornments="Bold" style:font-pitch="fixed"/>
    <style:font-face style:name="Hack4" svg:font-family="Hack" style:font-adornments="Regular" style:font-pitch="fixed"/>
    <style:font-face style:name="Hack2" svg:font-family="Hack" style:font-adornments="Bold" style:font-pitch="variable"/>
    <style:font-face style:name="Hack" svg:font-family="Hack" style:font-family-generic="roman" style:font-pitch="variable"/>
    <style:font-face style:name="Hack1" svg:font-family="Hack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ff8000" draw:gradient-step-count="0" draw:textarea-horizontal-align="justify" fo:padding-top="0.125cm" fo:padding-bottom="0.125cm" fo:padding-left="0.25cm" fo:padding-right="0.25cm" draw:shadow="hidden" draw:shadow-offset-x="0.203cm" draw:shadow-offset-y="0.203cm" draw:shadow-color="#808080" draw:line-distance="0.457cm" draw:guide-overhang="0.051cm" draw:guide-distance="0.051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ff8000" draw:opacity="50%" draw:shadow-color="#000000" draw:shadow-opacity="50%"/>
      <style:paragraph-properties>
        <style:tab-stops/>
      </style:paragraph-properties>
      <style:text-properties style:font-name="Hack3" fo:font-family="Hack" style:font-style-name="Bold" style:font-pitch="fixed" fo:font-size="6pt" fo:font-weight="normal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5-27T11:53:14.288334734</meta:creation-date>
    <dc:date>2021-05-27T22:18:30.405160280</dc:date>
    <meta:editing-duration>PT3H31M49S</meta:editing-duration>
    <meta:editing-cycles>30</meta:editing-cycles>
    <meta:generator>LibreOffice/7.0.4.2$Linux_X86_64 LibreOffice_project/00$Build-2</meta:generator>
    <meta:document-statistic meta:object-count="90"/>
  </office:meta>
</office:document-meta>
</file>